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4"/>
    <style:style style:name="ce3" style:family="table-cell" style:parent-style-name="Default" style:data-style-name="N2"/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SCORE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1295" calcext:value-type="float">
            <text:p>0.881295</text:p>
          </table:table-cell>
          <table:table-cell office:value-type="float" office:value="0.871336" calcext:value-type="float">
            <text:p>0.871336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863728" calcext:value-type="float">
            <text:p>0.86372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4077" calcext:value-type="float">
            <text:p>0.884077</text:p>
          </table:table-cell>
          <table:table-cell office:value-type="float" office:value="0.87125" calcext:value-type="float">
            <text:p>0.87125</text:p>
          </table:table-cell>
          <table:table-cell office:value-type="float" office:value="0.932051" calcext:value-type="float">
            <text:p>0.932051</text:p>
          </table:table-cell>
          <table:table-cell office:value-type="float" office:value="0.867692" calcext:value-type="float">
            <text:p>0.8676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021" calcext:value-type="float">
            <text:p>0.88021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4063" calcext:value-type="float">
            <text:p>0.924063</text:p>
          </table:table-cell>
          <table:table-cell office:value-type="float" office:value="0.863617" calcext:value-type="float">
            <text:p>0.8636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83345" calcext:value-type="float">
            <text:p>0.88334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0438" calcext:value-type="float">
            <text:p>0.920438</text:p>
          </table:table-cell>
          <table:table-cell office:value-type="float" office:value="0.86376" calcext:value-type="float">
            <text:p>0.8637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90212" calcext:value-type="float">
            <text:p>0.9021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6763" calcext:value-type="float">
            <text:p>0.8767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872513" calcext:value-type="float">
            <text:p>0.87251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7691" calcext:value-type="float">
            <text:p>0.86769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0.894841" calcext:value-type="float">
            <text:p>0.89484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621" calcext:value-type="float">
            <text:p>0.87162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5952" calcext:value-type="float">
            <text:p>0.955952</text:p>
          </table:table-cell>
          <table:table-cell office:value-type="float" office:value="0.917807" calcext:value-type="float">
            <text:p>0.917807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3" calcext:value-type="float">
            <text:p>0.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53576" calcext:value-type="float">
            <text:p>0.953576</text:p>
          </table:table-cell>
          <table:table-cell office:value-type="float" office:value="0.910794" calcext:value-type="float">
            <text:p>0.91079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81" calcext:value-type="float">
            <text:p>0.92948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6912" calcext:value-type="float">
            <text:p>0.9269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943351" calcext:value-type="float">
            <text:p>0.943351</text:p>
          </table:table-cell>
          <table:table-cell office:value-type="float" office:value="0.910113" calcext:value-type="float">
            <text:p>0.910113</text:p>
          </table:table-cell>
          <table:table-cell office:value-type="float" office:value="0.864103" calcext:value-type="float">
            <text:p>0.864103</text:p>
          </table:table-cell>
          <table:table-cell office:value-type="float" office:value="0.926055" calcext:value-type="float">
            <text:p>0.9260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55303" calcext:value-type="float">
            <text:p>0.8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125" calcext:value-type="float">
            <text:p>0.125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79931" calcext:value-type="float">
            <text:p>0.6799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n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649128" calcext:value-type="float">
            <text:p>0.6491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1" calcext:value-type="float">
            <text:p>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590779" calcext:value-type="float">
            <text:p>0.59077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1" calcext:value-type="float">
            <text:p>1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2424" calcext:value-type="float">
            <text:p>0.9424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59167" calcext:value-type="float">
            <text:p>0.459167</text:p>
          </table:table-cell>
          <table:table-cell office:value-type="float" office:value="0.930147" calcext:value-type="float">
            <text:p>0.9301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91263" calcext:value-type="float">
            <text:p>0.912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906061" calcext:value-type="float">
            <text:p>0.90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58592" calcext:value-type="float">
            <text:p>0.858592</text:p>
          </table:table-cell>
          <table:table-cell office:value-type="float" office:value="0.845397" calcext:value-type="float">
            <text:p>0.845397</text:p>
          </table:table-cell>
          <table:table-cell office:value-type="float" office:value="0.901587" calcext:value-type="float">
            <text:p>0.901587</text:p>
          </table:table-cell>
          <table:table-cell office:value-type="float" office:value="0.831084" calcext:value-type="float">
            <text:p>0.8310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5939" calcext:value-type="float">
            <text:p>0.865939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01361" calcext:value-type="float">
            <text:p>0.901361</text:p>
          </table:table-cell>
          <table:table-cell office:value-type="float" office:value="0.84049" calcext:value-type="float">
            <text:p>0.8404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61693" calcext:value-type="float">
            <text:p>0.861693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35787" calcext:value-type="float">
            <text:p>0.8357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95" calcext:value-type="float">
            <text:p>0.873095</text:p>
          </table:table-cell>
          <table:table-cell office:value-type="float" office:value="0.972515" calcext:value-type="float">
            <text:p>0.972515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918563" calcext:value-type="float">
            <text:p>0.9185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7307" calcext:value-type="float">
            <text:p>0.87307</text:p>
          </table:table-cell>
          <table:table-cell office:value-type="float" office:value="0.967868" calcext:value-type="float">
            <text:p>0.96786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6085" calcext:value-type="float">
            <text:p>0.9160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787179" calcext:value-type="float">
            <text:p>0.7871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18068" calcext:value-type="float">
            <text:p>0.518068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72781" calcext:value-type="float">
            <text:p>0.77278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45254" calcext:value-type="float">
            <text:p>0.845254</text:p>
          </table:table-cell>
          <table:table-cell office:value-type="float" office:value="0.899405" calcext:value-type="float">
            <text:p>0.899405</text:p>
          </table:table-cell>
          <table:table-cell office:value-type="float" office:value="0.769697" calcext:value-type="float">
            <text:p>0.769697</text:p>
          </table:table-cell>
          <table:table-cell office:value-type="float" office:value="0.868108" calcext:value-type="float">
            <text:p>0.8681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" calcext:value-type="float">
            <text:p>0.57</text:p>
          </table:table-cell>
          <table:table-cell office:value-type="float" office:value="0.759375" calcext:value-type="float">
            <text:p>0.759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884518" calcext:value-type="float">
            <text:p>0.884518</text:p>
          </table:table-cell>
          <table:table-cell office:value-type="float" office:value="0.720588" calcext:value-type="float">
            <text:p>0.720588</text:p>
          </table:table-cell>
          <table:table-cell office:value-type="float" office:value="0.83623" calcext:value-type="float">
            <text:p>0.8362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71" calcext:value-type="float">
            <text:p>0.737571</text:p>
          </table:table-cell>
          <table:table-cell office:value-type="float" office:value="0.723121" calcext:value-type="float">
            <text:p>0.723121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728545" calcext:value-type="float">
            <text:p>0.72854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41734" calcext:value-type="float">
            <text:p>0.741734</text:p>
          </table:table-cell>
          <table:table-cell office:value-type="float" office:value="0.718392" calcext:value-type="float">
            <text:p>0.718392</text:p>
          </table:table-cell>
          <table:table-cell office:value-type="float" office:value="0.57" calcext:value-type="float">
            <text:p>0.57</text:p>
          </table:table-cell>
          <table:table-cell office:value-type="float" office:value="0.724906" calcext:value-type="float">
            <text:p>0.72490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481786" calcext:value-type="float">
            <text:p>0.481786</text:p>
          </table:table-cell>
          <table:table-cell office:value-type="float" office:value="0.927941" calcext:value-type="float">
            <text:p>0.9279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27273" calcext:value-type="float">
            <text:p>0.927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3963" calcext:value-type="float">
            <text:p>0.883963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3014" calcext:value-type="float">
            <text:p>0.87301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86005" calcext:value-type="float">
            <text:p>0.88600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0479" calcext:value-type="float">
            <text:p>0.8704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866508" calcext:value-type="float">
            <text:p>0.866508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62941" calcext:value-type="float">
            <text:p>0.86294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910813" calcext:value-type="float">
            <text:p>0.9108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87144" calcext:value-type="float">
            <text:p>0.8871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612" calcext:value-type="float">
            <text:p>0.919612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863" calcext:value-type="float">
            <text:p>0.9328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48131" calcext:value-type="float">
            <text:p>0.948131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2018" calcext:value-type="float">
            <text:p>0.9320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748" calcext:value-type="float">
            <text:p>0.53748</text:p>
          </table:table-cell>
          <table:table-cell office:value-type="float" office:value="0.81375" calcext:value-type="float">
            <text:p>0.81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30833" calcext:value-type="float">
            <text:p>0.530833</text:p>
          </table:table-cell>
          <table:table-cell office:value-type="float" office:value="0.811538" calcext:value-type="float">
            <text:p>0.811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94562" calcext:value-type="float">
            <text:p>0.794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06419" calcext:value-type="float">
            <text:p>0.806419</text:p>
          </table:table-cell>
          <table:table-cell office:value-type="float" office:value="0.864039" calcext:value-type="float">
            <text:p>0.864039</text:p>
          </table:table-cell>
          <table:table-cell office:value-type="float" office:value="0.711765" calcext:value-type="float">
            <text:p>0.711765</text:p>
          </table:table-cell>
          <table:table-cell office:value-type="float" office:value="0.831355" calcext:value-type="float">
            <text:p>0.8313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816127" calcext:value-type="float">
            <text:p>0.816127</text:p>
          </table:table-cell>
          <table:table-cell office:value-type="float" office:value="0.853291" calcext:value-type="float">
            <text:p>0.853291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827846" calcext:value-type="float">
            <text:p>0.8278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7594" calcext:value-type="float">
            <text:p>0.737594</text:p>
          </table:table-cell>
          <table:table-cell office:value-type="float" office:value="0.81821" calcext:value-type="float">
            <text:p>0.8182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69338" calcext:value-type="float">
            <text:p>0.7693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0.730198" calcext:value-type="float">
            <text:p>0.730198</text:p>
          </table:table-cell>
          <table:table-cell office:value-type="float" office:value="0.811232" calcext:value-type="float">
            <text:p>0.811232</text:p>
          </table:table-cell>
          <table:table-cell office:value-type="float" office:value="0.623077" calcext:value-type="float">
            <text:p>0.623077</text:p>
          </table:table-cell>
          <table:table-cell office:value-type="float" office:value="0.766851" calcext:value-type="float">
            <text:p>0.7668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499286" calcext:value-type="float">
            <text:p>0.499286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585" calcext:value-type="float">
            <text:p>0.9295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3508" calcext:value-type="float">
            <text:p>0.9235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3929" calcext:value-type="float">
            <text:p>0.863929</text:p>
          </table:table-cell>
          <table:table-cell office:value-type="float" office:value="0.867156" calcext:value-type="float">
            <text:p>0.867156</text:p>
          </table:table-cell>
          <table:table-cell office:value-type="float" office:value="0.907937" calcext:value-type="float">
            <text:p>0.907937</text:p>
          </table:table-cell>
          <table:table-cell office:value-type="float" office:value="0.857843" calcext:value-type="float">
            <text:p>0.85784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7749" calcext:value-type="float">
            <text:p>0.877749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0.862063" calcext:value-type="float">
            <text:p>0.8620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9775" calcext:value-type="float">
            <text:p>0.86977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56642" calcext:value-type="float">
            <text:p>0.8566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2767" calcext:value-type="float">
            <text:p>0.732767</text:p>
          </table:table-cell>
          <table:table-cell office:value-type="float" office:value="0.660336" calcext:value-type="float">
            <text:p>0.660336</text:p>
          </table:table-cell>
          <table:table-cell office:value-type="float" office:value="0.86375" calcext:value-type="float">
            <text:p>0.863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32752" calcext:value-type="float">
            <text:p>0.932752</text:p>
          </table:table-cell>
          <table:table-cell office:value-type="float" office:value="0.918448" calcext:value-type="float">
            <text:p>0.918448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24051" calcext:value-type="float">
            <text:p>0.9240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19584" calcext:value-type="float">
            <text:p>0.719584</text:p>
          </table:table-cell>
          <table:table-cell office:value-type="float" office:value="0.654167" calcext:value-type="float">
            <text:p>0.654167</text:p>
          </table:table-cell>
          <table:table-cell office:value-type="float" office:value="0.858974" calcext:value-type="float">
            <text:p>0.85897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28312" calcext:value-type="float">
            <text:p>0.928312</text:p>
          </table:table-cell>
          <table:table-cell office:value-type="float" office:value="0.918784" calcext:value-type="float">
            <text:p>0.91878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21953" calcext:value-type="float">
            <text:p>0.9219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28606" calcext:value-type="float">
            <text:p>0.728606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50953" calcext:value-type="float">
            <text:p>0.8509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48875" calcext:value-type="float">
            <text:p>0.848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63964" calcext:value-type="float">
            <text:p>0.863964</text:p>
          </table:table-cell>
          <table:table-cell office:value-type="float" office:value="0.921188" calcext:value-type="float">
            <text:p>0.92118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692" calcext:value-type="float">
            <text:p>0.8896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16968" calcext:value-type="float">
            <text:p>0.816968</text:p>
          </table:table-cell>
          <table:table-cell office:value-type="float" office:value="0.918591" calcext:value-type="float">
            <text:p>0.91859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869" calcext:value-type="float">
            <text:p>0.8638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7793" calcext:value-type="float">
            <text:p>0.787793</text:p>
          </table:table-cell>
          <table:table-cell office:value-type="float" office:value="0.902593" calcext:value-type="float">
            <text:p>0.90259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839771" calcext:value-type="float">
            <text:p>0.8397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894231" calcext:value-type="float">
            <text:p>0.894231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338" calcext:value-type="float">
            <text:p>0.833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9242" calcext:value-type="float">
            <text:p>0.94924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52756" calcext:value-type="float">
            <text:p>0.52756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28893" calcext:value-type="float">
            <text:p>0.9288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919008" calcext:value-type="float">
            <text:p>0.91900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64008" calcext:value-type="float">
            <text:p>0.864008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6053" calcext:value-type="float">
            <text:p>0.8460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854537" calcext:value-type="float">
            <text:p>0.854537</text:p>
          </table:table-cell>
          <table:table-cell office:value-type="float" office:value="0.857302" calcext:value-type="float">
            <text:p>0.857302</text:p>
          </table:table-cell>
          <table:table-cell office:value-type="float" office:value="0.898413" calcext:value-type="float">
            <text:p>0.898413</text:p>
          </table:table-cell>
          <table:table-cell office:value-type="float" office:value="0.840194" calcext:value-type="float">
            <text:p>0.8401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871192" calcext:value-type="float">
            <text:p>0.87119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7506" calcext:value-type="float">
            <text:p>0.897506</text:p>
          </table:table-cell>
          <table:table-cell office:value-type="float" office:value="0.844391" calcext:value-type="float">
            <text:p>0.8443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87875" calcext:value-type="float">
            <text:p>0.8787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731636" calcext:value-type="float">
            <text:p>0.731636</text:p>
          </table:table-cell>
          <table:table-cell office:value-type="float" office:value="0.680417" calcext:value-type="float">
            <text:p>0.680417</text:p>
          </table:table-cell>
          <table:table-cell office:value-type="float" office:value="0.876923" calcext:value-type="float">
            <text:p>0.87692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0.756601" calcext:value-type="float">
            <text:p>0.756601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73504" calcext:value-type="float">
            <text:p>0.87350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9938" calcext:value-type="float">
            <text:p>0.8699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2321" calcext:value-type="float">
            <text:p>0.912321</text:p>
          </table:table-cell>
          <table:table-cell office:value-type="float" office:value="0.922076" calcext:value-type="float">
            <text:p>0.922076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836" calcext:value-type="float">
            <text:p>0.9158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913496" calcext:value-type="float">
            <text:p>0.913496</text:p>
          </table:table-cell>
          <table:table-cell office:value-type="float" office:value="0.922802" calcext:value-type="float">
            <text:p>0.92280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649" calcext:value-type="float">
            <text:p>0.9156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54454" calcext:value-type="float">
            <text:p>0.854454</text:p>
          </table:table-cell>
          <table:table-cell office:value-type="float" office:value="0.923644" calcext:value-type="float">
            <text:p>0.923644</text:p>
          </table:table-cell>
          <table:table-cell office:value-type="float" office:value="0.79697" calcext:value-type="float">
            <text:p>0.79697</text:p>
          </table:table-cell>
          <table:table-cell office:value-type="float" office:value="0.886251" calcext:value-type="float">
            <text:p>0.8862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8543" calcext:value-type="float">
            <text:p>0.828543</text:p>
          </table:table-cell>
          <table:table-cell office:value-type="float" office:value="0.909533" calcext:value-type="float">
            <text:p>0.909533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651" calcext:value-type="float">
            <text:p>0.8656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37857" calcext:value-type="float">
            <text:p>0.837857</text:p>
          </table:table-cell>
          <table:table-cell office:value-type="float" office:value="0.889927" calcext:value-type="float">
            <text:p>0.889927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860033" calcext:value-type="float">
            <text:p>0.8600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0.827818" calcext:value-type="float">
            <text:p>0.827818</text:p>
          </table:table-cell>
          <table:table-cell office:value-type="float" office:value="0.893558" calcext:value-type="float">
            <text:p>0.893558</text:p>
          </table:table-cell>
          <table:table-cell office:value-type="float" office:value="0.753846" calcext:value-type="float">
            <text:p>0.753846</text:p>
          </table:table-cell>
          <table:table-cell office:value-type="float" office:value="0.858035" calcext:value-type="float">
            <text:p>0.85803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061" calcext:value-type="float">
            <text:p>0.9560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500417" calcext:value-type="float">
            <text:p>0.500417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27076" calcext:value-type="float">
            <text:p>0.9270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2562" calcext:value-type="float">
            <text:p>0.9256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99802" calcext:value-type="float">
            <text:p>0.8998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9" calcext:value-type="float">
            <text:p>0.885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0151" calcext:value-type="float">
            <text:p>0.90015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" calcext:value-type="float">
            <text:p>0.880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5317" calcext:value-type="float">
            <text:p>0.885317</text:p>
          </table:table-cell>
          <table:table-cell office:value-type="float" office:value="0.884101" calcext:value-type="float">
            <text:p>0.884101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4893" calcext:value-type="float">
            <text:p>0.87489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052" calcext:value-type="float">
            <text:p>0.949052</text:p>
          </table:table-cell>
          <table:table-cell office:value-type="float" office:value="0.930238" calcext:value-type="float">
            <text:p>0.93023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49281" calcext:value-type="float">
            <text:p>0.949281</text:p>
          </table:table-cell>
          <table:table-cell office:value-type="float" office:value="0.925639" calcext:value-type="float">
            <text:p>0.925639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566" calcext:value-type="float">
            <text:p>0.93556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14048" calcext:value-type="float">
            <text:p>0.814048</text:p>
          </table:table-cell>
          <table:table-cell office:value-type="float" office:value="0.748337" calcext:value-type="float">
            <text:p>0.748337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0.75496" calcext:value-type="float">
            <text:p>0.7549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20742" calcext:value-type="float">
            <text:p>0.820742</text:p>
          </table:table-cell>
          <table:table-cell office:value-type="float" office:value="0.725" calcext:value-type="float">
            <text:p>0.725</text:p>
          </table:table-cell>
          <table:table-cell office:value-type="float" office:value="0.873077" calcext:value-type="float">
            <text:p>0.873077</text:p>
          </table:table-cell>
          <table:table-cell office:value-type="float" office:value="0.743092" calcext:value-type="float">
            <text:p>0.7430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185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7331" calcext:value-type="float">
            <text:p>0.857331</text:p>
          </table:table-cell>
          <table:table-cell office:value-type="float" office:value="0.743974" calcext:value-type="float">
            <text:p>0.74397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93036" calcext:value-type="float">
            <text:p>0.793036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49875" calcext:value-type="float">
            <text:p>0.849875</text:p>
          </table:table-cell>
          <table:table-cell office:value-type="float" office:value="0.747675" calcext:value-type="float">
            <text:p>0.7476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93838" calcext:value-type="float">
            <text:p>0.893838</text:p>
          </table:table-cell>
          <table:table-cell office:value-type="float" office:value="0.911714" calcext:value-type="float">
            <text:p>0.911714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0.901536" calcext:value-type="float">
            <text:p>0.9015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34783" calcext:value-type="float">
            <text:p>0.834783</text:p>
          </table:table-cell>
          <table:table-cell office:value-type="float" office:value="0.907359" calcext:value-type="float">
            <text:p>0.907359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8029" calcext:value-type="float">
            <text:p>0.8680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307" calcext:value-type="float">
            <text:p>0.844307</text:p>
          </table:table-cell>
          <table:table-cell office:value-type="float" office:value="0.871439" calcext:value-type="float">
            <text:p>0.871439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54704" calcext:value-type="float">
            <text:p>0.85470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44024" calcext:value-type="float">
            <text:p>0.844024</text:p>
          </table:table-cell>
          <table:table-cell office:value-type="float" office:value="0.866581" calcext:value-type="float">
            <text:p>0.866581</text:p>
          </table:table-cell>
          <table:table-cell office:value-type="float" office:value="0.746154" calcext:value-type="float">
            <text:p>0.746154</text:p>
          </table:table-cell>
          <table:table-cell office:value-type="float" office:value="0.854018" calcext:value-type="float">
            <text:p>0.8540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7576" calcext:value-type="float">
            <text:p>0.9575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623155" calcext:value-type="float">
            <text:p>0.623155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0657" calcext:value-type="float">
            <text:p>0.94065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29844" calcext:value-type="float">
            <text:p>0.92984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902659" calcext:value-type="float">
            <text:p>0.90265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8269" calcext:value-type="float">
            <text:p>0.888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89563" calcext:value-type="float">
            <text:p>0.889563</text:p>
          </table:table-cell>
          <table:table-cell office:value-type="float" office:value="0.893638" calcext:value-type="float">
            <text:p>0.8936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4703" calcext:value-type="float">
            <text:p>0.88470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99558" calcext:value-type="float">
            <text:p>0.89955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85" calcext:value-type="float">
            <text:p>0.92585</text:p>
          </table:table-cell>
          <table:table-cell office:value-type="float" office:value="0.88811" calcext:value-type="float">
            <text:p>0.888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2786" calcext:value-type="float">
            <text:p>0.852786</text:p>
          </table:table-cell>
          <table:table-cell office:value-type="float" office:value="0.807917" calcext:value-type="float">
            <text:p>0.80791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16289" calcext:value-type="float">
            <text:p>0.81628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854463" calcext:value-type="float">
            <text:p>0.854463</text:p>
          </table:table-cell>
          <table:table-cell office:value-type="float" office:value="0.825113" calcext:value-type="float">
            <text:p>0.825113</text:p>
          </table:table-cell>
          <table:table-cell office:value-type="float" office:value="0.91125" calcext:value-type="float">
            <text:p>0.91125</text:p>
          </table:table-cell>
          <table:table-cell office:value-type="float" office:value="0.825334" calcext:value-type="float">
            <text:p>0.82533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409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4602" calcext:value-type="float">
            <text:p>0.904602</text:p>
          </table:table-cell>
          <table:table-cell office:value-type="float" office:value="0.823786" calcext:value-type="float">
            <text:p>0.8237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9969" calcext:value-type="float">
            <text:p>0.84996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22681" calcext:value-type="float">
            <text:p>0.82268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26086" calcext:value-type="float">
            <text:p>0.926086</text:p>
          </table:table-cell>
          <table:table-cell office:value-type="float" office:value="0.959419" calcext:value-type="float">
            <text:p>0.95941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114" calcext:value-type="float">
            <text:p>0.94111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19841" calcext:value-type="float">
            <text:p>0.919841</text:p>
          </table:table-cell>
          <table:table-cell office:value-type="float" office:value="0.962434" calcext:value-type="float">
            <text:p>0.96243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557" calcext:value-type="float">
            <text:p>0.93955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754" calcext:value-type="float">
            <text:p>0.904754</text:p>
          </table:table-cell>
          <table:table-cell office:value-type="float" office:value="0.910953" calcext:value-type="float">
            <text:p>0.910953</text:p>
          </table:table-cell>
          <table:table-cell office:value-type="float" office:value="0.830303" calcext:value-type="float">
            <text:p>0.830303</text:p>
          </table:table-cell>
          <table:table-cell office:value-type="float" office:value="0.906353" calcext:value-type="float">
            <text:p>0.9063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7399" calcext:value-type="float">
            <text:p>0.907399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625" calcext:value-type="float">
            <text:p>0.90362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904881" calcext:value-type="float">
            <text:p>0.904881</text:p>
          </table:table-cell>
          <table:table-cell office:value-type="float" office:value="0.902713" calcext:value-type="float">
            <text:p>0.90271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902011" calcext:value-type="float">
            <text:p>0.9020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88131" calcext:value-type="float">
            <text:p>0.88131</text:p>
          </table:table-cell>
          <table:table-cell office:value-type="float" office:value="0.901489" calcext:value-type="float">
            <text:p>0.90148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90163" calcext:value-type="float">
            <text:p>0.89016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4545" calcext:value-type="float">
            <text:p>0.9545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494226" calcext:value-type="float">
            <text:p>0.494226</text:p>
          </table:table-cell>
          <table:table-cell office:value-type="float" office:value="0.944118" calcext:value-type="float">
            <text:p>0.9441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936332" calcext:value-type="float">
            <text:p>0.93633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" calcext:value-type="float">
            <text:p>0.9</text:p>
          </table:table-cell>
          <table:table-cell office:value-type="float" office:value="0.935601" calcext:value-type="float">
            <text:p>0.935601</text:p>
          </table:table-cell>
          <table:table-cell office:value-type="float" office:value="0.898774" calcext:value-type="float">
            <text:p>0.8987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10714" calcext:value-type="float">
            <text:p>0.91071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371" calcext:value-type="float">
            <text:p>0.8973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897804" calcext:value-type="float">
            <text:p>0.89780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0536" calcext:value-type="float">
            <text:p>0.8905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31956" calcext:value-type="float">
            <text:p>0.9319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013" calcext:value-type="float">
            <text:p>0.85013</text:p>
          </table:table-cell>
          <table:table-cell office:value-type="float" office:value="0.823963" calcext:value-type="float">
            <text:p>0.823963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4192" calcext:value-type="float">
            <text:p>0.8241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58559" calcext:value-type="float">
            <text:p>0.858559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4375" calcext:value-type="float">
            <text:p>0.8243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39993" calcext:value-type="float">
            <text:p>0.83999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894" calcext:value-type="float">
            <text:p>0.8208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79474" calcext:value-type="float">
            <text:p>0.979474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6905" calcext:value-type="float">
            <text:p>0.916905</text:p>
          </table:table-cell>
          <table:table-cell office:value-type="float" office:value="0.978626" calcext:value-type="float">
            <text:p>0.978626</text:p>
          </table:table-cell>
          <table:table-cell office:value-type="float" office:value="0.9" calcext:value-type="float">
            <text:p>0.9</text:p>
          </table:table-cell>
          <table:table-cell office:value-type="float" office:value="0.946499" calcext:value-type="float">
            <text:p>0.9464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4637" calcext:value-type="float">
            <text:p>0.8463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687" calcext:value-type="float">
            <text:p>0.899687</text:p>
          </table:table-cell>
          <table:table-cell office:value-type="float" office:value="0.82421" calcext:value-type="float">
            <text:p>0.824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9633" calcext:value-type="float">
            <text:p>0.889633</text:p>
          </table:table-cell>
          <table:table-cell office:value-type="float" office:value="0.919517" calcext:value-type="float">
            <text:p>0.91951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3226" calcext:value-type="float">
            <text:p>0.9032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91903" calcext:value-type="float">
            <text:p>0.91903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554" calcext:value-type="float">
            <text:p>0.9015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86387" calcext:value-type="float">
            <text:p>0.886387</text:p>
          </table:table-cell>
          <table:table-cell office:value-type="float" office:value="0.916657" calcext:value-type="float">
            <text:p>0.91665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99575" calcext:value-type="float">
            <text:p>0.8995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34942" calcext:value-type="float">
            <text:p>0.834942</text:p>
          </table:table-cell>
          <table:table-cell office:value-type="float" office:value="0.91631" calcext:value-type="float">
            <text:p>0.91631</text:p>
          </table:table-cell>
          <table:table-cell office:value-type="float" office:value="0.776471" calcext:value-type="float">
            <text:p>0.776471</text:p>
          </table:table-cell>
          <table:table-cell office:value-type="float" office:value="0.872717" calcext:value-type="float">
            <text:p>0.8727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6818" calcext:value-type="float">
            <text:p>0.95681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561071" calcext:value-type="float">
            <text:p>0.561071</text:p>
          </table:table-cell>
          <table:table-cell office:value-type="float" office:value="0.946324" calcext:value-type="float">
            <text:p>0.946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937803" calcext:value-type="float">
            <text:p>0.9378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n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35445" calcext:value-type="float">
            <text:p>0.9354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672" calcext:value-type="float">
            <text:p>0.90672</text:p>
          </table:table-cell>
          <table:table-cell office:value-type="float" office:value="0.910899" calcext:value-type="float">
            <text:p>0.91089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1081" calcext:value-type="float">
            <text:p>0.90108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15042" calcext:value-type="float">
            <text:p>0.915042</text:p>
          </table:table-cell>
          <table:table-cell office:value-type="float" office:value="0.9" calcext:value-type="float">
            <text:p>0.9</text:p>
          </table:table-cell>
          <table:table-cell office:value-type="float" office:value="0.929025" calcext:value-type="float">
            <text:p>0.929025</text:p>
          </table:table-cell>
          <table:table-cell office:value-type="float" office:value="0.899835" calcext:value-type="float">
            <text:p>0.89983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8064" calcext:value-type="float">
            <text:p>0.88064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5525" calcext:value-type="float">
            <text:p>0.85552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901468" calcext:value-type="float">
            <text:p>0.9014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653" calcext:value-type="float">
            <text:p>0.886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865101" calcext:value-type="float">
            <text:p>0.865101</text:p>
          </table:table-cell>
          <table:table-cell office:value-type="float" office:value="0.841327" calcext:value-type="float">
            <text:p>0.841327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743" calcext:value-type="float">
            <text:p>0.8437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7561" calcext:value-type="float">
            <text:p>0.867561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18606" calcext:value-type="float">
            <text:p>0.918606</text:p>
          </table:table-cell>
          <table:table-cell office:value-type="float" office:value="0.852143" calcext:value-type="float">
            <text:p>0.8521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0.863824" calcext:value-type="float">
            <text:p>0.863824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938" calcext:value-type="float">
            <text:p>0.913938</text:p>
          </table:table-cell>
          <table:table-cell office:value-type="float" office:value="0.8462" calcext:value-type="float">
            <text:p>0.84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4281" calcext:value-type="float">
            <text:p>0.954281</text:p>
          </table:table-cell>
          <table:table-cell office:value-type="float" office:value="0.940079" calcext:value-type="float">
            <text:p>0.940079</text:p>
          </table:table-cell>
          <table:table-cell office:value-type="float" office:value="0.9" calcext:value-type="float">
            <text:p>0.9</text:p>
          </table:table-cell>
          <table:table-cell office:value-type="float" office:value="0.945656" calcext:value-type="float">
            <text:p>0.94565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53775" calcext:value-type="float">
            <text:p>0.953775</text:p>
          </table:table-cell>
          <table:table-cell office:value-type="float" office:value="0.925451" calcext:value-type="float">
            <text:p>0.92545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005" calcext:value-type="float">
            <text:p>0.93800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24548" calcext:value-type="float">
            <text:p>0.924548</text:p>
          </table:table-cell>
          <table:table-cell office:value-type="float" office:value="0.916969" calcext:value-type="float">
            <text:p>0.91696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239" calcext:value-type="float">
            <text:p>0.92023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913596" calcext:value-type="float">
            <text:p>0.913596</text:p>
          </table:table-cell>
          <table:table-cell office:value-type="float" office:value="0.921031" calcext:value-type="float">
            <text:p>0.92103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6511" calcext:value-type="float">
            <text:p>0.9165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95322" calcext:value-type="float">
            <text:p>0.895322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904752" calcext:value-type="float">
            <text:p>0.90475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.860455" calcext:value-type="float">
            <text:p>0.860455</text:p>
          </table:table-cell>
          <table:table-cell office:value-type="float" office:value="0.897859" calcext:value-type="float">
            <text:p>0.897859</text:p>
          </table:table-cell>
          <table:table-cell office:value-type="float" office:value="0.785294" calcext:value-type="float">
            <text:p>0.785294</text:p>
          </table:table-cell>
          <table:table-cell office:value-type="float" office:value="0.877764" calcext:value-type="float">
            <text:p>0.87776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62879" calcext:value-type="float">
            <text:p>0.96287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23929" calcext:value-type="float">
            <text:p>0.523929</text:p>
          </table:table-cell>
          <table:table-cell office:value-type="float" office:value="0.952206" calcext:value-type="float">
            <text:p>0.9522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945415" calcext:value-type="float">
            <text:p>0.9454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4472" calcext:value-type="float">
            <text:p>0.9447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229" calcext:value-type="float">
            <text:p>0.88522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123" calcext:value-type="float">
            <text:p>0.87123</text:p>
          </table:table-cell>
          <table:table-cell office:value-type="float" office:value="0.874974" calcext:value-type="float">
            <text:p>0.87497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6035" calcext:value-type="float">
            <text:p>0.86603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85346" calcext:value-type="float">
            <text:p>0.8853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3379" calcext:value-type="float">
            <text:p>0.913379</text:p>
          </table:table-cell>
          <table:table-cell office:value-type="float" office:value="0.871199" calcext:value-type="float">
            <text:p>0.8711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28982" calcext:value-type="float">
            <text:p>0.828982</text:p>
          </table:table-cell>
          <table:table-cell office:value-type="float" office:value="0.802083" calcext:value-type="float">
            <text:p>0.802083</text:p>
          </table:table-cell>
          <table:table-cell office:value-type="float" office:value="0.901282" calcext:value-type="float">
            <text:p>0.901282</text:p>
          </table:table-cell>
          <table:table-cell office:value-type="float" office:value="0.80302" calcext:value-type="float">
            <text:p>0.8030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815969" calcext:value-type="float">
            <text:p>0.815969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800172" calcext:value-type="float">
            <text:p>0.80017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90533" calcext:value-type="float">
            <text:p>0.890533</text:p>
          </table:table-cell>
          <table:table-cell office:value-type="float" office:value="0.801108" calcext:value-type="float">
            <text:p>0.8011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582" calcext:value-type="float">
            <text:p>0.934582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258" calcext:value-type="float">
            <text:p>0.9382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15942" calcext:value-type="float">
            <text:p>0.81594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9687" calcext:value-type="float">
            <text:p>0.879687</text:p>
          </table:table-cell>
          <table:table-cell office:value-type="float" office:value="0.796563" calcext:value-type="float">
            <text:p>0.79656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8491" calcext:value-type="float">
            <text:p>0.928491</text:p>
          </table:table-cell>
          <table:table-cell office:value-type="float" office:value="0.93321" calcext:value-type="float">
            <text:p>0.9332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9426" calcext:value-type="float">
            <text:p>0.92942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1324" calcext:value-type="float">
            <text:p>0.901324</text:p>
          </table:table-cell>
          <table:table-cell office:value-type="float" office:value="0.940587" calcext:value-type="float">
            <text:p>0.940587</text:p>
          </table:table-cell>
          <table:table-cell office:value-type="float" office:value="0.851515" calcext:value-type="float">
            <text:p>0.851515</text:p>
          </table:table-cell>
          <table:table-cell office:value-type="float" office:value="0.919548" calcext:value-type="float">
            <text:p>0.91954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48276" calcext:value-type="float">
            <text:p>0.848276</text:p>
          </table:table-cell>
          <table:table-cell office:value-type="float" office:value="0.944383" calcext:value-type="float">
            <text:p>0.944383</text:p>
          </table:table-cell>
          <table:table-cell office:value-type="float" office:value="0.808824" calcext:value-type="float">
            <text:p>0.808824</text:p>
          </table:table-cell>
          <table:table-cell office:value-type="float" office:value="0.893039" calcext:value-type="float">
            <text:p>0.89303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10259" calcext:value-type="float">
            <text:p>0.910259</text:p>
          </table:table-cell>
          <table:table-cell office:value-type="float" office:value="0.872115" calcext:value-type="float">
            <text:p>0.872115</text:p>
          </table:table-cell>
          <table:table-cell office:value-type="float" office:value="0.802564" calcext:value-type="float">
            <text:p>0.802564</text:p>
          </table:table-cell>
          <table:table-cell office:value-type="float" office:value="0.889977" calcext:value-type="float">
            <text:p>0.8899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03535" calcext:value-type="float">
            <text:p>0.903535</text:p>
          </table:table-cell>
          <table:table-cell office:value-type="float" office:value="0.868868" calcext:value-type="float">
            <text:p>0.86886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85102" calcext:value-type="float">
            <text:p>0.88510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848" calcext:value-type="float">
            <text:p>0.95984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587857" calcext:value-type="float">
            <text:p>0.587857</text:p>
          </table:table-cell>
          <table:table-cell office:value-type="float" office:value="0.953676" calcext:value-type="float">
            <text:p>0.9536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5156" calcext:value-type="float">
            <text:p>0.94515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900198" calcext:value-type="float">
            <text:p>0.900198</text:p>
          </table:table-cell>
          <table:table-cell office:value-type="float" office:value="0.90369" calcext:value-type="float">
            <text:p>0.9036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727" calcext:value-type="float">
            <text:p>0.8957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910227" calcext:value-type="float">
            <text:p>0.910227</text:p>
          </table:table-cell>
          <table:table-cell office:value-type="float" office:value="0.9" calcext:value-type="float">
            <text:p>0.9</text:p>
          </table:table-cell>
          <table:table-cell office:value-type="float" office:value="0.93288" calcext:value-type="float">
            <text:p>0.93288</text:p>
          </table:table-cell>
          <table:table-cell office:value-type="float" office:value="0.899421" calcext:value-type="float">
            <text:p>0.8994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68248" calcext:value-type="float">
            <text:p>0.868248</text:p>
          </table:table-cell>
          <table:table-cell office:value-type="float" office:value="0.858997" calcext:value-type="float">
            <text:p>0.858997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856173" calcext:value-type="float">
            <text:p>0.85617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99537" calcext:value-type="float">
            <text:p>0.89953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107" calcext:value-type="float">
            <text:p>0.89010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873209" calcext:value-type="float">
            <text:p>0.873209</text:p>
          </table:table-cell>
          <table:table-cell office:value-type="float" office:value="0.848333" calcext:value-type="float">
            <text:p>0.848333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3184" calcext:value-type="float">
            <text:p>0.85318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380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7291" calcext:value-type="float">
            <text:p>0.917291</text:p>
          </table:table-cell>
          <table:table-cell office:value-type="float" office:value="0.850567" calcext:value-type="float">
            <text:p>0.85056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738" calcext:value-type="float">
            <text:p>0.86738</text:p>
          </table:table-cell>
          <table:table-cell office:value-type="float" office:value="0.855" calcext:value-type="float">
            <text:p>0.85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4616" calcext:value-type="float">
            <text:p>0.85461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5451" calcext:value-type="float">
            <text:p>0.935451</text:p>
          </table:table-cell>
          <table:table-cell office:value-type="float" office:value="0.959127" calcext:value-type="float">
            <text:p>0.959127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34816" calcext:value-type="float">
            <text:p>0.934816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24" calcext:value-type="float">
            <text:p>0.9412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094" calcext:value-type="float">
            <text:p>0.929094</text:p>
          </table:table-cell>
          <table:table-cell office:value-type="float" office:value="0.914119" calcext:value-type="float">
            <text:p>0.914119</text:p>
          </table:table-cell>
          <table:table-cell office:value-type="float" office:value="0.855" calcext:value-type="float">
            <text:p>0.855</text:p>
          </table:table-cell>
          <table:table-cell office:value-type="float" office:value="0.921171" calcext:value-type="float">
            <text:p>0.9211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929591" calcext:value-type="float">
            <text:p>0.929591</text:p>
          </table:table-cell>
          <table:table-cell office:value-type="float" office:value="0.909239" calcext:value-type="float">
            <text:p>0.90923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8918" calcext:value-type="float">
            <text:p>0.9189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933565" calcext:value-type="float">
            <text:p>0.933565</text:p>
          </table:table-cell>
          <table:table-cell office:value-type="float" office:value="0.839394" calcext:value-type="float">
            <text:p>0.839394</text:p>
          </table:table-cell>
          <table:table-cell office:value-type="float" office:value="0.911711" calcext:value-type="float">
            <text:p>0.9117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0.868614" calcext:value-type="float">
            <text:p>0.868614</text:p>
          </table:table-cell>
          <table:table-cell office:value-type="float" office:value="0.929759" calcext:value-type="float">
            <text:p>0.929759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896849" calcext:value-type="float">
            <text:p>0.8968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490655" calcext:value-type="float">
            <text:p>0.490655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761" calcext:value-type="float">
            <text:p>0.88761</text:p>
          </table:table-cell>
          <table:table-cell office:value-type="float" office:value="0.867765" calcext:value-type="float">
            <text:p>0.867765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8349" calcext:value-type="float">
            <text:p>0.8683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1488" calcext:value-type="float">
            <text:p>0.9314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808" calcext:value-type="float">
            <text:p>0.90480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385" calcext:value-type="float">
            <text:p>0.930385</text:p>
          </table:table-cell>
          <table:table-cell office:value-type="float" office:value="0.895032" calcext:value-type="float">
            <text:p>0.8950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3452" calcext:value-type="float">
            <text:p>0.893452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8778" calcext:value-type="float">
            <text:p>0.88877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89341" calcext:value-type="float">
            <text:p>0.889341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929487" calcext:value-type="float">
            <text:p>0.929487</text:p>
          </table:table-cell>
          <table:table-cell office:value-type="float" office:value="0.86174" calcext:value-type="float">
            <text:p>0.861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25253" calcext:value-type="float">
            <text:p>0.9252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5702" calcext:value-type="float">
            <text:p>0.885702</text:p>
          </table:table-cell>
          <table:table-cell office:value-type="float" office:value="0.87" calcext:value-type="float">
            <text:p>0.87</text:p>
          </table:table-cell>
          <table:table-cell office:value-type="float" office:value="0.923875" calcext:value-type="float">
            <text:p>0.923875</text:p>
          </table:table-cell>
          <table:table-cell office:value-type="float" office:value="0.870458" calcext:value-type="float">
            <text:p>0.8704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321" calcext:value-type="float">
            <text:p>0.8853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117" calcext:value-type="float">
            <text:p>0.92117</text:p>
          </table:table-cell>
          <table:table-cell office:value-type="float" office:value="0.859507" calcext:value-type="float">
            <text:p>0.8595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397" calcext:value-type="float">
            <text:p>0.935397</text:p>
          </table:table-cell>
          <table:table-cell office:value-type="float" office:value="0.954419" calcext:value-type="float">
            <text:p>0.95441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38" calcext:value-type="float">
            <text:p>0.94393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138" calcext:value-type="float">
            <text:p>0.935138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9099" calcext:value-type="float">
            <text:p>0.9390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0336" calcext:value-type="float">
            <text:p>0.930336</text:p>
          </table:table-cell>
          <table:table-cell office:value-type="float" office:value="0.930399" calcext:value-type="float">
            <text:p>0.930399</text:p>
          </table:table-cell>
          <table:table-cell office:value-type="float" office:value="0.87" calcext:value-type="float">
            <text:p>0.87</text:p>
          </table:table-cell>
          <table:table-cell office:value-type="float" office:value="0.92987" calcext:value-type="float">
            <text:p>0.929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7953" calcext:value-type="float">
            <text:p>0.927953</text:p>
          </table:table-cell>
          <table:table-cell office:value-type="float" office:value="0.920221" calcext:value-type="float">
            <text:p>0.920221</text:p>
          </table:table-cell>
          <table:table-cell office:value-type="float" office:value="0.858974" calcext:value-type="float">
            <text:p>0.858974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73398" calcext:value-type="float">
            <text:p>0.873398</text:p>
          </table:table-cell>
          <table:table-cell office:value-type="float" office:value="0.909737" calcext:value-type="float">
            <text:p>0.909737</text:p>
          </table:table-cell>
          <table:table-cell office:value-type="float" office:value="0.8" calcext:value-type="float">
            <text:p>0.8</text:p>
          </table:table-cell>
          <table:table-cell office:value-type="float" office:value="0.888054" calcext:value-type="float">
            <text:p>0.8880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2651" calcext:value-type="float">
            <text:p>0.82651</text:p>
          </table:table-cell>
          <table:table-cell office:value-type="float" office:value="0.922189" calcext:value-type="float">
            <text:p>0.92218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022" calcext:value-type="float">
            <text:p>0.87102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561012" calcext:value-type="float">
            <text:p>0.56101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" calcext:value-type="float">
            <text:p>0.8</text:p>
          </table:table-cell>
          <table:table-cell office:value-type="float" office:value="0.942993" calcext:value-type="float">
            <text:p>0.94299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2599" calcext:value-type="float">
            <text:p>0.892599</text:p>
          </table:table-cell>
          <table:table-cell office:value-type="float" office:value="0.864452" calcext:value-type="float">
            <text:p>0.864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86626" calcext:value-type="float">
            <text:p>0.866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9674" calcext:value-type="float">
            <text:p>0.89967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934615" calcext:value-type="float">
            <text:p>0.934615</text:p>
          </table:table-cell>
          <table:table-cell office:value-type="float" office:value="0.866275" calcext:value-type="float">
            <text:p>0.8662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484" calcext:value-type="float">
            <text:p>0.8944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0.897262" calcext:value-type="float">
            <text:p>0.897262</text:p>
          </table:table-cell>
          <table:table-cell office:value-type="float" office:value="0.899008" calcext:value-type="float">
            <text:p>0.89900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2305" calcext:value-type="float">
            <text:p>0.89230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8118" calcext:value-type="float">
            <text:p>0.928118</text:p>
          </table:table-cell>
          <table:table-cell office:value-type="float" office:value="0.893925" calcext:value-type="float">
            <text:p>0.89392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28099" calcext:value-type="float">
            <text:p>0.92809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735" calcext:value-type="float">
            <text:p>0.92735</text:p>
          </table:table-cell>
          <table:table-cell office:value-type="float" office:value="0.867466" calcext:value-type="float">
            <text:p>0.86746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0.888566" calcext:value-type="float">
            <text:p>0.888566</text:p>
          </table:table-cell>
          <table:table-cell office:value-type="float" office:value="0.87" calcext:value-type="float">
            <text:p>0.87</text:p>
          </table:table-cell>
          <table:table-cell office:value-type="float" office:value="0.924313" calcext:value-type="float">
            <text:p>0.924313</text:p>
          </table:table-cell>
          <table:table-cell office:value-type="float" office:value="0.869187" calcext:value-type="float">
            <text:p>0.8691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5664" calcext:value-type="float">
            <text:p>0.935664</text:p>
          </table:table-cell>
          <table:table-cell office:value-type="float" office:value="0.954662" calcext:value-type="float">
            <text:p>0.95466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29875" calcext:value-type="float">
            <text:p>0.929875</text:p>
          </table:table-cell>
          <table:table-cell office:value-type="float" office:value="0.95821" calcext:value-type="float">
            <text:p>0.9582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93" calcext:value-type="float">
            <text:p>0.9431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776" calcext:value-type="float">
            <text:p>0.936776</text:p>
          </table:table-cell>
          <table:table-cell office:value-type="float" office:value="0.921823" calcext:value-type="float">
            <text:p>0.921823</text:p>
          </table:table-cell>
          <table:table-cell office:value-type="float" office:value="0.87" calcext:value-type="float">
            <text:p>0.87</text:p>
          </table:table-cell>
          <table:table-cell office:value-type="float" office:value="0.928999" calcext:value-type="float">
            <text:p>0.9289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936064" calcext:value-type="float">
            <text:p>0.936064</text:p>
          </table:table-cell>
          <table:table-cell office:value-type="float" office:value="0.923224" calcext:value-type="float">
            <text:p>0.923224</text:p>
          </table:table-cell>
          <table:table-cell office:value-type="float" office:value="0.869231" calcext:value-type="float">
            <text:p>0.869231</text:p>
          </table:table-cell>
          <table:table-cell office:value-type="float" office:value="0.929169" calcext:value-type="float">
            <text:p>0.92916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88294" calcext:value-type="float">
            <text:p>0.888294</text:p>
          </table:table-cell>
          <table:table-cell office:value-type="float" office:value="0.903752" calcext:value-type="float">
            <text:p>0.903752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2566" calcext:value-type="float">
            <text:p>0.89256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0.850041" calcext:value-type="float">
            <text:p>0.850041</text:p>
          </table:table-cell>
          <table:table-cell office:value-type="float" office:value="0.931835" calcext:value-type="float">
            <text:p>0.931835</text:p>
          </table:table-cell>
          <table:table-cell office:value-type="float" office:value="0.8" calcext:value-type="float">
            <text:p>0.8</text:p>
          </table:table-cell>
          <table:table-cell office:value-type="float" office:value="0.887724" calcext:value-type="float">
            <text:p>0.88772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07917" calcext:value-type="float">
            <text:p>0.507917</text:p>
          </table:table-cell>
          <table:table-cell office:value-type="float" office:value="0.948529" calcext:value-type="float">
            <text:p>0.948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942388" calcext:value-type="float">
            <text:p>0.9423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9302" calcext:value-type="float">
            <text:p>0.93930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323" calcext:value-type="float">
            <text:p>0.90132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375" calcext:value-type="float">
            <text:p>0.8903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93012" calcext:value-type="float">
            <text:p>0.893012</text:p>
          </table:table-cell>
          <table:table-cell office:value-type="float" office:value="0.893307" calcext:value-type="float">
            <text:p>0.89330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015" calcext:value-type="float">
            <text:p>0.88701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1253" calcext:value-type="float">
            <text:p>0.8912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8237" calcext:value-type="float">
            <text:p>0.878237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925641" calcext:value-type="float">
            <text:p>0.925641</text:p>
          </table:table-cell>
          <table:table-cell office:value-type="float" office:value="0.854747" calcext:value-type="float">
            <text:p>0.85474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6266" calcext:value-type="float">
            <text:p>0.86266</text:p>
          </table:table-cell>
          <table:table-cell office:value-type="float" office:value="0.849181" calcext:value-type="float">
            <text:p>0.849181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7603" calcext:value-type="float">
            <text:p>0.8476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851598" calcext:value-type="float">
            <text:p>0.851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5185" calcext:value-type="float">
            <text:p>0.865185</text:p>
          </table:table-cell>
          <table:table-cell office:value-type="float" office:value="0.85" calcext:value-type="float">
            <text:p>0.85</text:p>
          </table:table-cell>
          <table:table-cell office:value-type="float" office:value="0.914438" calcext:value-type="float">
            <text:p>0.914438</text:p>
          </table:table-cell>
          <table:table-cell office:value-type="float" office:value="0.8502" calcext:value-type="float">
            <text:p>0.850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4791" calcext:value-type="float">
            <text:p>0.934791</text:p>
          </table:table-cell>
          <table:table-cell office:value-type="float" office:value="0.949185" calcext:value-type="float">
            <text:p>0.94918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092" calcext:value-type="float">
            <text:p>0.94109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8818" calcext:value-type="float">
            <text:p>0.938818</text:p>
          </table:table-cell>
          <table:table-cell office:value-type="float" office:value="0.943492" calcext:value-type="float">
            <text:p>0.94349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13" calcext:value-type="float">
            <text:p>0.9401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701" calcext:value-type="float">
            <text:p>0.919701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51282" calcext:value-type="float">
            <text:p>0.851282</text:p>
          </table:table-cell>
          <table:table-cell office:value-type="float" office:value="0.919022" calcext:value-type="float">
            <text:p>0.9190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9333" calcext:value-type="float">
            <text:p>0.919333</text:p>
          </table:table-cell>
          <table:table-cell office:value-type="float" office:value="0.919214" calcext:value-type="float">
            <text:p>0.91921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126" calcext:value-type="float">
            <text:p>0.91812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94262" calcext:value-type="float">
            <text:p>0.894262</text:p>
          </table:table-cell>
          <table:table-cell office:value-type="float" office:value="0.93076" calcext:value-type="float">
            <text:p>0.9307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09686" calcext:value-type="float">
            <text:p>0.90968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3883" calcext:value-type="float">
            <text:p>0.843883</text:p>
          </table:table-cell>
          <table:table-cell office:value-type="float" office:value="0.931177" calcext:value-type="float">
            <text:p>0.931177</text:p>
          </table:table-cell>
          <table:table-cell office:value-type="float" office:value="0.794118" calcext:value-type="float">
            <text:p>0.794118</text:p>
          </table:table-cell>
          <table:table-cell office:value-type="float" office:value="0.88434" calcext:value-type="float">
            <text:p>0.8843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518036" calcext:value-type="float">
            <text:p>0.518036</text:p>
          </table:table-cell>
          <table:table-cell office:value-type="float" office:value="0.945588" calcext:value-type="float">
            <text:p>0.9455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940398" calcext:value-type="float">
            <text:p>0.9403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0608" calcext:value-type="float">
            <text:p>0.900608</text:p>
          </table:table-cell>
          <table:table-cell office:value-type="float" office:value="0.907011" calcext:value-type="float">
            <text:p>0.90701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7971" calcext:value-type="float">
            <text:p>0.8979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10831" calcext:value-type="float">
            <text:p>0.910831</text:p>
          </table:table-cell>
          <table:table-cell office:value-type="float" office:value="0.9" calcext:value-type="float">
            <text:p>0.9</text:p>
          </table:table-cell>
          <table:table-cell office:value-type="float" office:value="0.931066" calcext:value-type="float">
            <text:p>0.931066</text:p>
          </table:table-cell>
          <table:table-cell office:value-type="float" office:value="0.899859" calcext:value-type="float">
            <text:p>0.8998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901852" calcext:value-type="float">
            <text:p>0.90185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56" calcext:value-type="float">
            <text:p>0.89025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326" calcext:value-type="float">
            <text:p>0.879326</text:p>
          </table:table-cell>
          <table:table-cell office:value-type="float" office:value="0.840484" calcext:value-type="float">
            <text:p>0.840484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317" calcext:value-type="float">
            <text:p>0.8463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0.879158" calcext:value-type="float">
            <text:p>0.879158</text:p>
          </table:table-cell>
          <table:table-cell office:value-type="float" office:value="0.837083" calcext:value-type="float">
            <text:p>0.83708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2376" calcext:value-type="float">
            <text:p>0.8423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42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7211" calcext:value-type="float">
            <text:p>0.8472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71477" calcext:value-type="float">
            <text:p>0.871477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4375" calcext:value-type="float">
            <text:p>0.914375</text:p>
          </table:table-cell>
          <table:table-cell office:value-type="float" office:value="0.851782" calcext:value-type="float">
            <text:p>0.85178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44365" calcext:value-type="float">
            <text:p>0.944365</text:p>
          </table:table-cell>
          <table:table-cell office:value-type="float" office:value="0.949042" calcext:value-type="float">
            <text:p>0.949042</text:p>
          </table:table-cell>
          <table:table-cell office:value-type="float" office:value="0.9" calcext:value-type="float">
            <text:p>0.9</text:p>
          </table:table-cell>
          <table:table-cell office:value-type="float" office:value="0.945534" calcext:value-type="float">
            <text:p>0.94553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39845" calcext:value-type="float">
            <text:p>0.939845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21802" calcext:value-type="float">
            <text:p>0.921802</text:p>
          </table:table-cell>
          <table:table-cell office:value-type="float" office:value="0.919294" calcext:value-type="float">
            <text:p>0.919294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729" calcext:value-type="float">
            <text:p>0.9197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914154" calcext:value-type="float">
            <text:p>0.914154</text:p>
          </table:table-cell>
          <table:table-cell office:value-type="float" office:value="0.921755" calcext:value-type="float">
            <text:p>0.92175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308" calcext:value-type="float">
            <text:p>0.9173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6726" calcext:value-type="float">
            <text:p>0.86726</text:p>
          </table:table-cell>
          <table:table-cell office:value-type="float" office:value="0.921362" calcext:value-type="float">
            <text:p>0.921362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786" calcext:value-type="float">
            <text:p>0.89178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841899" calcext:value-type="float">
            <text:p>0.841899</text:p>
          </table:table-cell>
          <table:table-cell office:value-type="float" office:value="0.917243" calcext:value-type="float">
            <text:p>0.917243</text:p>
          </table:table-cell>
          <table:table-cell office:value-type="float" office:value="0.782353" calcext:value-type="float">
            <text:p>0.782353</text:p>
          </table:table-cell>
          <table:table-cell office:value-type="float" office:value="0.877133" calcext:value-type="float">
            <text:p>0.8771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9091" calcext:value-type="float">
            <text:p>0.95909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511786" calcext:value-type="float">
            <text:p>0.511786</text:p>
          </table:table-cell>
          <table:table-cell office:value-type="float" office:value="0.950735" calcext:value-type="float">
            <text:p>0.9507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941782" calcext:value-type="float">
            <text:p>0.9417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36455" calcext:value-type="float">
            <text:p>0.93645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891415" calcext:value-type="float">
            <text:p>0.89141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67" calcext:value-type="float">
            <text:p>0.882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5368" calcext:value-type="float">
            <text:p>0.89536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995" calcext:value-type="float">
            <text:p>0.921995</text:p>
          </table:table-cell>
          <table:table-cell office:value-type="float" office:value="0.885362" calcext:value-type="float">
            <text:p>0.88536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6708" calcext:value-type="float">
            <text:p>0.856708</text:p>
          </table:table-cell>
          <table:table-cell office:value-type="float" office:value="0.829583" calcext:value-type="float">
            <text:p>0.829583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4131" calcext:value-type="float">
            <text:p>0.83413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52487" calcext:value-type="float">
            <text:p>0.852487</text:p>
          </table:table-cell>
          <table:table-cell office:value-type="float" office:value="0.836211" calcext:value-type="float">
            <text:p>0.836211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4005" calcext:value-type="float">
            <text:p>0.83400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92593" calcext:value-type="float">
            <text:p>0.89259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09" calcext:value-type="float">
            <text:p>0.8810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6568" calcext:value-type="float">
            <text:p>0.916568</text:p>
          </table:table-cell>
          <table:table-cell office:value-type="float" office:value="0.843698" calcext:value-type="float">
            <text:p>0.8436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58637" calcext:value-type="float">
            <text:p>0.85863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5" calcext:value-type="float">
            <text:p>0.9105</text:p>
          </table:table-cell>
          <table:table-cell office:value-type="float" office:value="0.842207" calcext:value-type="float">
            <text:p>0.84220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872" calcext:value-type="float">
            <text:p>0.933872</text:p>
          </table:table-cell>
          <table:table-cell office:value-type="float" office:value="0.94321" calcext:value-type="float">
            <text:p>0.9432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86" calcext:value-type="float">
            <text:p>0.93768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687" calcext:value-type="float">
            <text:p>0.9346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1517" calcext:value-type="float">
            <text:p>0.921517</text:p>
          </table:table-cell>
          <table:table-cell office:value-type="float" office:value="0.90874" calcext:value-type="float">
            <text:p>0.9087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429" calcext:value-type="float">
            <text:p>0.9144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10642" calcext:value-type="float">
            <text:p>0.910642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733" calcext:value-type="float">
            <text:p>0.9137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94427" calcext:value-type="float">
            <text:p>0.894427</text:p>
          </table:table-cell>
          <table:table-cell office:value-type="float" office:value="0.930911" calcext:value-type="float">
            <text:p>0.930911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91022" calcext:value-type="float">
            <text:p>0.9102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39426" calcext:value-type="float">
            <text:p>0.839426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802941" calcext:value-type="float">
            <text:p>0.802941</text:p>
          </table:table-cell>
          <table:table-cell office:value-type="float" office:value="0.889267" calcext:value-type="float">
            <text:p>0.8892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454702" calcext:value-type="float">
            <text:p>0.45470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3135" calcext:value-type="float">
            <text:p>0.913135</text:p>
          </table:table-cell>
          <table:table-cell office:value-type="float" office:value="0.911746" calcext:value-type="float">
            <text:p>0.911746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08" calcext:value-type="float">
            <text:p>0.9045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096" calcext:value-type="float">
            <text:p>0.9040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917489" calcext:value-type="float">
            <text:p>0.91748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3107" calcext:value-type="float">
            <text:p>0.933107</text:p>
          </table:table-cell>
          <table:table-cell office:value-type="float" office:value="0.903377" calcext:value-type="float">
            <text:p>0.9033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81365" calcext:value-type="float">
            <text:p>0.881365</text:p>
          </table:table-cell>
          <table:table-cell office:value-type="float" office:value="0.855246" calcext:value-type="float">
            <text:p>0.855246</text:p>
          </table:table-cell>
          <table:table-cell office:value-type="float" office:value="0.93" calcext:value-type="float">
            <text:p>0.93</text:p>
          </table:table-cell>
          <table:table-cell office:value-type="float" office:value="0.856546" calcext:value-type="float">
            <text:p>0.85654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3324" calcext:value-type="float">
            <text:p>0.92332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office:value-type="float" office:value="0.865259" calcext:value-type="float">
            <text:p>0.865259</text:p>
          </table:table-cell>
          <table:table-cell office:value-type="float" office:value="0.835417" calcext:value-type="float">
            <text:p>0.83541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38486" calcext:value-type="float">
            <text:p>0.8384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78386" calcext:value-type="float">
            <text:p>0.878386</text:p>
          </table:table-cell>
          <table:table-cell office:value-type="float" office:value="0.86" calcext:value-type="float">
            <text:p>0.86</text:p>
          </table:table-cell>
          <table:table-cell office:value-type="float" office:value="0.920312" calcext:value-type="float">
            <text:p>0.920312</text:p>
          </table:table-cell>
          <table:table-cell office:value-type="float" office:value="0.860524" calcext:value-type="float">
            <text:p>0.8605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0.861843" calcext:value-type="float">
            <text:p>0.86184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3576" calcext:value-type="float">
            <text:p>0.8435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59712" calcext:value-type="float">
            <text:p>0.95971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9255" calcext:value-type="float">
            <text:p>0.939255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7128" calcext:value-type="float">
            <text:p>0.94712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33944" calcext:value-type="float">
            <text:p>0.933944</text:p>
          </table:table-cell>
          <table:table-cell office:value-type="float" office:value="0.914112" calcext:value-type="float">
            <text:p>0.914112</text:p>
          </table:table-cell>
          <table:table-cell office:value-type="float" office:value="0.86" calcext:value-type="float">
            <text:p>0.86</text:p>
          </table:table-cell>
          <table:table-cell office:value-type="float" office:value="0.92342" calcext:value-type="float">
            <text:p>0.923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923012" calcext:value-type="float">
            <text:p>0.923012</text:p>
          </table:table-cell>
          <table:table-cell office:value-type="float" office:value="0.905372" calcext:value-type="float">
            <text:p>0.90537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593" calcext:value-type="float">
            <text:p>0.91359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56375" calcext:value-type="float">
            <text:p>0.856375</text:p>
          </table:table-cell>
          <table:table-cell office:value-type="float" office:value="0.916507" calcext:value-type="float">
            <text:p>0.916507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3735" calcext:value-type="float">
            <text:p>0.88373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811151" calcext:value-type="float">
            <text:p>0.811151</text:p>
          </table:table-cell>
          <table:table-cell office:value-type="float" office:value="0.918362" calcext:value-type="float">
            <text:p>0.918362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458" calcext:value-type="float">
            <text:p>0.8594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74286" calcext:value-type="float">
            <text:p>0.474286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4435" calcext:value-type="float">
            <text:p>0.9344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4343" calcext:value-type="float">
            <text:p>0.93434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6905" calcext:value-type="float">
            <text:p>0.896905</text:p>
          </table:table-cell>
          <table:table-cell office:value-type="float" office:value="0.897103" calcext:value-type="float">
            <text:p>0.897103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89694" calcext:value-type="float">
            <text:p>0.88969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896" calcext:value-type="float">
            <text:p>0.90589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705" calcext:value-type="float">
            <text:p>0.929705</text:p>
          </table:table-cell>
          <table:table-cell office:value-type="float" office:value="0.89399" calcext:value-type="float">
            <text:p>0.8939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98942" calcext:value-type="float">
            <text:p>0.8989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447" calcext:value-type="float">
            <text:p>0.88944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944" calcext:value-type="float">
            <text:p>0.857944</text:p>
          </table:table-cell>
          <table:table-cell office:value-type="float" office:value="0.850417" calcext:value-type="float">
            <text:p>0.850417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847625" calcext:value-type="float">
            <text:p>0.84762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193" calcext:value-type="float">
            <text:p>0.85193</text:p>
          </table:table-cell>
          <table:table-cell office:value-type="float" office:value="0.854941" calcext:value-type="float">
            <text:p>0.854941</text:p>
          </table:table-cell>
          <table:table-cell office:value-type="float" office:value="0.92" calcext:value-type="float">
            <text:p>0.92</text:p>
          </table:table-cell>
          <table:table-cell office:value-type="float" office:value="0.843893" calcext:value-type="float">
            <text:p>0.8438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4464" calcext:value-type="float">
            <text:p>0.914464</text:p>
          </table:table-cell>
          <table:table-cell office:value-type="float" office:value="0.844974" calcext:value-type="float">
            <text:p>0.84497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769" calcext:value-type="float">
            <text:p>0.855769</text:p>
          </table:table-cell>
          <table:table-cell office:value-type="float" office:value="0.84" calcext:value-type="float">
            <text:p>0.84</text:p>
          </table:table-cell>
          <table:table-cell office:value-type="float" office:value="0.906438" calcext:value-type="float">
            <text:p>0.906438</text:p>
          </table:table-cell>
          <table:table-cell office:value-type="float" office:value="0.839731" calcext:value-type="float">
            <text:p>0.83973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30113" calcext:value-type="float">
            <text:p>0.930113</text:p>
          </table:table-cell>
          <table:table-cell office:value-type="float" office:value="0.958626" calcext:value-type="float">
            <text:p>0.95862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532" calcext:value-type="float">
            <text:p>0.9435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58684" calcext:value-type="float">
            <text:p>0.95868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7126" calcext:value-type="float">
            <text:p>0.927126</text:p>
          </table:table-cell>
          <table:table-cell office:value-type="float" office:value="0.906618" calcext:value-type="float">
            <text:p>0.906618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916098" calcext:value-type="float">
            <text:p>0.9160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21017" calcext:value-type="float">
            <text:p>0.921017</text:p>
          </table:table-cell>
          <table:table-cell office:value-type="float" office:value="0.906005" calcext:value-type="float">
            <text:p>0.906005</text:p>
          </table:table-cell>
          <table:table-cell office:value-type="float" office:value="0.84" calcext:value-type="float">
            <text:p>0.84</text:p>
          </table:table-cell>
          <table:table-cell office:value-type="float" office:value="0.912397" calcext:value-type="float">
            <text:p>0.91239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1348" calcext:value-type="float">
            <text:p>0.871348</text:p>
          </table:table-cell>
          <table:table-cell office:value-type="float" office:value="0.928591" calcext:value-type="float">
            <text:p>0.928591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753" calcext:value-type="float">
            <text:p>0.8975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16258" calcext:value-type="float">
            <text:p>0.816258</text:p>
          </table:table-cell>
          <table:table-cell office:value-type="float" office:value="0.935341" calcext:value-type="float">
            <text:p>0.935341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908" calcext:value-type="float">
            <text:p>0.8709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2273" calcext:value-type="float">
            <text:p>0.95227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485357" calcext:value-type="float">
            <text:p>0.485357</text:p>
          </table:table-cell>
          <table:table-cell office:value-type="float" office:value="0.941176" calcext:value-type="float">
            <text:p>0.94117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933564" calcext:value-type="float">
            <text:p>0.9335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3095" calcext:value-type="float">
            <text:p>0.903095</text:p>
          </table:table-cell>
          <table:table-cell office:value-type="float" office:value="0.910212" calcext:value-type="float">
            <text:p>0.91021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11" calcext:value-type="float">
            <text:p>0.8994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11871" calcext:value-type="float">
            <text:p>0.911871</text:p>
          </table:table-cell>
          <table:table-cell office:value-type="float" office:value="0.9" calcext:value-type="float">
            <text:p>0.9</text:p>
          </table:table-cell>
          <table:table-cell office:value-type="float" office:value="0.930612" calcext:value-type="float">
            <text:p>0.930612</text:p>
          </table:table-cell>
          <table:table-cell office:value-type="float" office:value="0.899518" calcext:value-type="float">
            <text:p>0.8995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930395" calcext:value-type="float">
            <text:p>0.9303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765" calcext:value-type="float">
            <text:p>0.89476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57399" calcext:value-type="float">
            <text:p>0.857399</text:p>
          </table:table-cell>
          <table:table-cell office:value-type="float" office:value="0.83913" calcext:value-type="float">
            <text:p>0.8391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30098" calcext:value-type="float">
            <text:p>0.8300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0.82625" calcext:value-type="float">
            <text:p>0.82625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28722" calcext:value-type="float">
            <text:p>0.8287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1928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4793" calcext:value-type="float">
            <text:p>0.914793</text:p>
          </table:table-cell>
          <table:table-cell office:value-type="float" office:value="0.839159" calcext:value-type="float">
            <text:p>0.83915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8852" calcext:value-type="float">
            <text:p>0.8688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4" calcext:value-type="float">
            <text:p>0.914</text:p>
          </table:table-cell>
          <table:table-cell office:value-type="float" office:value="0.842191" calcext:value-type="float">
            <text:p>0.84219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9286" calcext:value-type="float">
            <text:p>0.949286</text:p>
          </table:table-cell>
          <table:table-cell office:value-type="float" office:value="0.9" calcext:value-type="float">
            <text:p>0.9</text:p>
          </table:table-cell>
          <table:table-cell office:value-type="float" office:value="0.946073" calcext:value-type="float">
            <text:p>0.94607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44687" calcext:value-type="float">
            <text:p>0.944687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958" calcext:value-type="float">
            <text:p>0.9439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6687" calcext:value-type="float">
            <text:p>0.916687</text:p>
          </table:table-cell>
          <table:table-cell office:value-type="float" office:value="0.916658" calcext:value-type="float">
            <text:p>0.91665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292" calcext:value-type="float">
            <text:p>0.9152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911739" calcext:value-type="float">
            <text:p>0.911739</text:p>
          </table:table-cell>
          <table:table-cell office:value-type="float" office:value="0.916859" calcext:value-type="float">
            <text:p>0.916859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3273" calcext:value-type="float">
            <text:p>0.91327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75947" calcext:value-type="float">
            <text:p>0.875947</text:p>
          </table:table-cell>
          <table:table-cell office:value-type="float" office:value="0.915213" calcext:value-type="float">
            <text:p>0.915213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893792" calcext:value-type="float">
            <text:p>0.8937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0.820565" calcext:value-type="float">
            <text:p>0.820565</text:p>
          </table:table-cell>
          <table:table-cell office:value-type="float" office:value="0.91921" calcext:value-type="float">
            <text:p>0.91921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6578" calcext:value-type="float">
            <text:p>0.8657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5303" calcext:value-type="float">
            <text:p>0.95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462381" calcext:value-type="float">
            <text:p>0.462381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737" calcext:value-type="float">
            <text:p>0.9373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35354" calcext:value-type="float">
            <text:p>0.93535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67129" calcext:value-type="float">
            <text:p>0.867129</text:p>
          </table:table-cell>
          <table:table-cell office:value-type="float" office:value="0.85" calcext:value-type="float">
            <text:p>0.8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852726" calcext:value-type="float">
            <text:p>0.8527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793" calcext:value-type="float">
            <text:p>0.850793</text:p>
          </table:table-cell>
          <table:table-cell office:value-type="float" office:value="0.854532" calcext:value-type="float">
            <text:p>0.8545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41822" calcext:value-type="float">
            <text:p>0.84182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89704" calcext:value-type="float">
            <text:p>0.889704</text:p>
          </table:table-cell>
          <table:table-cell office:value-type="float" office:value="0.890675" calcext:value-type="float">
            <text:p>0.89067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206" calcext:value-type="float">
            <text:p>0.88420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8475" calcext:value-type="float">
            <text:p>0.898475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315" calcext:value-type="float">
            <text:p>0.921315</text:p>
          </table:table-cell>
          <table:table-cell office:value-type="float" office:value="0.886368" calcext:value-type="float">
            <text:p>0.88636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91997" calcext:value-type="float">
            <text:p>0.89199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986" calcext:value-type="float">
            <text:p>0.8809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6498" calcext:value-type="float">
            <text:p>0.866498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184" calcext:value-type="float">
            <text:p>0.920184</text:p>
          </table:table-cell>
          <table:table-cell office:value-type="float" office:value="0.854387" calcext:value-type="float">
            <text:p>0.8543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64555" calcext:value-type="float">
            <text:p>0.864555</text:p>
          </table:table-cell>
          <table:table-cell office:value-type="float" office:value="0.85" calcext:value-type="float">
            <text:p>0.85</text:p>
          </table:table-cell>
          <table:table-cell office:value-type="float" office:value="0.916188" calcext:value-type="float">
            <text:p>0.916188</text:p>
          </table:table-cell>
          <table:table-cell office:value-type="float" office:value="0.848641" calcext:value-type="float">
            <text:p>0.84864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7634" calcext:value-type="float">
            <text:p>0.937634</text:p>
          </table:table-cell>
          <table:table-cell office:value-type="float" office:value="0.937786" calcext:value-type="float">
            <text:p>0.9377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6976" calcext:value-type="float">
            <text:p>0.9369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934" calcext:value-type="float">
            <text:p>0.93934</text:p>
          </table:table-cell>
          <table:table-cell office:value-type="float" office:value="0.934712" calcext:value-type="float">
            <text:p>0.934712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5243" calcext:value-type="float">
            <text:p>0.935243</text:p>
          </table:table-cell>
          <table:table-cell office:value-type="float" office:value="0.907209" calcext:value-type="float">
            <text:p>0.907209</text:p>
          </table:table-cell>
          <table:table-cell office:value-type="float" office:value="0.853846" calcext:value-type="float">
            <text:p>0.853846</text:p>
          </table:table-cell>
          <table:table-cell office:value-type="float" office:value="0.920575" calcext:value-type="float">
            <text:p>0.9205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3141" calcext:value-type="float">
            <text:p>0.93141</text:p>
          </table:table-cell>
          <table:table-cell office:value-type="float" office:value="0.906524" calcext:value-type="float">
            <text:p>0.906524</text:p>
          </table:table-cell>
          <table:table-cell office:value-type="float" office:value="0.85" calcext:value-type="float">
            <text:p>0.85</text:p>
          </table:table-cell>
          <table:table-cell office:value-type="float" office:value="0.918359" calcext:value-type="float">
            <text:p>0.9183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69575" calcext:value-type="float">
            <text:p>0.869575</text:p>
          </table:table-cell>
          <table:table-cell office:value-type="float" office:value="0.939139" calcext:value-type="float">
            <text:p>0.939139</text:p>
          </table:table-cell>
          <table:table-cell office:value-type="float" office:value="0.821212" calcext:value-type="float">
            <text:p>0.821212</text:p>
          </table:table-cell>
          <table:table-cell office:value-type="float" office:value="0.901317" calcext:value-type="float">
            <text:p>0.9013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627" calcext:value-type="float">
            <text:p>0.819627</text:p>
          </table:table-cell>
          <table:table-cell office:value-type="float" office:value="0.933045" calcext:value-type="float">
            <text:p>0.93304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1364" calcext:value-type="float">
            <text:p>0.87136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500952" calcext:value-type="float">
            <text:p>0.500952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9374" calcext:value-type="float">
            <text:p>0.9093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0.914603" calcext:value-type="float">
            <text:p>0.914603</text:p>
          </table:table-cell>
          <table:table-cell office:value-type="float" office:value="0.939683" calcext:value-type="float">
            <text:p>0.939683</text:p>
          </table:table-cell>
          <table:table-cell office:value-type="float" office:value="0.906723" calcext:value-type="float">
            <text:p>0.90672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918628" calcext:value-type="float">
            <text:p>0.918628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8776" calcext:value-type="float">
            <text:p>0.938776</text:p>
          </table:table-cell>
          <table:table-cell office:value-type="float" office:value="0.909155" calcext:value-type="float">
            <text:p>0.9091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9152" calcext:value-type="float">
            <text:p>0.929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0753" calcext:value-type="float">
            <text:p>0.9207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41707" calcext:value-type="float">
            <text:p>0.841707</text:p>
          </table:table-cell>
          <table:table-cell office:value-type="float" office:value="0.841999" calcext:value-type="float">
            <text:p>0.841999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27908" calcext:value-type="float">
            <text:p>0.8279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 office:value-type="float" office:value="0.850594" calcext:value-type="float">
            <text:p>0.850594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532" calcext:value-type="float">
            <text:p>0.815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902" calcext:value-type="float">
            <text:p>0.940902</text:p>
          </table:table-cell>
          <table:table-cell office:value-type="float" office:value="0.964737" calcext:value-type="float">
            <text:p>0.964737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2167" calcext:value-type="float">
            <text:p>0.9521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40138" calcext:value-type="float">
            <text:p>0.940138</text:p>
          </table:table-cell>
          <table:table-cell office:value-type="float" office:value="0.963864" calcext:value-type="float">
            <text:p>0.963864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51346" calcext:value-type="float">
            <text:p>0.95134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45317" calcext:value-type="float">
            <text:p>0.84531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235" calcext:value-type="float">
            <text:p>0.902235</text:p>
          </table:table-cell>
          <table:table-cell office:value-type="float" office:value="0.818903" calcext:value-type="float">
            <text:p>0.8189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0.851435" calcext:value-type="float">
            <text:p>0.8514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99062" calcext:value-type="float">
            <text:p>0.899062</text:p>
          </table:table-cell>
          <table:table-cell office:value-type="float" office:value="0.825077" calcext:value-type="float">
            <text:p>0.8250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09013" calcext:value-type="float">
            <text:p>0.909013</text:p>
          </table:table-cell>
          <table:table-cell office:value-type="float" office:value="0.89897" calcext:value-type="float">
            <text:p>0.89897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792" calcext:value-type="float">
            <text:p>0.9027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911944" calcext:value-type="float">
            <text:p>0.911944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374" calcext:value-type="float">
            <text:p>0.9003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58647" calcext:value-type="float">
            <text:p>0.858647</text:p>
          </table:table-cell>
          <table:table-cell office:value-type="float" office:value="0.906835" calcext:value-type="float">
            <text:p>0.906835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92" calcext:value-type="float">
            <text:p>0.88009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914922" calcext:value-type="float">
            <text:p>0.914922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55" calcext:value-type="float">
            <text:p>0.863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788" calcext:value-type="float">
            <text:p>0.9537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471845" calcext:value-type="float">
            <text:p>0.47184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5467" calcext:value-type="float">
            <text:p>0.93546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4246" calcext:value-type="float">
            <text:p>0.894246</text:p>
          </table:table-cell>
          <table:table-cell office:value-type="float" office:value="0.89127" calcext:value-type="float">
            <text:p>0.89127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5722" calcext:value-type="float">
            <text:p>0.88572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901899" calcext:value-type="float">
            <text:p>0.90189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624" calcext:value-type="float">
            <text:p>0.925624</text:p>
          </table:table-cell>
          <table:table-cell office:value-type="float" office:value="0.889322" calcext:value-type="float">
            <text:p>0.8893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24" calcext:value-type="float">
            <text:p>0.872724</text:p>
          </table:table-cell>
          <table:table-cell office:value-type="float" office:value="0.855452" calcext:value-type="float">
            <text:p>0.85545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5983" calcext:value-type="float">
            <text:p>0.8559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9934" calcext:value-type="float">
            <text:p>0.8999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5504" calcext:value-type="float">
            <text:p>0.88550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7546" calcext:value-type="float">
            <text:p>0.8775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839954" calcext:value-type="float">
            <text:p>0.83995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2585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1308" calcext:value-type="float">
            <text:p>0.911308</text:p>
          </table:table-cell>
          <table:table-cell office:value-type="float" office:value="0.840244" calcext:value-type="float">
            <text:p>0.84024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359" calcext:value-type="float">
            <text:p>0.86359</text:p>
          </table:table-cell>
          <table:table-cell office:value-type="float" office:value="0.85" calcext:value-type="float">
            <text:p>0.85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848893" calcext:value-type="float">
            <text:p>0.84889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9494" calcext:value-type="float">
            <text:p>0.929494</text:p>
          </table:table-cell>
          <table:table-cell office:value-type="float" office:value="0.95321" calcext:value-type="float">
            <text:p>0.9532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39932" calcext:value-type="float">
            <text:p>0.93993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5029" calcext:value-type="float">
            <text:p>0.935029</text:p>
          </table:table-cell>
          <table:table-cell office:value-type="float" office:value="0.944737" calcext:value-type="float">
            <text:p>0.94473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8553" calcext:value-type="float">
            <text:p>0.9385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86" calcext:value-type="float">
            <text:p>0.921486</text:p>
          </table:table-cell>
          <table:table-cell office:value-type="float" office:value="0.916512" calcext:value-type="float">
            <text:p>0.916512</text:p>
          </table:table-cell>
          <table:table-cell office:value-type="float" office:value="0.85" calcext:value-type="float">
            <text:p>0.85</text:p>
          </table:table-cell>
          <table:table-cell office:value-type="float" office:value="0.918527" calcext:value-type="float">
            <text:p>0.91852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10817" calcext:value-type="float">
            <text:p>0.910817</text:p>
          </table:table-cell>
          <table:table-cell office:value-type="float" office:value="0.91581" calcext:value-type="float">
            <text:p>0.91581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912708" calcext:value-type="float">
            <text:p>0.91270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8354" calcext:value-type="float">
            <text:p>0.88354</text:p>
          </table:table-cell>
          <table:table-cell office:value-type="float" office:value="0.916546" calcext:value-type="float">
            <text:p>0.916546</text:p>
          </table:table-cell>
          <table:table-cell office:value-type="float" office:value="0.815152" calcext:value-type="float">
            <text:p>0.815152</text:p>
          </table:table-cell>
          <table:table-cell office:value-type="float" office:value="0.896524" calcext:value-type="float">
            <text:p>0.89652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26352" calcext:value-type="float">
            <text:p>0.826352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755" calcext:value-type="float">
            <text:p>0.86975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501548" calcext:value-type="float">
            <text:p>0.501548</text:p>
          </table:table-cell>
          <table:table-cell office:value-type="float" office:value="0.944853" calcext:value-type="float">
            <text:p>0.94485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938495" calcext:value-type="float">
            <text:p>0.93849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61429" calcext:value-type="float">
            <text:p>0.861429</text:p>
          </table:table-cell>
          <table:table-cell office:value-type="float" office:value="0.843313" calcext:value-type="float">
            <text:p>0.843313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0824" calcext:value-type="float">
            <text:p>0.84082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72777" calcext:value-type="float">
            <text:p>0.872777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1795" calcext:value-type="float">
            <text:p>0.921795</text:p>
          </table:table-cell>
          <table:table-cell office:value-type="float" office:value="0.842604" calcext:value-type="float">
            <text:p>0.8426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0485" calcext:value-type="float">
            <text:p>0.88048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 office:value-type="float" office:value="0.880155" calcext:value-type="float">
            <text:p>0.880155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2548" calcext:value-type="float">
            <text:p>0.87254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87195" calcext:value-type="float">
            <text:p>0.88719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542" calcext:value-type="float">
            <text:p>0.91542</text:p>
          </table:table-cell>
          <table:table-cell office:value-type="float" office:value="0.875262" calcext:value-type="float">
            <text:p>0.87526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5427" calcext:value-type="float">
            <text:p>0.86542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4187" calcext:value-type="float">
            <text:p>0.914187</text:p>
          </table:table-cell>
          <table:table-cell office:value-type="float" office:value="0.846551" calcext:value-type="float">
            <text:p>0.84655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034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3478" calcext:value-type="float">
            <text:p>0.913478</text:p>
          </table:table-cell>
          <table:table-cell office:value-type="float" office:value="0.842344" calcext:value-type="float">
            <text:p>0.84234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34315" calcext:value-type="float">
            <text:p>0.934315</text:p>
          </table:table-cell>
          <table:table-cell office:value-type="float" office:value="0.93916" calcext:value-type="float">
            <text:p>0.9391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839" calcext:value-type="float">
            <text:p>0.93583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7911" calcext:value-type="float">
            <text:p>0.927911</text:p>
          </table:table-cell>
          <table:table-cell office:value-type="float" office:value="0.937274" calcext:value-type="float">
            <text:p>0.937274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1499" calcext:value-type="float">
            <text:p>0.93149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6766" calcext:value-type="float">
            <text:p>0.926766</text:p>
          </table:table-cell>
          <table:table-cell office:value-type="float" office:value="0.909278" calcext:value-type="float">
            <text:p>0.909278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16" calcext:value-type="float">
            <text:p>0.9171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921495" calcext:value-type="float">
            <text:p>0.921495</text:p>
          </table:table-cell>
          <table:table-cell office:value-type="float" office:value="0.908652" calcext:value-type="float">
            <text:p>0.908652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914521" calcext:value-type="float">
            <text:p>0.9145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70758" calcext:value-type="float">
            <text:p>0.870758</text:p>
          </table:table-cell>
          <table:table-cell office:value-type="float" office:value="0.925263" calcext:value-type="float">
            <text:p>0.9252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4987" calcext:value-type="float">
            <text:p>0.8949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0.841569" calcext:value-type="float">
            <text:p>0.841569</text:p>
          </table:table-cell>
          <table:table-cell office:value-type="float" office:value="0.914065" calcext:value-type="float">
            <text:p>0.914065</text:p>
          </table:table-cell>
          <table:table-cell office:value-type="float" office:value="0.779412" calcext:value-type="float">
            <text:p>0.779412</text:p>
          </table:table-cell>
          <table:table-cell office:value-type="float" office:value="0.875013" calcext:value-type="float">
            <text:p>0.87501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73095" calcext:value-type="float">
            <text:p>0.473095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27682" calcext:value-type="float">
            <text:p>0.9276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2986" calcext:value-type="float">
            <text:p>0.882986</text:p>
          </table:table-cell>
          <table:table-cell office:value-type="float" office:value="0.882844" calcext:value-type="float">
            <text:p>0.882844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5683" calcext:value-type="float">
            <text:p>0.8756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3767" calcext:value-type="float">
            <text:p>0.89376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9274" calcext:value-type="float">
            <text:p>0.919274</text:p>
          </table:table-cell>
          <table:table-cell office:value-type="float" office:value="0.880633" calcext:value-type="float">
            <text:p>0.8806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466" calcext:value-type="float">
            <text:p>0.853466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0805" calcext:value-type="float">
            <text:p>0.8308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152" calcext:value-type="float">
            <text:p>0.9151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37782" calcext:value-type="float">
            <text:p>0.837782</text:p>
          </table:table-cell>
          <table:table-cell office:value-type="float" office:value="0.825858" calcext:value-type="float">
            <text:p>0.825858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2059" calcext:value-type="float">
            <text:p>0.82205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83664" calcext:value-type="float">
            <text:p>0.883664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72097" calcext:value-type="float">
            <text:p>0.87209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6135" calcext:value-type="float">
            <text:p>0.84613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832589" calcext:value-type="float">
            <text:p>0.83258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43272" calcext:value-type="float">
            <text:p>0.843272</text:p>
          </table:table-cell>
          <table:table-cell office:value-type="float" office:value="0.83" calcext:value-type="float">
            <text:p>0.83</text:p>
          </table:table-cell>
          <table:table-cell office:value-type="float" office:value="0.903875" calcext:value-type="float">
            <text:p>0.903875</text:p>
          </table:table-cell>
          <table:table-cell office:value-type="float" office:value="0.827654" calcext:value-type="float">
            <text:p>0.82765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9344" calcext:value-type="float">
            <text:p>0.939344</text:p>
          </table:table-cell>
          <table:table-cell office:value-type="float" office:value="0.934578" calcext:value-type="float">
            <text:p>0.934578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698" calcext:value-type="float">
            <text:p>0.93569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8074" calcext:value-type="float">
            <text:p>0.938074</text:p>
          </table:table-cell>
          <table:table-cell office:value-type="float" office:value="0.923947" calcext:value-type="float">
            <text:p>0.92394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30213" calcext:value-type="float">
            <text:p>0.93021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7597" calcext:value-type="float">
            <text:p>0.907597</text:p>
          </table:table-cell>
          <table:table-cell office:value-type="float" office:value="0.910091" calcext:value-type="float">
            <text:p>0.910091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08261" calcext:value-type="float">
            <text:p>0.90826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0345" calcext:value-type="float">
            <text:p>0.90345</text:p>
          </table:table-cell>
          <table:table-cell office:value-type="float" office:value="0.908209" calcext:value-type="float">
            <text:p>0.908209</text:p>
          </table:table-cell>
          <table:table-cell office:value-type="float" office:value="0.83" calcext:value-type="float">
            <text:p>0.83</text:p>
          </table:table-cell>
          <table:table-cell office:value-type="float" office:value="0.905188" calcext:value-type="float">
            <text:p>0.90518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5478" calcext:value-type="float">
            <text:p>0.85478</text:p>
          </table:table-cell>
          <table:table-cell office:value-type="float" office:value="0.894073" calcext:value-type="float">
            <text:p>0.89407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849" calcext:value-type="float">
            <text:p>0.87084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18941" calcext:value-type="float">
            <text:p>0.818941</text:p>
          </table:table-cell>
          <table:table-cell office:value-type="float" office:value="0.914474" calcext:value-type="float">
            <text:p>0.914474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474" calcext:value-type="float">
            <text:p>0.8634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0758" calcext:value-type="float">
            <text:p>0.95075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45375" calcext:value-type="float">
            <text:p>0.45375</text:p>
          </table:table-cell>
          <table:table-cell office:value-type="float" office:value="0.941912" calcext:value-type="float">
            <text:p>0.9419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931661" calcext:value-type="float">
            <text:p>0.93166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n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27365" calcext:value-type="float">
            <text:p>0.9273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0979" calcext:value-type="float">
            <text:p>0.890979</text:p>
          </table:table-cell>
          <table:table-cell office:value-type="float" office:value="0.896138" calcext:value-type="float">
            <text:p>0.896138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7564" calcext:value-type="float">
            <text:p>0.88756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9756" calcext:value-type="float">
            <text:p>0.899756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4943" calcext:value-type="float">
            <text:p>0.924943</text:p>
          </table:table-cell>
          <table:table-cell office:value-type="float" office:value="0.889876" calcext:value-type="float">
            <text:p>0.8898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63005" calcext:value-type="float">
            <text:p>0.863005</text:p>
          </table:table-cell>
          <table:table-cell office:value-type="float" office:value="0.842917" calcext:value-type="float">
            <text:p>0.8429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4949" calcext:value-type="float">
            <text:p>0.84494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53748" calcext:value-type="float">
            <text:p>0.853748</text:p>
          </table:table-cell>
          <table:table-cell office:value-type="float" office:value="0.846801" calcext:value-type="float">
            <text:p>0.846801</text:p>
          </table:table-cell>
          <table:table-cell office:value-type="float" office:value="0.92375" calcext:value-type="float">
            <text:p>0.92375</text:p>
          </table:table-cell>
          <table:table-cell office:value-type="float" office:value="0.843148" calcext:value-type="float">
            <text:p>0.84314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81136" calcext:value-type="float">
            <text:p>0.88113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64969" calcext:value-type="float">
            <text:p>0.86496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float" office:value="0.849371" calcext:value-type="float">
            <text:p>0.8493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0.859581" calcext:value-type="float">
            <text:p>0.85958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3813" calcext:value-type="float">
            <text:p>0.913813</text:p>
          </table:table-cell>
          <table:table-cell office:value-type="float" office:value="0.847062" calcext:value-type="float">
            <text:p>0.8470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3759" calcext:value-type="float">
            <text:p>0.933759</text:p>
          </table:table-cell>
          <table:table-cell office:value-type="float" office:value="0.948045" calcext:value-type="float">
            <text:p>0.948045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368" calcext:value-type="float">
            <text:p>0.94036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344" calcext:value-type="float">
            <text:p>0.934344</text:p>
          </table:table-cell>
          <table:table-cell office:value-type="float" office:value="0.939211" calcext:value-type="float">
            <text:p>0.93921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992" calcext:value-type="float">
            <text:p>0.93599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34713" calcext:value-type="float">
            <text:p>0.934713</text:p>
          </table:table-cell>
          <table:table-cell office:value-type="float" office:value="0.901615" calcext:value-type="float">
            <text:p>0.901615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78" calcext:value-type="float">
            <text:p>0.91757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928892" calcext:value-type="float">
            <text:p>0.928892</text:p>
          </table:table-cell>
          <table:table-cell office:value-type="float" office:value="0.906517" calcext:value-type="float">
            <text:p>0.90651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91732" calcext:value-type="float">
            <text:p>0.9173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67353" calcext:value-type="float">
            <text:p>0.867353</text:p>
          </table:table-cell>
          <table:table-cell office:value-type="float" office:value="0.918618" calcext:value-type="float">
            <text:p>0.91861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889753" calcext:value-type="float">
            <text:p>0.88975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820204" calcext:value-type="float">
            <text:p>0.820204</text:p>
          </table:table-cell>
          <table:table-cell office:value-type="float" office:value="0.921842" calcext:value-type="float">
            <text:p>0.921842</text:p>
          </table:table-cell>
          <table:table-cell office:value-type="float" office:value="0.767647" calcext:value-type="float">
            <text:p>0.767647</text:p>
          </table:table-cell>
          <table:table-cell office:value-type="float" office:value="0.867117" calcext:value-type="float">
            <text:p>0.8671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303" calcext:value-type="float">
            <text:p>0.9530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53869" calcext:value-type="float">
            <text:p>0.453869</text:p>
          </table:table-cell>
          <table:table-cell office:value-type="float" office:value="0.940441" calcext:value-type="float">
            <text:p>0.94044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14749" calcext:value-type="float">
            <text:p>0.914749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3987" calcext:value-type="float">
            <text:p>0.9039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931038" calcext:value-type="float">
            <text:p>0.931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93131" calcext:value-type="float">
            <text:p>0.893131</text:p>
          </table:table-cell>
          <table:table-cell office:value-type="float" office:value="0.891733" calcext:value-type="float">
            <text:p>0.891733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598" calcext:value-type="float">
            <text:p>0.886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082" calcext:value-type="float">
            <text:p>0.87082</text:p>
          </table:table-cell>
          <table:table-cell office:value-type="float" office:value="0.847219" calcext:value-type="float">
            <text:p>0.847219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5651" calcext:value-type="float">
            <text:p>0.8456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0409" calcext:value-type="float">
            <text:p>0.900409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5397" calcext:value-type="float">
            <text:p>0.925397</text:p>
          </table:table-cell>
          <table:table-cell office:value-type="float" office:value="0.889918" calcext:value-type="float">
            <text:p>0.8899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77247" calcext:value-type="float">
            <text:p>0.877247</text:p>
          </table:table-cell>
          <table:table-cell office:value-type="float" office:value="0.845417" calcext:value-type="float">
            <text:p>0.845417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48558" calcext:value-type="float">
            <text:p>0.8485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69624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831" calcext:value-type="float">
            <text:p>0.916831</text:p>
          </table:table-cell>
          <table:table-cell office:value-type="float" office:value="0.848969" calcext:value-type="float">
            <text:p>0.8489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73049" calcext:value-type="float">
            <text:p>0.873049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5813" calcext:value-type="float">
            <text:p>0.915813</text:p>
          </table:table-cell>
          <table:table-cell office:value-type="float" office:value="0.853071" calcext:value-type="float">
            <text:p>0.8530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6378" calcext:value-type="float">
            <text:p>0.936378</text:p>
          </table:table-cell>
          <table:table-cell office:value-type="float" office:value="0.964975" calcext:value-type="float">
            <text:p>0.964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606" calcext:value-type="float">
            <text:p>0.94960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9294" calcext:value-type="float">
            <text:p>0.929294</text:p>
          </table:table-cell>
          <table:table-cell office:value-type="float" office:value="0.952947" calcext:value-type="float">
            <text:p>0.9529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086" calcext:value-type="float">
            <text:p>0.94008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434" calcext:value-type="float">
            <text:p>0.921434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9487" calcext:value-type="float">
            <text:p>0.91948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14377" calcext:value-type="float">
            <text:p>0.914377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736" calcext:value-type="float">
            <text:p>0.9177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89313" calcext:value-type="float">
            <text:p>0.889313</text:p>
          </table:table-cell>
          <table:table-cell office:value-type="float" office:value="0.907863" calcext:value-type="float">
            <text:p>0.907863</text:p>
          </table:table-cell>
          <table:table-cell office:value-type="float" office:value="0.812121" calcext:value-type="float">
            <text:p>0.812121</text:p>
          </table:table-cell>
          <table:table-cell office:value-type="float" office:value="0.895275" calcext:value-type="float">
            <text:p>0.8952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35021" calcext:value-type="float">
            <text:p>0.835021</text:p>
          </table:table-cell>
          <table:table-cell office:value-type="float" office:value="0.89581" calcext:value-type="float">
            <text:p>0.89581</text:p>
          </table:table-cell>
          <table:table-cell office:value-type="float" office:value="0.761765" calcext:value-type="float">
            <text:p>0.761765</text:p>
          </table:table-cell>
          <table:table-cell office:value-type="float" office:value="0.86374" calcext:value-type="float">
            <text:p>0.863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1834" calcext:value-type="float">
            <text:p>0.93183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017" calcext:value-type="float">
            <text:p>0.92901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903042" calcext:value-type="float">
            <text:p>0.903042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9353" calcext:value-type="float">
            <text:p>0.8893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69028" calcext:value-type="float">
            <text:p>0.869028</text:p>
          </table:table-cell>
          <table:table-cell office:value-type="float" office:value="0.849022" calcext:value-type="float">
            <text:p>0.849022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846612" calcext:value-type="float">
            <text:p>0.8466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924359" calcext:value-type="float">
            <text:p>0.92435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0.882814" calcext:value-type="float">
            <text:p>0.882814</text:p>
          </table:table-cell>
          <table:table-cell office:value-type="float" office:value="0.888545" calcext:value-type="float">
            <text:p>0.88854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2" calcext:value-type="float">
            <text:p>0.879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8146" calcext:value-type="float">
            <text:p>0.91814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91441" calcext:value-type="float">
            <text:p>0.89144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687" calcext:value-type="float">
            <text:p>0.917687</text:p>
          </table:table-cell>
          <table:table-cell office:value-type="float" office:value="0.879888" calcext:value-type="float">
            <text:p>0.8798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4893" calcext:value-type="float">
            <text:p>0.86489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2813" calcext:value-type="float">
            <text:p>0.912813</text:p>
          </table:table-cell>
          <table:table-cell office:value-type="float" office:value="0.849259" calcext:value-type="float">
            <text:p>0.84925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5848" calcext:value-type="float">
            <text:p>0.935848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65" calcext:value-type="float">
            <text:p>0.941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3358" calcext:value-type="float">
            <text:p>0.93358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964" calcext:value-type="float">
            <text:p>0.93496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15532" calcext:value-type="float">
            <text:p>0.915532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918619" calcext:value-type="float">
            <text:p>0.9186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91893" calcext:value-type="float">
            <text:p>0.91893</text:p>
          </table:table-cell>
          <table:table-cell office:value-type="float" office:value="0.916103" calcext:value-type="float">
            <text:p>0.916103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6636" calcext:value-type="float">
            <text:p>0.91663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71178" calcext:value-type="float">
            <text:p>0.871178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37" calcext:value-type="float">
            <text:p>0.8913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0.815513" calcext:value-type="float">
            <text:p>0.815513</text:p>
          </table:table-cell>
          <table:table-cell office:value-type="float" office:value="0.911084" calcext:value-type="float">
            <text:p>0.911084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614" calcext:value-type="float">
            <text:p>0.85961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84107" calcext:value-type="float">
            <text:p>0.484107</text:p>
          </table:table-cell>
          <table:table-cell office:value-type="float" office:value="0.943382" calcext:value-type="float">
            <text:p>0.9433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4542" calcext:value-type="float">
            <text:p>0.90454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93045" calcext:value-type="float">
            <text:p>0.9304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4996" calcext:value-type="float">
            <text:p>0.894996</text:p>
          </table:table-cell>
          <table:table-cell office:value-type="float" office:value="0.897011" calcext:value-type="float">
            <text:p>0.897011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1411" calcext:value-type="float">
            <text:p>0.8914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905029" calcext:value-type="float">
            <text:p>0.90502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9252" calcext:value-type="float">
            <text:p>0.929252</text:p>
          </table:table-cell>
          <table:table-cell office:value-type="float" office:value="0.895638" calcext:value-type="float">
            <text:p>0.8956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63067" calcext:value-type="float">
            <text:p>0.863067</text:p>
          </table:table-cell>
          <table:table-cell office:value-type="float" office:value="0.853387" calcext:value-type="float">
            <text:p>0.853387</text:p>
          </table:table-cell>
          <table:table-cell office:value-type="float" office:value="0.925" calcext:value-type="float">
            <text:p>0.925</text:p>
          </table:table-cell>
          <table:table-cell office:value-type="float" office:value="0.850158" calcext:value-type="float">
            <text:p>0.8501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70693" calcext:value-type="float">
            <text:p>0.870693</text:p>
          </table:table-cell>
          <table:table-cell office:value-type="float" office:value="0.845833" calcext:value-type="float">
            <text:p>0.845833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852173" calcext:value-type="float">
            <text:p>0.85217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19284" calcext:value-type="float">
            <text:p>0.9192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58459" calcext:value-type="float">
            <text:p>0.858459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5648" calcext:value-type="float">
            <text:p>0.915648</text:p>
          </table:table-cell>
          <table:table-cell office:value-type="float" office:value="0.848598" calcext:value-type="float">
            <text:p>0.8485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63049" calcext:value-type="float">
            <text:p>0.863049</text:p>
          </table:table-cell>
          <table:table-cell office:value-type="float" office:value="0.85" calcext:value-type="float">
            <text:p>0.85</text:p>
          </table:table-cell>
          <table:table-cell office:value-type="float" office:value="0.913063" calcext:value-type="float">
            <text:p>0.913063</text:p>
          </table:table-cell>
          <table:table-cell office:value-type="float" office:value="0.850792" calcext:value-type="float">
            <text:p>0.85079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40848" calcext:value-type="float">
            <text:p>0.940848</text:p>
          </table:table-cell>
          <table:table-cell office:value-type="float" office:value="0.959975" calcext:value-type="float">
            <text:p>0.959975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9333" calcext:value-type="float">
            <text:p>0.94933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9081" calcext:value-type="float">
            <text:p>0.939081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3117" calcext:value-type="float">
            <text:p>0.94311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20745" calcext:value-type="float">
            <text:p>0.920745</text:p>
          </table:table-cell>
          <table:table-cell office:value-type="float" office:value="0.915839" calcext:value-type="float">
            <text:p>0.915839</text:p>
          </table:table-cell>
          <table:table-cell office:value-type="float" office:value="0.85" calcext:value-type="float">
            <text:p>0.85</text:p>
          </table:table-cell>
          <table:table-cell office:value-type="float" office:value="0.917929" calcext:value-type="float">
            <text:p>0.91792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14032" calcext:value-type="float">
            <text:p>0.914032</text:p>
          </table:table-cell>
          <table:table-cell office:value-type="float" office:value="0.921686" calcext:value-type="float">
            <text:p>0.921686</text:p>
          </table:table-cell>
          <table:table-cell office:value-type="float" office:value="0.848718" calcext:value-type="float">
            <text:p>0.848718</text:p>
          </table:table-cell>
          <table:table-cell office:value-type="float" office:value="0.917523" calcext:value-type="float">
            <text:p>0.91752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9976" calcext:value-type="float">
            <text:p>0.859976</text:p>
          </table:table-cell>
          <table:table-cell office:value-type="float" office:value="0.908568" calcext:value-type="float">
            <text:p>0.908568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39" calcext:value-type="float">
            <text:p>0.8803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928295" calcext:value-type="float">
            <text:p>0.928295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.870779" calcext:value-type="float">
            <text:p>0.87077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939" calcext:value-type="float">
            <text:p>0.94393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439167" calcext:value-type="float">
            <text:p>0.439167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7163" calcext:value-type="float">
            <text:p>0.92716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87381" calcext:value-type="float">
            <text:p>0.887381</text:p>
          </table:table-cell>
          <table:table-cell office:value-type="float" office:value="0.883915" calcext:value-type="float">
            <text:p>0.883915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865" calcext:value-type="float">
            <text:p>0.8786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787" calcext:value-type="float">
            <text:p>0.89378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7914" calcext:value-type="float">
            <text:p>0.917914</text:p>
          </table:table-cell>
          <table:table-cell office:value-type="float" office:value="0.880608" calcext:value-type="float">
            <text:p>0.88060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93915" calcext:value-type="float">
            <text:p>0.893915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746" calcext:value-type="float">
            <text:p>0.91746</text:p>
          </table:table-cell>
          <table:table-cell office:value-type="float" office:value="0.875711" calcext:value-type="float">
            <text:p>0.87571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917172" calcext:value-type="float">
            <text:p>0.91717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4072" calcext:value-type="float">
            <text:p>0.844072</text:p>
          </table:table-cell>
          <table:table-cell office:value-type="float" office:value="0.817981" calcext:value-type="float">
            <text:p>0.817981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813361" calcext:value-type="float">
            <text:p>0.81336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 office:value-type="float" office:value="0.840821" calcext:value-type="float">
            <text:p>0.840821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08253" calcext:value-type="float">
            <text:p>0.8082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37167" calcext:value-type="float">
            <text:p>0.83716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2038" calcext:value-type="float">
            <text:p>0.902038</text:p>
          </table:table-cell>
          <table:table-cell office:value-type="float" office:value="0.815918" calcext:value-type="float">
            <text:p>0.81591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0.845552" calcext:value-type="float">
            <text:p>0.8455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025" calcext:value-type="float">
            <text:p>0.90025</text:p>
          </table:table-cell>
          <table:table-cell office:value-type="float" office:value="0.823176" calcext:value-type="float">
            <text:p>0.82317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3491" calcext:value-type="float">
            <text:p>0.933491</text:p>
          </table:table-cell>
          <table:table-cell office:value-type="float" office:value="0.938185" calcext:value-type="float">
            <text:p>0.93818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4415" calcext:value-type="float">
            <text:p>0.93441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35054" calcext:value-type="float">
            <text:p>0.935054</text:p>
          </table:table-cell>
          <table:table-cell office:value-type="float" office:value="0.935159" calcext:value-type="float">
            <text:p>0.935159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33158" calcext:value-type="float">
            <text:p>0.93315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741" calcext:value-type="float">
            <text:p>0.905741</text:p>
          </table:table-cell>
          <table:table-cell office:value-type="float" office:value="0.900636" calcext:value-type="float">
            <text:p>0.900636</text:p>
          </table:table-cell>
          <table:table-cell office:value-type="float" office:value="0.825" calcext:value-type="float">
            <text:p>0.825</text:p>
          </table:table-cell>
          <table:table-cell office:value-type="float" office:value="0.902688" calcext:value-type="float">
            <text:p>0.9026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905672" calcext:value-type="float">
            <text:p>0.905672</text:p>
          </table:table-cell>
          <table:table-cell office:value-type="float" office:value="0.895358" calcext:value-type="float">
            <text:p>0.89535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899909" calcext:value-type="float">
            <text:p>0.89990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53461" calcext:value-type="float">
            <text:p>0.853461</text:p>
          </table:table-cell>
          <table:table-cell office:value-type="float" office:value="0.902286" calcext:value-type="float">
            <text:p>0.902286</text:p>
          </table:table-cell>
          <table:table-cell office:value-type="float" office:value="0.775758" calcext:value-type="float">
            <text:p>0.775758</text:p>
          </table:table-cell>
          <table:table-cell office:value-type="float" office:value="0.872902" calcext:value-type="float">
            <text:p>0.87290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0.823384" calcext:value-type="float">
            <text:p>0.823384</text:p>
          </table:table-cell>
          <table:table-cell office:value-type="float" office:value="0.898183" calcext:value-type="float">
            <text:p>0.898183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7768" calcext:value-type="float">
            <text:p>0.85776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5455" calcext:value-type="float">
            <text:p>0.94545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6799" calcext:value-type="float">
            <text:p>0.906799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2147" calcext:value-type="float">
            <text:p>0.90214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5244" calcext:value-type="float">
            <text:p>0.45244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394" calcext:value-type="float">
            <text:p>0.913394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467" calcext:value-type="float">
            <text:p>0.934467</text:p>
          </table:table-cell>
          <table:table-cell office:value-type="float" office:value="0.903269" calcext:value-type="float">
            <text:p>0.90326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13228" calcext:value-type="float">
            <text:p>0.913228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151" calcext:value-type="float">
            <text:p>0.89915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6211" calcext:value-type="float">
            <text:p>0.9262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84752" calcext:value-type="float">
            <text:p>0.84752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839221" calcext:value-type="float">
            <text:p>0.8392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918733" calcext:value-type="float">
            <text:p>0.91873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9726" calcext:value-type="float">
            <text:p>0.84972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14103" calcext:value-type="float">
            <text:p>0.914103</text:p>
          </table:table-cell>
          <table:table-cell office:value-type="float" office:value="0.829812" calcext:value-type="float">
            <text:p>0.8298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60523" calcext:value-type="float">
            <text:p>0.86052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0812" calcext:value-type="float">
            <text:p>0.910812</text:p>
          </table:table-cell>
          <table:table-cell office:value-type="float" office:value="0.844018" calcext:value-type="float">
            <text:p>0.84401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689" calcext:value-type="float">
            <text:p>0.935689</text:p>
          </table:table-cell>
          <table:table-cell office:value-type="float" office:value="0.964093" calcext:value-type="float">
            <text:p>0.964093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785" calcext:value-type="float">
            <text:p>0.9487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19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27358" calcext:value-type="float">
            <text:p>0.8273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6617" calcext:value-type="float">
            <text:p>0.936617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10157" calcext:value-type="float">
            <text:p>0.910157</text:p>
          </table:table-cell>
          <table:table-cell office:value-type="float" office:value="0.917693" calcext:value-type="float">
            <text:p>0.91769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3305" calcext:value-type="float">
            <text:p>0.91330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833" calcext:value-type="float">
            <text:p>0.906833</text:p>
          </table:table-cell>
          <table:table-cell office:value-type="float" office:value="0.904348" calcext:value-type="float">
            <text:p>0.904348</text:p>
          </table:table-cell>
          <table:table-cell office:value-type="float" office:value="0.828205" calcext:value-type="float">
            <text:p>0.828205</text:p>
          </table:table-cell>
          <table:table-cell office:value-type="float" office:value="0.90543" calcext:value-type="float">
            <text:p>0.9054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49805" calcext:value-type="float">
            <text:p>0.849805</text:p>
          </table:table-cell>
          <table:table-cell office:value-type="float" office:value="0.909953" calcext:value-type="float">
            <text:p>0.909953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876309" calcext:value-type="float">
            <text:p>0.87630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3306" calcext:value-type="float">
            <text:p>0.803306</text:p>
          </table:table-cell>
          <table:table-cell office:value-type="float" office:value="0.91036" calcext:value-type="float">
            <text:p>0.91036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2438" calcext:value-type="float">
            <text:p>0.85243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424762" calcext:value-type="float">
            <text:p>0.424762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30536" calcext:value-type="float">
            <text:p>0.93053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903241" calcext:value-type="float">
            <text:p>0.90324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658" calcext:value-type="float">
            <text:p>0.8946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2498" calcext:value-type="float">
            <text:p>0.92249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78849" calcext:value-type="float">
            <text:p>0.878849</text:p>
          </table:table-cell>
          <table:table-cell office:value-type="float" office:value="0.890357" calcext:value-type="float">
            <text:p>0.890357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188" calcext:value-type="float">
            <text:p>0.87918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88435" calcext:value-type="float">
            <text:p>0.888435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18141" calcext:value-type="float">
            <text:p>0.918141</text:p>
          </table:table-cell>
          <table:table-cell office:value-type="float" office:value="0.87971" calcext:value-type="float">
            <text:p>0.879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43714" calcext:value-type="float">
            <text:p>0.843714</text:p>
          </table:table-cell>
          <table:table-cell office:value-type="float" office:value="0.823389" calcext:value-type="float">
            <text:p>0.823389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71" calcext:value-type="float">
            <text:p>0.8217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 office:value-type="float" office:value="0.852944" calcext:value-type="float">
            <text:p>0.852944</text:p>
          </table:table-cell>
          <table:table-cell office:value-type="float" office:value="0.812917" calcext:value-type="float">
            <text:p>0.81291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21685" calcext:value-type="float">
            <text:p>0.82168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255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367" calcext:value-type="float">
            <text:p>0.902367</text:p>
          </table:table-cell>
          <table:table-cell office:value-type="float" office:value="0.823357" calcext:value-type="float">
            <text:p>0.82335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9124" calcext:value-type="float">
            <text:p>0.849124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188" calcext:value-type="float">
            <text:p>0.901188</text:p>
          </table:table-cell>
          <table:table-cell office:value-type="float" office:value="0.828918" calcext:value-type="float">
            <text:p>0.82891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35426" calcext:value-type="float">
            <text:p>0.935426</text:p>
          </table:table-cell>
          <table:table-cell office:value-type="float" office:value="0.954424" calcext:value-type="float">
            <text:p>0.95442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211" calcext:value-type="float">
            <text:p>0.94421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27172" calcext:value-type="float">
            <text:p>0.927172</text:p>
          </table:table-cell>
          <table:table-cell office:value-type="float" office:value="0.940933" calcext:value-type="float">
            <text:p>0.940933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3121" calcext:value-type="float">
            <text:p>0.93312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522" calcext:value-type="float">
            <text:p>0.9052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906435" calcext:value-type="float">
            <text:p>0.906435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095" calcext:value-type="float">
            <text:p>0.90209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51357" calcext:value-type="float">
            <text:p>0.851357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458" calcext:value-type="float">
            <text:p>0.88245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807975" calcext:value-type="float">
            <text:p>0.807975</text:p>
          </table:table-cell>
          <table:table-cell office:value-type="float" office:value="0.920741" calcext:value-type="float">
            <text:p>0.920741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59732" calcext:value-type="float">
            <text:p>0.85973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51515" calcext:value-type="float">
            <text:p>0.95151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63095" calcext:value-type="float">
            <text:p>0.463095</text:p>
          </table:table-cell>
          <table:table-cell office:value-type="float" office:value="0.942647" calcext:value-type="float">
            <text:p>0.94264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1799" calcext:value-type="float">
            <text:p>0.901799</text:p>
          </table:table-cell>
          <table:table-cell office:value-type="float" office:value="0.903638" calcext:value-type="float">
            <text:p>0.9036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52" calcext:value-type="float">
            <text:p>0.895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10709" calcext:value-type="float">
            <text:p>0.910709</text:p>
          </table:table-cell>
          <table:table-cell office:value-type="float" office:value="0.9" calcext:value-type="float">
            <text:p>0.9</text:p>
          </table:table-cell>
          <table:table-cell office:value-type="float" office:value="0.932426" calcext:value-type="float">
            <text:p>0.932426</text:p>
          </table:table-cell>
          <table:table-cell office:value-type="float" office:value="0.899018" calcext:value-type="float">
            <text:p>0.89901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931228" calcext:value-type="float">
            <text:p>0.93122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929752" calcext:value-type="float">
            <text:p>0.92975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902447" calcext:value-type="float">
            <text:p>0.902447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275" calcext:value-type="float">
            <text:p>0.8902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36136" calcext:value-type="float">
            <text:p>0.836136</text:p>
          </table:table-cell>
          <table:table-cell office:value-type="float" office:value="0.8" calcext:value-type="float">
            <text:p>0.8</text:p>
          </table:table-cell>
          <table:table-cell office:value-type="float" office:value="0.902564" calcext:value-type="float">
            <text:p>0.902564</text:p>
          </table:table-cell>
          <table:table-cell office:value-type="float" office:value="0.805474" calcext:value-type="float">
            <text:p>0.80547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664" calcext:value-type="float">
            <text:p>0.930664</text:p>
          </table:table-cell>
          <table:table-cell office:value-type="float" office:value="0.963893" calcext:value-type="float">
            <text:p>0.963893</text:p>
          </table:table-cell>
          <table:table-cell office:value-type="float" office:value="0.9" calcext:value-type="float">
            <text:p>0.9</text:p>
          </table:table-cell>
          <table:table-cell office:value-type="float" office:value="0.946377" calcext:value-type="float">
            <text:p>0.94637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11035" calcext:value-type="float">
            <text:p>0.811035</text:p>
          </table:table-cell>
          <table:table-cell office:value-type="float" office:value="0.795248" calcext:value-type="float">
            <text:p>0.795248</text:p>
          </table:table-cell>
          <table:table-cell office:value-type="float" office:value="0.9" calcext:value-type="float">
            <text:p>0.9</text:p>
          </table:table-cell>
          <table:table-cell office:value-type="float" office:value="0.787326" calcext:value-type="float">
            <text:p>0.78732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6287" calcext:value-type="float">
            <text:p>0.826287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2702" calcext:value-type="float">
            <text:p>0.892702</text:p>
          </table:table-cell>
          <table:table-cell office:value-type="float" office:value="0.80536" calcext:value-type="float">
            <text:p>0.805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0589" calcext:value-type="float">
            <text:p>0.930589</text:p>
          </table:table-cell>
          <table:table-cell office:value-type="float" office:value="0.954474" calcext:value-type="float">
            <text:p>0.95447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519" calcext:value-type="float">
            <text:p>0.9415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24961" calcext:value-type="float">
            <text:p>0.824961</text:p>
          </table:table-cell>
          <table:table-cell office:value-type="float" office:value="0.8" calcext:value-type="float">
            <text:p>0.8</text:p>
          </table:table-cell>
          <table:table-cell office:value-type="float" office:value="0.888063" calcext:value-type="float">
            <text:p>0.888063</text:p>
          </table:table-cell>
          <table:table-cell office:value-type="float" office:value="0.800275" calcext:value-type="float">
            <text:p>0.80027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6662" calcext:value-type="float">
            <text:p>0.866662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91469" calcext:value-type="float">
            <text:p>0.89146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4601" calcext:value-type="float">
            <text:p>0.894601</text:p>
          </table:table-cell>
          <table:table-cell office:value-type="float" office:value="0.889429" calcext:value-type="float">
            <text:p>0.889429</text:p>
          </table:table-cell>
          <table:table-cell office:value-type="float" office:value="0.805128" calcext:value-type="float">
            <text:p>0.805128</text:p>
          </table:table-cell>
          <table:table-cell office:value-type="float" office:value="0.89136" calcext:value-type="float">
            <text:p>0.8913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96059" calcext:value-type="float">
            <text:p>0.896059</text:p>
          </table:table-cell>
          <table:table-cell office:value-type="float" office:value="0.881211" calcext:value-type="float">
            <text:p>0.881211</text:p>
          </table:table-cell>
          <table:table-cell office:value-type="float" office:value="0.8" calcext:value-type="float">
            <text:p>0.8</text:p>
          </table:table-cell>
          <table:table-cell office:value-type="float" office:value="0.887787" calcext:value-type="float">
            <text:p>0.88778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27035" calcext:value-type="float">
            <text:p>0.827035</text:p>
          </table:table-cell>
          <table:table-cell office:value-type="float" office:value="0.920058" calcext:value-type="float">
            <text:p>0.920058</text:p>
          </table:table-cell>
          <table:table-cell office:value-type="float" office:value="0.770588" calcext:value-type="float">
            <text:p>0.770588</text:p>
          </table:table-cell>
          <table:table-cell office:value-type="float" office:value="0.869944" calcext:value-type="float">
            <text:p>0.86994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8485" calcext:value-type="float">
            <text:p>0.94848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412976" calcext:value-type="float">
            <text:p>0.412976</text:p>
          </table:table-cell>
          <table:table-cell office:value-type="float" office:value="0.935294" calcext:value-type="float">
            <text:p>0.93529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926538" calcext:value-type="float">
            <text:p>0.9265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923616" calcext:value-type="float">
            <text:p>0.92361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31531" calcext:value-type="float">
            <text:p>0.831531</text:p>
          </table:table-cell>
          <table:table-cell office:value-type="float" office:value="0.91625" calcext:value-type="float">
            <text:p>0.91625</text:p>
          </table:table-cell>
          <table:table-cell office:value-type="float" office:value="0.825642" calcext:value-type="float">
            <text:p>0.8256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3831" calcext:value-type="float">
            <text:p>0.873831</text:p>
          </table:table-cell>
          <table:table-cell office:value-type="float" office:value="0.876415" calcext:value-type="float">
            <text:p>0.87641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68579" calcext:value-type="float">
            <text:p>0.868579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84246" calcext:value-type="float">
            <text:p>0.884246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11791" calcext:value-type="float">
            <text:p>0.911791</text:p>
          </table:table-cell>
          <table:table-cell office:value-type="float" office:value="0.871395" calcext:value-type="float">
            <text:p>0.87139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7963" calcext:value-type="float">
            <text:p>0.87963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866453" calcext:value-type="float">
            <text:p>0.8664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float" office:value="0.841275" calcext:value-type="float">
            <text:p>0.841275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6008" calcext:value-type="float">
            <text:p>0.8160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5191" calcext:value-type="float">
            <text:p>0.85191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3813" calcext:value-type="float">
            <text:p>0.903813</text:p>
          </table:table-cell>
          <table:table-cell office:value-type="float" office:value="0.831482" calcext:value-type="float">
            <text:p>0.83148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float" office:value="0.833606" calcext:value-type="float">
            <text:p>0.83360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818231" calcext:value-type="float">
            <text:p>0.81823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27371" calcext:value-type="float">
            <text:p>0.927371</text:p>
          </table:table-cell>
          <table:table-cell office:value-type="float" office:value="0.932158" calcext:value-type="float">
            <text:p>0.93215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8712" calcext:value-type="float">
            <text:p>0.92871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33262" calcext:value-type="float">
            <text:p>0.933262</text:p>
          </table:table-cell>
          <table:table-cell office:value-type="float" office:value="0.923839" calcext:value-type="float">
            <text:p>0.923839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27337" calcext:value-type="float">
            <text:p>0.9273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12488" calcext:value-type="float">
            <text:p>0.912488</text:p>
          </table:table-cell>
          <table:table-cell office:value-type="float" office:value="0.904865" calcext:value-type="float">
            <text:p>0.90486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907808" calcext:value-type="float">
            <text:p>0.90780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909447" calcext:value-type="float">
            <text:p>0.909447</text:p>
          </table:table-cell>
          <table:table-cell office:value-type="float" office:value="0.894119" calcext:value-type="float">
            <text:p>0.894119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812" calcext:value-type="float">
            <text:p>0.900812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65845" calcext:value-type="float">
            <text:p>0.865845</text:p>
          </table:table-cell>
          <table:table-cell office:value-type="float" office:value="0.907926" calcext:value-type="float">
            <text:p>0.907926</text:p>
          </table:table-cell>
          <table:table-cell office:value-type="float" office:value="0.793939" calcext:value-type="float">
            <text:p>0.793939</text:p>
          </table:table-cell>
          <table:table-cell office:value-type="float" office:value="0.884454" calcext:value-type="float">
            <text:p>0.88445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0.80524" calcext:value-type="float">
            <text:p>0.80524</text:p>
          </table:table-cell>
          <table:table-cell office:value-type="float" office:value="0.903599" calcext:value-type="float">
            <text:p>0.903599</text:p>
          </table:table-cell>
          <table:table-cell office:value-type="float" office:value="0.741176" calcext:value-type="float">
            <text:p>0.741176</text:p>
          </table:table-cell>
          <table:table-cell office:value-type="float" office:value="0.850391" calcext:value-type="float">
            <text:p>0.85039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28869" calcext:value-type="float">
            <text:p>0.428869</text:p>
          </table:table-cell>
          <table:table-cell office:value-type="float" office:value="0.938235" calcext:value-type="float">
            <text:p>0.93823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4299" calcext:value-type="float">
            <text:p>0.90429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159" calcext:value-type="float">
            <text:p>0.930159</text:p>
          </table:table-cell>
          <table:table-cell office:value-type="float" office:value="0.894527" calcext:value-type="float">
            <text:p>0.89452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90631" calcext:value-type="float">
            <text:p>0.890631</text:p>
          </table:table-cell>
          <table:table-cell office:value-type="float" office:value="0.891786" calcext:value-type="float">
            <text:p>0.89178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86172" calcext:value-type="float">
            <text:p>0.88617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0188" calcext:value-type="float">
            <text:p>0.900188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0.890421" calcext:value-type="float">
            <text:p>0.89042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926038" calcext:value-type="float">
            <text:p>0.92603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4151" calcext:value-type="float">
            <text:p>0.92415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37604" calcext:value-type="float">
            <text:p>0.837604</text:p>
          </table:table-cell>
          <table:table-cell office:value-type="float" office:value="0.82837" calcext:value-type="float">
            <text:p>0.82837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1164" calcext:value-type="float">
            <text:p>0.82116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4115" calcext:value-type="float">
            <text:p>0.844115</text:p>
          </table:table-cell>
          <table:table-cell office:value-type="float" office:value="0.812083" calcext:value-type="float">
            <text:p>0.812083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18012" calcext:value-type="float">
            <text:p>0.81801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44742" calcext:value-type="float">
            <text:p>0.84474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1625" calcext:value-type="float">
            <text:p>0.901625</text:p>
          </table:table-cell>
          <table:table-cell office:value-type="float" office:value="0.827176" calcext:value-type="float">
            <text:p>0.82717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236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1249" calcext:value-type="float">
            <text:p>0.901249</text:p>
          </table:table-cell>
          <table:table-cell office:value-type="float" office:value="0.820054" calcext:value-type="float">
            <text:p>0.82005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0401" calcext:value-type="float">
            <text:p>0.940401</text:p>
          </table:table-cell>
          <table:table-cell office:value-type="float" office:value="0.949975" calcext:value-type="float">
            <text:p>0.949975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4353" calcext:value-type="float">
            <text:p>0.94435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943864" calcext:value-type="float">
            <text:p>0.943864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0698" calcext:value-type="float">
            <text:p>0.9406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0.891958" calcext:value-type="float">
            <text:p>0.89195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09" calcext:value-type="float">
            <text:p>0.90480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03838" calcext:value-type="float">
            <text:p>0.903838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900716" calcext:value-type="float">
            <text:p>0.900716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0817" calcext:value-type="float">
            <text:p>0.850817</text:p>
          </table:table-cell>
          <table:table-cell office:value-type="float" office:value="0.92044" calcext:value-type="float">
            <text:p>0.92044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1933" calcext:value-type="float">
            <text:p>0.88193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5213" calcext:value-type="float">
            <text:p>0.815213</text:p>
          </table:table-cell>
          <table:table-cell office:value-type="float" office:value="0.907686" calcext:value-type="float">
            <text:p>0.907686</text:p>
          </table:table-cell>
          <table:table-cell office:value-type="float" office:value="0.752941" calcext:value-type="float">
            <text:p>0.752941</text:p>
          </table:table-cell>
          <table:table-cell office:value-type="float" office:value="0.858267" calcext:value-type="float">
            <text:p>0.8582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3182" calcext:value-type="float">
            <text:p>0.94318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418036" calcext:value-type="float">
            <text:p>0.418036</text:p>
          </table:table-cell>
          <table:table-cell office:value-type="float" office:value="0.936029" calcext:value-type="float">
            <text:p>0.9360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7275" calcext:value-type="float">
            <text:p>0.907275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9447" calcext:value-type="float">
            <text:p>0.89944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903016" calcext:value-type="float">
            <text:p>0.903016</text:p>
          </table:table-cell>
          <table:table-cell office:value-type="float" office:value="0.905119" calcext:value-type="float">
            <text:p>0.9051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98504" calcext:value-type="float">
            <text:p>0.89850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910884" calcext:value-type="float">
            <text:p>0.910884</text:p>
          </table:table-cell>
          <table:table-cell office:value-type="float" office:value="0.9" calcext:value-type="float">
            <text:p>0.9</text:p>
          </table:table-cell>
          <table:table-cell office:value-type="float" office:value="0.930839" calcext:value-type="float">
            <text:p>0.930839</text:p>
          </table:table-cell>
          <table:table-cell office:value-type="float" office:value="0.899877" calcext:value-type="float">
            <text:p>0.89987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923529" calcext:value-type="float">
            <text:p>0.923529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915611" calcext:value-type="float">
            <text:p>0.91561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29774" calcext:value-type="float">
            <text:p>0.829774</text:p>
          </table:table-cell>
          <table:table-cell office:value-type="float" office:value="0.814615" calcext:value-type="float">
            <text:p>0.814615</text:p>
          </table:table-cell>
          <table:table-cell office:value-type="float" office:value="0.91" calcext:value-type="float">
            <text:p>0.91</text:p>
          </table:table-cell>
          <table:table-cell office:value-type="float" office:value="0.808593" calcext:value-type="float">
            <text:p>0.8085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float" office:value="0.843122" calcext:value-type="float">
            <text:p>0.843122</text:p>
          </table:table-cell>
          <table:table-cell office:value-type="float" office:value="0.809583" calcext:value-type="float">
            <text:p>0.809583</text:p>
          </table:table-cell>
          <table:table-cell office:value-type="float" office:value="0.907692" calcext:value-type="float">
            <text:p>0.907692</text:p>
          </table:table-cell>
          <table:table-cell office:value-type="float" office:value="0.809584" calcext:value-type="float">
            <text:p>0.80958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5426" calcext:value-type="float">
            <text:p>0.945426</text:p>
          </table:table-cell>
          <table:table-cell office:value-type="float" office:value="0.950213" calcext:value-type="float">
            <text:p>0.950213</text:p>
          </table:table-cell>
          <table:table-cell office:value-type="float" office:value="0.9" calcext:value-type="float">
            <text:p>0.9</text:p>
          </table:table-cell>
          <table:table-cell office:value-type="float" office:value="0.947045" calcext:value-type="float">
            <text:p>0.94704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48804" calcext:value-type="float">
            <text:p>0.948804</text:p>
          </table:table-cell>
          <table:table-cell office:value-type="float" office:value="0.944102" calcext:value-type="float">
            <text:p>0.944102</text:p>
          </table:table-cell>
          <table:table-cell office:value-type="float" office:value="0.9" calcext:value-type="float">
            <text:p>0.9</text:p>
          </table:table-cell>
          <table:table-cell office:value-type="float" office:value="0.945403" calcext:value-type="float">
            <text:p>0.94540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458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9671" calcext:value-type="float">
            <text:p>0.899671</text:p>
          </table:table-cell>
          <table:table-cell office:value-type="float" office:value="0.813938" calcext:value-type="float">
            <text:p>0.81393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8428" calcext:value-type="float">
            <text:p>0.838428</text:p>
          </table:table-cell>
          <table:table-cell office:value-type="float" office:value="0.82" calcext:value-type="float">
            <text:p>0.82</text:p>
          </table:table-cell>
          <table:table-cell office:value-type="float" office:value="0.899313" calcext:value-type="float">
            <text:p>0.899313</text:p>
          </table:table-cell>
          <table:table-cell office:value-type="float" office:value="0.819275" calcext:value-type="float">
            <text:p>0.81927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8846" calcext:value-type="float">
            <text:p>0.918846</text:p>
          </table:table-cell>
          <table:table-cell office:value-type="float" office:value="0.884067" calcext:value-type="float">
            <text:p>0.884067</text:p>
          </table:table-cell>
          <table:table-cell office:value-type="float" office:value="0.82" calcext:value-type="float">
            <text:p>0.82</text:p>
          </table:table-cell>
          <table:table-cell office:value-type="float" office:value="0.90019" calcext:value-type="float">
            <text:p>0.900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916062" calcext:value-type="float">
            <text:p>0.916062</text:p>
          </table:table-cell>
          <table:table-cell office:value-type="float" office:value="0.880553" calcext:value-type="float">
            <text:p>0.880553</text:p>
          </table:table-cell>
          <table:table-cell office:value-type="float" office:value="0.815385" calcext:value-type="float">
            <text:p>0.815385</text:p>
          </table:table-cell>
          <table:table-cell office:value-type="float" office:value="0.897141" calcext:value-type="float">
            <text:p>0.89714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52135" calcext:value-type="float">
            <text:p>0.852135</text:p>
          </table:table-cell>
          <table:table-cell office:value-type="float" office:value="0.897836" calcext:value-type="float">
            <text:p>0.89783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870581" calcext:value-type="float">
            <text:p>0.87058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8" calcext:value-type="float">
            <text:p>18</text:p>
          </table:table-cell>
          <table:table-cell office:value-type="float" office:value="0.813687" calcext:value-type="float">
            <text:p>0.813687</text:p>
          </table:table-cell>
          <table:table-cell office:value-type="float" office:value="0.897195" calcext:value-type="float">
            <text:p>0.897195</text:p>
          </table:table-cell>
          <table:table-cell office:value-type="float" office:value="0.744118" calcext:value-type="float">
            <text:p>0.744118</text:p>
          </table:table-cell>
          <table:table-cell office:value-type="float" office:value="0.851948" calcext:value-type="float">
            <text:p>0.85194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97" calcext:value-type="float">
            <text:p>0.9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20119" calcext:value-type="float">
            <text:p>0.420119</text:p>
          </table:table-cell>
          <table:table-cell office:value-type="float" office:value="0.936765" calcext:value-type="float">
            <text:p>0.936765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924221" calcext:value-type="float">
            <text:p>0.92422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86825" calcext:value-type="float">
            <text:p>0.886825</text:p>
          </table:table-cell>
          <table:table-cell office:value-type="float" office:value="0.889193" calcext:value-type="float">
            <text:p>0.88919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1796" calcext:value-type="float">
            <text:p>0.88179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8526" calcext:value-type="float">
            <text:p>0.89852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028" calcext:value-type="float">
            <text:p>0.88602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92213" calcext:value-type="float">
            <text:p>0.92213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326" calcext:value-type="float">
            <text:p>0.83326</text:p>
          </table:table-cell>
          <table:table-cell office:value-type="float" office:value="0.829502" calcext:value-type="float">
            <text:p>0.8295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5832" calcext:value-type="float">
            <text:p>0.845832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821416" calcext:value-type="float">
            <text:p>0.821416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323" calcext:value-type="float">
            <text:p>0.84323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5654" calcext:value-type="float">
            <text:p>0.905654</text:p>
          </table:table-cell>
          <table:table-cell office:value-type="float" office:value="0.825784" calcext:value-type="float">
            <text:p>0.825784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5802" calcext:value-type="float">
            <text:p>0.845802</text:p>
          </table:table-cell>
          <table:table-cell office:value-type="float" office:value="0.83" calcext:value-type="float">
            <text:p>0.83</text:p>
          </table:table-cell>
          <table:table-cell office:value-type="float" office:value="0.904437" calcext:value-type="float">
            <text:p>0.904437</text:p>
          </table:table-cell>
          <table:table-cell office:value-type="float" office:value="0.830436" calcext:value-type="float">
            <text:p>0.83043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43804" calcext:value-type="float">
            <text:p>0.943804</text:p>
          </table:table-cell>
          <table:table-cell office:value-type="float" office:value="0.93434" calcext:value-type="float">
            <text:p>0.9343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842" calcext:value-type="float">
            <text:p>0.9378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2204" calcext:value-type="float">
            <text:p>0.912204</text:p>
          </table:table-cell>
          <table:table-cell office:value-type="float" office:value="0.902225" calcext:value-type="float">
            <text:p>0.902225</text:p>
          </table:table-cell>
          <table:table-cell office:value-type="float" office:value="0.83" calcext:value-type="float">
            <text:p>0.83</text:p>
          </table:table-cell>
          <table:table-cell office:value-type="float" office:value="0.906742" calcext:value-type="float">
            <text:p>0.90674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4065" calcext:value-type="float">
            <text:p>0.904065</text:p>
          </table:table-cell>
          <table:table-cell office:value-type="float" office:value="0.904012" calcext:value-type="float">
            <text:p>0.904012</text:p>
          </table:table-cell>
          <table:table-cell office:value-type="float" office:value="0.825641" calcext:value-type="float">
            <text:p>0.825641</text:p>
          </table:table-cell>
          <table:table-cell office:value-type="float" office:value="0.903717" calcext:value-type="float">
            <text:p>0.90371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50357" calcext:value-type="float">
            <text:p>0.850357</text:p>
          </table:table-cell>
          <table:table-cell office:value-type="float" office:value="0.916991" calcext:value-type="float">
            <text:p>0.916991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0.880005" calcext:value-type="float">
            <text:p>0.8800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14326" calcext:value-type="float">
            <text:p>0.814326</text:p>
          </table:table-cell>
          <table:table-cell office:value-type="float" office:value="0.901032" calcext:value-type="float">
            <text:p>0.901032</text:p>
          </table:table-cell>
          <table:table-cell office:value-type="float" office:value="0.747059" calcext:value-type="float">
            <text:p>0.747059</text:p>
          </table:table-cell>
          <table:table-cell office:value-type="float" office:value="0.854488" calcext:value-type="float">
            <text:p>0.854488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6212" calcext:value-type="float">
            <text:p>0.946212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430357" calcext:value-type="float">
            <text:p>0.430357</text:p>
          </table:table-cell>
          <table:table-cell office:value-type="float" office:value="0.939706" calcext:value-type="float">
            <text:p>0.9397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933131" calcext:value-type="float">
            <text:p>0.93313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2655" calcext:value-type="float">
            <text:p>0.892655</text:p>
          </table:table-cell>
          <table:table-cell office:value-type="float" office:value="0.894524" calcext:value-type="float">
            <text:p>0.89452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4359" calcext:value-type="float">
            <text:p>0.88435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922406" calcext:value-type="float">
            <text:p>0.92240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901673" calcext:value-type="float">
            <text:p>0.90167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1088" calcext:value-type="float">
            <text:p>0.921088</text:p>
          </table:table-cell>
          <table:table-cell office:value-type="float" office:value="0.885002" calcext:value-type="float">
            <text:p>0.88500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91534" calcext:value-type="float">
            <text:p>0.891534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20635" calcext:value-type="float">
            <text:p>0.920635</text:p>
          </table:table-cell>
          <table:table-cell office:value-type="float" office:value="0.879398" calcext:value-type="float">
            <text:p>0.87939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35817" calcext:value-type="float">
            <text:p>0.835817</text:p>
          </table:table-cell>
          <table:table-cell office:value-type="float" office:value="0.840316" calcext:value-type="float">
            <text:p>0.840316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824988" calcext:value-type="float">
            <text:p>0.8249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 office:value-type="float" office:value="0.849763" calcext:value-type="float">
            <text:p>0.849763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8711" calcext:value-type="float">
            <text:p>0.81871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2411" calcext:value-type="float">
            <text:p>0.84241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309" calcext:value-type="float">
            <text:p>0.90309</text:p>
          </table:table-cell>
          <table:table-cell office:value-type="float" office:value="0.822653" calcext:value-type="float">
            <text:p>0.82265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0.84976" calcext:value-type="float">
            <text:p>0.8497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0125" calcext:value-type="float">
            <text:p>0.900125</text:p>
          </table:table-cell>
          <table:table-cell office:value-type="float" office:value="0.827471" calcext:value-type="float">
            <text:p>0.82747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3571" calcext:value-type="float">
            <text:p>0.9435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544" calcext:value-type="float">
            <text:p>0.937544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34398" calcext:value-type="float">
            <text:p>0.934398</text:p>
          </table:table-cell>
          <table:table-cell office:value-type="float" office:value="0.939106" calcext:value-type="float">
            <text:p>0.939106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35719" calcext:value-type="float">
            <text:p>0.935719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17148" calcext:value-type="float">
            <text:p>0.917148</text:p>
          </table:table-cell>
          <table:table-cell office:value-type="float" office:value="0.894751" calcext:value-type="float">
            <text:p>0.894751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904837" calcext:value-type="float">
            <text:p>0.9048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908975" calcext:value-type="float">
            <text:p>0.908975</text:p>
          </table:table-cell>
          <table:table-cell office:value-type="float" office:value="0.896068" calcext:value-type="float">
            <text:p>0.89606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1819" calcext:value-type="float">
            <text:p>0.901819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64472" calcext:value-type="float">
            <text:p>0.864472</text:p>
          </table:table-cell>
          <table:table-cell office:value-type="float" office:value="0.897945" calcext:value-type="float">
            <text:p>0.897945</text:p>
          </table:table-cell>
          <table:table-cell office:value-type="float" office:value="0.784848" calcext:value-type="float">
            <text:p>0.784848</text:p>
          </table:table-cell>
          <table:table-cell office:value-type="float" office:value="0.878597" calcext:value-type="float">
            <text:p>0.878597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office:value-type="float" office:value="0.826734" calcext:value-type="float">
            <text:p>0.826734</text:p>
          </table:table-cell>
          <table:table-cell office:value-type="float" office:value="0.901606" calcext:value-type="float">
            <text:p>0.901606</text:p>
          </table:table-cell>
          <table:table-cell office:value-type="float" office:value="0.758824" calcext:value-type="float">
            <text:p>0.758824</text:p>
          </table:table-cell>
          <table:table-cell office:value-type="float" office:value="0.861603" calcext:value-type="float">
            <text:p>0.86160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4697" calcext:value-type="float">
            <text:p>0.94469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11845" calcext:value-type="float">
            <text:p>0.411845</text:p>
          </table:table-cell>
          <table:table-cell office:value-type="float" office:value="0.933088" calcext:value-type="float">
            <text:p>0.933088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26984" calcext:value-type="float">
            <text:p>0.926984</text:p>
          </table:table-cell>
          <table:table-cell office:value-type="float" office:value="0.890867" calcext:value-type="float">
            <text:p>0.890867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90079" calcext:value-type="float">
            <text:p>0.890079</text:p>
          </table:table-cell>
          <table:table-cell office:value-type="float" office:value="0.88914" calcext:value-type="float">
            <text:p>0.889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882151" calcext:value-type="float">
            <text:p>0.882151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119" calcext:value-type="float">
            <text:p>0.9011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22676" calcext:value-type="float">
            <text:p>0.922676</text:p>
          </table:table-cell>
          <table:table-cell office:value-type="float" office:value="0.886284" calcext:value-type="float">
            <text:p>0.88628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919464" calcext:value-type="float">
            <text:p>0.91946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91607" calcext:value-type="float">
            <text:p>0.9160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1868" calcext:value-type="float">
            <text:p>0.831868</text:p>
          </table:table-cell>
          <table:table-cell office:value-type="float" office:value="0.827143" calcext:value-type="float">
            <text:p>0.827143</text:p>
          </table:table-cell>
          <table:table-cell office:value-type="float" office:value="0.915" calcext:value-type="float">
            <text:p>0.915</text:p>
          </table:table-cell>
          <table:table-cell office:value-type="float" office:value="0.818391" calcext:value-type="float">
            <text:p>0.8183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50304" calcext:value-type="float">
            <text:p>0.850304</text:p>
          </table:table-cell>
          <table:table-cell office:value-type="float" office:value="0.83" calcext:value-type="float">
            <text:p>0.83</text:p>
          </table:table-cell>
          <table:table-cell office:value-type="float" office:value="0.905687" calcext:value-type="float">
            <text:p>0.905687</text:p>
          </table:table-cell>
          <table:table-cell office:value-type="float" office:value="0.831582" calcext:value-type="float">
            <text:p>0.83158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33123" calcext:value-type="float">
            <text:p>0.833123</text:p>
          </table:table-cell>
          <table:table-cell office:value-type="float" office:value="0.804167" calcext:value-type="float">
            <text:p>0.804167</text:p>
          </table:table-cell>
          <table:table-cell office:value-type="float" office:value="0.905128" calcext:value-type="float">
            <text:p>0.905128</text:p>
          </table:table-cell>
          <table:table-cell office:value-type="float" office:value="0.807388" calcext:value-type="float">
            <text:p>0.807388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086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7239" calcext:value-type="float">
            <text:p>0.897239</text:p>
          </table:table-cell>
          <table:table-cell office:value-type="float" office:value="0.810562" calcext:value-type="float">
            <text:p>0.81056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0.940451" calcext:value-type="float">
            <text:p>0.940451</text:p>
          </table:table-cell>
          <table:table-cell office:value-type="float" office:value="0.890476" calcext:value-type="float">
            <text:p>0.890476</text:p>
          </table:table-cell>
          <table:table-cell office:value-type="float" office:value="0.941246" calcext:value-type="float">
            <text:p>0.941246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38992" calcext:value-type="float">
            <text:p>0.938992</text:p>
          </table:table-cell>
          <table:table-cell office:value-type="float" office:value="0.939077" calcext:value-type="float">
            <text:p>0.93907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7691" calcext:value-type="float">
            <text:p>0.937691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2199" calcext:value-type="float">
            <text:p>0.912199</text:p>
          </table:table-cell>
          <table:table-cell office:value-type="float" office:value="0.902164" calcext:value-type="float">
            <text:p>0.902164</text:p>
          </table:table-cell>
          <table:table-cell office:value-type="float" office:value="0.83" calcext:value-type="float">
            <text:p>0.83</text:p>
          </table:table-cell>
          <table:table-cell office:value-type="float" office:value="0.906533" calcext:value-type="float">
            <text:p>0.90653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887499" calcext:value-type="float">
            <text:p>0.88749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894474" calcext:value-type="float">
            <text:p>0.89447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32471" calcext:value-type="float">
            <text:p>0.832471</text:p>
          </table:table-cell>
          <table:table-cell office:value-type="float" office:value="0.925731" calcext:value-type="float">
            <text:p>0.925731</text:p>
          </table:table-cell>
          <table:table-cell office:value-type="float" office:value="0.778788" calcext:value-type="float">
            <text:p>0.778788</text:p>
          </table:table-cell>
          <table:table-cell office:value-type="float" office:value="0.874405" calcext:value-type="float">
            <text:p>0.874405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2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77586" calcext:value-type="float">
            <text:p>0.77586</text:p>
          </table:table-cell>
          <table:table-cell office:value-type="float" office:value="0.929489" calcext:value-type="float">
            <text:p>0.929489</text:p>
          </table:table-cell>
          <table:table-cell office:value-type="float" office:value="0.732353" calcext:value-type="float">
            <text:p>0.732353</text:p>
          </table:table-cell>
          <table:table-cell office:value-type="float" office:value="0.844993" calcext:value-type="float">
            <text:p>0.84499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7727" calcext:value-type="float">
            <text:p>0.947727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430774" calcext:value-type="float">
            <text:p>0.430774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9643" calcext:value-type="float">
            <text:p>0.909643</text:p>
          </table:table-cell>
          <table:table-cell office:value-type="float" office:value="0.906548" calcext:value-type="float">
            <text:p>0.906548</text:p>
          </table:table-cell>
          <table:table-cell office:value-type="float" office:value="0.936508" calcext:value-type="float">
            <text:p>0.936508</text:p>
          </table:table-cell>
          <table:table-cell office:value-type="float" office:value="0.901635" calcext:value-type="float">
            <text:p>0.90163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16582" calcext:value-type="float">
            <text:p>0.916582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4921" calcext:value-type="float">
            <text:p>0.934921</text:p>
          </table:table-cell>
          <table:table-cell office:value-type="float" office:value="0.904342" calcext:value-type="float">
            <text:p>0.904342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908664" calcext:value-type="float">
            <text:p>0.908664</text:p>
          </table:table-cell>
          <table:table-cell office:value-type="float" office:value="0.9" calcext:value-type="float">
            <text:p>0.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00003" calcext:value-type="float">
            <text:p>0.900003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926384" calcext:value-type="float">
            <text:p>0.926384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9236" calcext:value-type="float">
            <text:p>0.9236</text:p>
          </table:table-cell>
          <table:table-cell office:value-type="string" calcext:value-type="string">
            <text:p>nan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65879" calcext:value-type="float">
            <text:p>0.865879</text:p>
          </table:table-cell>
          <table:table-cell office:value-type="float" office:value="0.845573" calcext:value-type="float">
            <text:p>0.845573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840543" calcext:value-type="float">
            <text:p>0.84054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0.859009" calcext:value-type="float">
            <text:p>0.859009</text:p>
          </table:table-cell>
          <table:table-cell office:value-type="float" office:value="0.809167" calcext:value-type="float">
            <text:p>0.809167</text:p>
          </table:table-cell>
          <table:table-cell office:value-type="float" office:value="0.911538" calcext:value-type="float">
            <text:p>0.911538</text:p>
          </table:table-cell>
          <table:table-cell office:value-type="float" office:value="0.815893" calcext:value-type="float">
            <text:p>0.815893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67978" calcext:value-type="float">
            <text:p>0.8679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844183" calcext:value-type="float">
            <text:p>0.844183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4519" calcext:value-type="float">
            <text:p>0.944519</text:p>
          </table:table-cell>
          <table:table-cell office:value-type="float" office:value="0.954127" calcext:value-type="float">
            <text:p>0.95412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48095" calcext:value-type="float">
            <text:p>0.948095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18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217" calcext:value-type="float">
            <text:p>0.90217</text:p>
          </table:table-cell>
          <table:table-cell office:value-type="float" office:value="0.820825" calcext:value-type="float">
            <text:p>0.820825</text:p>
          </table:table-cell>
        </table:table-row>
        <table:table-row table:style-name="ro1" table:visibility="filter">
          <table:table-cell office:value-type="string" calcext:value-type="string">
            <text:p>data/seeds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40372" calcext:value-type="float">
            <text:p>0.940372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9" calcext:value-type="float">
            <text:p>0.9</text:p>
          </table:table-cell>
          <table:table-cell office:value-type="float" office:value="0.946772" calcext:value-type="float">
            <text:p>0.946772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916307" calcext:value-type="float">
            <text:p>0.916307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15137" calcext:value-type="float">
            <text:p>0.915137</text:p>
          </table:table-cell>
        </table:table-row>
        <table:table-row table:style-name="ro1" table:visibility="filter">
          <table:table-cell office:value-type="string" calcext:value-type="string">
            <text:p>data/ukm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93147" calcext:value-type="float">
            <text:p>0.893147</text:p>
          </table:table-cell>
          <table:table-cell office:value-type="float" office:value="0.910691" calcext:value-type="float">
            <text:p>0.910691</text:p>
          </table:table-cell>
          <table:table-cell office:value-type="float" office:value="0.823077" calcext:value-type="float">
            <text:p>0.823077</text:p>
          </table:table-cell>
          <table:table-cell office:value-type="float" office:value="0.900904" calcext:value-type="float">
            <text:p>0.900904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61258" calcext:value-type="float">
            <text:p>0.861258</text:p>
          </table:table-cell>
          <table:table-cell office:value-type="float" office:value="0.912772" calcext:value-type="float">
            <text:p>0.912772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882631" calcext:value-type="float">
            <text:p>0.882631</text:p>
          </table:table-cell>
        </table:table-row>
        <table:table-row table:style-name="ro1" table:visibility="filter">
          <table:table-cell office:value-type="string" calcext:value-type="string">
            <text:p>data/ecoli.data</text:p>
          </table:table-cell>
          <table:table-cell office:value-type="string" calcext:value-type="string">
            <text:p>discrete1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0.81324" calcext:value-type="float">
            <text:p>0.81324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0.755882" calcext:value-type="float">
            <text:p>0.755882</text:p>
          </table:table-cell>
          <table:table-cell office:value-type="float" office:value="0.860257" calcext:value-type="float">
            <text:p>0.860257</text:p>
          </table:table-cell>
        </table:table-row>
      </table:table>
      <table:table table:name="disc_seeds" table:style-name="ta1">
        <table:shapes>
          <draw:frame draw:z-index="0" draw:style-name="gr1" draw:text-style-name="P1" svg:width="901.13pt" svg:height="506.86pt" svg:x="758.78pt" svg:y="12.64pt">
            <loext:p draw:notify-on-update-of-ranges="disc_seeds.B2:disc_seeds.E21 disc_seeds.F1:disc_seeds.F1 disc_seeds.F2:disc_seeds.F21 disc_seeds.G1:disc_seeds.G1 disc_seeds.G2:disc_seeds.G21 disc_seeds.H1:disc_seeds.H1 disc_seeds.H2:disc_seeds.H21 disc_seeds.I1:disc_seeds.I1 disc_seeds.I2:disc_seeds.I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7" table:number-columns-repeated="4" table:default-cell-style-name="ce3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861693" calcext:value-type="float">
            <text:p>0.862</text:p>
          </table:table-cell>
          <table:table-cell table:style-name="ce2" office:value-type="float" office:value="0.847619" calcext:value-type="float">
            <text:p>0.848</text:p>
          </table:table-cell>
          <table:table-cell table:style-name="ce2" office:value-type="float" office:value="0.898413" calcext:value-type="float">
            <text:p>0.898</text:p>
          </table:table-cell>
          <table:table-cell table:style-name="ce2" office:value-type="float" office:value="0.835787" calcext:value-type="float">
            <text:p>0.83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886005" calcext:value-type="float">
            <text:p>0.886</text:p>
          </table:table-cell>
          <table:table-cell table:style-name="ce2" office:value-type="float" office:value="0.87619" calcext:value-type="float">
            <text:p>0.876</text:p>
          </table:table-cell>
          <table:table-cell table:style-name="ce2" office:value-type="float" office:value="0.91746" calcext:value-type="float">
            <text:p>0.917</text:p>
          </table:table-cell>
          <table:table-cell table:style-name="ce2" office:value-type="float" office:value="0.870479" calcext:value-type="float">
            <text:p>0.87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899802" calcext:value-type="float">
            <text:p>0.900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39" calcext:value-type="float">
            <text:p>0.88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902659" calcext:value-type="float">
            <text:p>0.903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8269" calcext:value-type="float">
            <text:p>0.888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5172" calcext:value-type="float">
            <text:p>0.895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229" calcext:value-type="float">
            <text:p>0.88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899537" calcext:value-type="float">
            <text:p>0.900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107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901323" calcext:value-type="float">
            <text:p>0.901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375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901852" calcext:value-type="float">
            <text:p>0.902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256" calcext:value-type="float">
            <text:p>0.89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898942" calcext:value-type="float">
            <text:p>0.899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9447" calcext:value-type="float">
            <text:p>0.88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905556" calcext:value-type="float">
            <text:p>0.906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765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899934" calcext:value-type="float">
            <text:p>0.900</text:p>
          </table:table-cell>
          <table:table-cell table:style-name="ce2" office:value-type="float" office:value="0.885714" calcext:value-type="float">
            <text:p>0.886</text:p>
          </table:table-cell>
          <table:table-cell table:style-name="ce2" office:value-type="float" office:value="0.92381" calcext:value-type="float">
            <text:p>0.924</text:p>
          </table:table-cell>
          <table:table-cell table:style-name="ce2" office:value-type="float" office:value="0.885504" calcext:value-type="float">
            <text:p>0.886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891005" calcext:value-type="float">
            <text:p>0.891</text:p>
          </table:table-cell>
          <table:table-cell table:style-name="ce2" office:value-type="float" office:value="0.880952" calcext:value-type="float">
            <text:p>0.881</text:p>
          </table:table-cell>
          <table:table-cell table:style-name="ce2" office:value-type="float" office:value="0.920635" calcext:value-type="float">
            <text:p>0.921</text:p>
          </table:table-cell>
          <table:table-cell table:style-name="ce2" office:value-type="float" office:value="0.880485" calcext:value-type="float">
            <text:p>0.880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914749" calcext:value-type="float">
            <text:p>0.915</text:p>
          </table:table-cell>
          <table:table-cell table:style-name="ce2" office:value-type="float" office:value="0.904762" calcext:value-type="float">
            <text:p>0.905</text:p>
          </table:table-cell>
          <table:table-cell table:style-name="ce2" office:value-type="float" office:value="0.936508" calcext:value-type="float">
            <text:p>0.937</text:p>
          </table:table-cell>
          <table:table-cell table:style-name="ce2" office:value-type="float" office:value="0.903987" calcext:value-type="float">
            <text:p>0.904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903042" calcext:value-type="float">
            <text:p>0.903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89353" calcext:value-type="float">
            <text:p>0.88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913228" calcext:value-type="float">
            <text:p>0.913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899151" calcext:value-type="float">
            <text:p>0.8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0.903241" calcext:value-type="float">
            <text:p>0.903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658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904299" calcext:value-type="float">
            <text:p>0.904</text:p>
          </table:table-cell>
          <table:table-cell table:style-name="ce2" office:value-type="float" office:value="0.895238" calcext:value-type="float">
            <text:p>0.895</text:p>
          </table:table-cell>
          <table:table-cell table:style-name="ce2" office:value-type="float" office:value="0.930159" calcext:value-type="float">
            <text:p>0.930</text:p>
          </table:table-cell>
          <table:table-cell table:style-name="ce2" office:value-type="float" office:value="0.894527" calcext:value-type="float">
            <text:p>0.895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0.907275" calcext:value-type="float">
            <text:p>0.907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899447" calcext:value-type="float">
            <text:p>0.899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90541" calcext:value-type="float">
            <text:p>0.905</text:p>
          </table:table-cell>
          <table:table-cell table:style-name="ce2" office:value-type="float" office:value="0.890476" calcext:value-type="float">
            <text:p>0.890</text:p>
          </table:table-cell>
          <table:table-cell table:style-name="ce2" office:value-type="float" office:value="0.926984" calcext:value-type="float">
            <text:p>0.927</text:p>
          </table:table-cell>
          <table:table-cell table:style-name="ce2" office:value-type="float" office:value="0.890867" calcext:value-type="float">
            <text:p>0.891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0.908664" calcext:value-type="float">
            <text:p>0.909</text:p>
          </table:table-cell>
          <table:table-cell table:style-name="ce2" office:value-type="float" office:value="0.9" calcext:value-type="float">
            <text:p>0.900</text:p>
          </table:table-cell>
          <table:table-cell table:style-name="ce2" office:value-type="float" office:value="0.933333" calcext:value-type="float">
            <text:p>0.933</text:p>
          </table:table-cell>
          <table:table-cell table:style-name="ce2" office:value-type="float" office:value="0.900003" calcext:value-type="float">
            <text:p>0.900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c_ecoli" table:style-name="ta1">
        <table:shapes>
          <draw:frame draw:z-index="0" draw:style-name="gr1" draw:text-style-name="P1" svg:width="844.27pt" svg:height="474.89pt" svg:x="208.37pt" svg:y="74.35pt">
            <loext:p draw:notify-on-update-of-ranges="disc_ecoli.B2:disc_ecoli.E21 disc_ecoli.F1:disc_ecoli.F1 disc_ecoli.F2:disc_ecoli.F21 disc_ecoli.G1:disc_ecoli.G1 disc_ecoli.G2:disc_ecoli.G21 disc_ecoli.H1:disc_ecoli.H1 disc_ecoli.H2:disc_ecoli.H21 disc_ecoli.I1:disc_ecoli.I1 disc_ecoli.I2:disc_ecoli.I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E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20588" calcext:value-type="float">
            <text:p>0.721</text:p>
          </table:table-cell>
          <table:table-cell office:value-type="float" office:value="0.91263" calcext:value-type="float">
            <text:p>0.9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711765" calcext:value-type="float">
            <text:p>0.712</text:p>
          </table:table-cell>
          <table:table-cell office:value-type="float" office:value="0.910813" calcext:value-type="float">
            <text:p>0.91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767647" calcext:value-type="float">
            <text:p>0.768</text:p>
          </table:table-cell>
          <table:table-cell office:value-type="float" office:value="0.927076" calcext:value-type="float">
            <text:p>0.92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n</text:p>
          </table:table-cell>
          <table:table-cell office:value-type="float" office:value="0.802941" calcext:value-type="float">
            <text:p>0.803</text:p>
          </table:table-cell>
          <table:table-cell office:value-type="float" office:value="0.940657" calcext:value-type="float">
            <text:p>0.9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08824" calcext:value-type="float">
            <text:p>0.809</text:p>
          </table:table-cell>
          <table:table-cell office:value-type="float" office:value="0.945415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</text:p>
          </table:table-cell>
          <table:table-cell office:value-type="float" office:value="0.814706" calcext:value-type="float">
            <text:p>0.815</text:p>
          </table:table-cell>
          <table:table-cell office:value-type="float" office:value="0.945156" calcext:value-type="float">
            <text:p>0.9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94118" calcext:value-type="float">
            <text:p>0.794</text:p>
          </table:table-cell>
          <table:table-cell office:value-type="float" office:value="0.942388" calcext:value-type="float">
            <text:p>0.94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n</text:p>
          </table:table-cell>
          <table:table-cell office:value-type="float" office:value="0.782353" calcext:value-type="float">
            <text:p>0.782</text:p>
          </table:table-cell>
          <table:table-cell office:value-type="float" office:value="0.940398" calcext:value-type="float">
            <text:p>0.94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73529" calcext:value-type="float">
            <text:p>0.774</text:p>
          </table:table-cell>
          <table:table-cell office:value-type="float" office:value="0.934343" calcext:value-type="float">
            <text:p>0.9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office:value-type="float" office:value="0.764706" calcext:value-type="float">
            <text:p>0.765</text:p>
          </table:table-cell>
          <table:table-cell office:value-type="float" office:value="0.933564" calcext:value-type="float">
            <text:p>0.93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0588" calcext:value-type="float">
            <text:p>0.771</text:p>
          </table:table-cell>
          <table:table-cell office:value-type="float" office:value="0.935467" calcext:value-type="float">
            <text:p>0.93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0.779412" calcext:value-type="float">
            <text:p>0.779</text:p>
          </table:table-cell>
          <table:table-cell office:value-type="float" office:value="0.938495" calcext:value-type="float">
            <text:p>0.93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61765" calcext:value-type="float">
            <text:p>0.762</text:p>
          </table:table-cell>
          <table:table-cell office:value-type="float" office:value="0.933131" calcext:value-type="float">
            <text:p>0.9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31834" calcext:value-type="float">
            <text:p>0.93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</text:p>
          </table:table-cell>
          <table:table-cell office:value-type="float" office:value="0.926211" calcext:value-type="float">
            <text:p>0.9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30536" calcext:value-type="float">
            <text:p>0.93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52941" calcext:value-type="float">
            <text:p>0.753</text:p>
          </table:table-cell>
          <table:table-cell office:value-type="float" office:value="0.926038" calcext:value-type="float">
            <text:p>0.92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n</text:p>
          </table:table-cell>
          <table:table-cell office:value-type="float" office:value="0.744118" calcext:value-type="float">
            <text:p>0.744</text:p>
          </table:table-cell>
          <table:table-cell office:value-type="float" office:value="0.923529" calcext:value-type="float">
            <text:p>0.924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32353" calcext:value-type="float">
            <text:p>0.732</text:p>
          </table:table-cell>
          <table:table-cell office:value-type="float" office:value="0.919464" calcext:value-type="float">
            <text:p>0.91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</text:p>
          </table:table-cell>
          <table:table-cell office:value-type="float" office:value="0.755882" calcext:value-type="float">
            <text:p>0.756</text:p>
          </table:table-cell>
          <table:table-cell office:value-type="float" office:value="0.926384" calcext:value-type="float">
            <text:p>0.926</text:p>
          </table:table-cell>
          <table:table-cell office:value-type="string" calcext:value-type="string">
            <text:p>nan</text:p>
          </table:table-cell>
        </table:table-row>
      </table:table>
      <table:table table:name="disc_ukm" table:style-name="ta1">
        <table:shapes>
          <draw:frame draw:z-index="0" draw:style-name="gr1" draw:text-style-name="P1" svg:width="827.86pt" svg:height="465.65pt" svg:x="764.87pt" svg:y="157.21pt">
            <loext:p draw:notify-on-update-of-ranges="disc_ukm.B1:disc_ukm.D1 disc_ukm.B2:disc_ukm.E21 disc_ukm.F1:disc_ukm.F1 disc_ukm.F2:disc_ukm.F21 disc_ukm.G1:disc_ukm.G1 disc_ukm.G2:disc_ukm.G21 disc_ukm.H1:disc_ukm.H1 disc_ukm.H2:disc_ukm.H21 disc_ukm.I1:disc_ukm.I1 disc_ukm.I2:disc_ukm.I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number-columns-repeated="5" table:default-cell-style-name="ce1"/>
        <table:table-column table:style-name="co7" table:number-columns-repeated="4" table:default-cell-style-name="ce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PRE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574359" calcext:value-type="float">
            <text:p>0.574</text:p>
          </table:table-cell>
          <table:table-cell office:value-type="float" office:value="0.772781" calcext:value-type="float">
            <text:p>0.7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0.623077" calcext:value-type="float">
            <text:p>0.623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788185" calcext:value-type="float">
            <text:p>0.788</text:p>
          </table:table-cell>
          <table:table-cell office:value-type="float" office:value="0.746154" calcext:value-type="float">
            <text:p>0.746</text:p>
          </table:table-cell>
          <table:table-cell office:value-type="float" office:value="0.857331" calcext:value-type="float">
            <text:p>0.857</text:p>
          </table:table-cell>
          <table:table-cell office:value-type="float" office:value="0.743974" calcext:value-type="float">
            <text:p>0.74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0.845409" calcext:value-type="float">
            <text:p>0.845</text:p>
          </table:table-cell>
          <table:table-cell office:value-type="float" office:value="0.825641" calcext:value-type="float">
            <text:p>0.826</text:p>
          </table:table-cell>
          <table:table-cell office:value-type="float" office:value="0.904602" calcext:value-type="float">
            <text:p>0.905</text:p>
          </table:table-cell>
          <table:table-cell office:value-type="float" office:value="0.823786" calcext:value-type="float">
            <text:p>0.82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2292" calcext:value-type="float">
            <text:p>0.823</text:p>
          </table:table-cell>
          <table:table-cell office:value-type="float" office:value="0.802564" calcext:value-type="float">
            <text:p>0.803</text:p>
          </table:table-cell>
          <table:table-cell office:value-type="float" office:value="0.890533" calcext:value-type="float">
            <text:p>0.891</text:p>
          </table:table-cell>
          <table:table-cell office:value-type="float" office:value="0.801108" calcext:value-type="float">
            <text:p>0.80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0.863805" calcext:value-type="float">
            <text:p>0.864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917291" calcext:value-type="float">
            <text:p>0.917</text:p>
          </table:table-cell>
          <table:table-cell office:value-type="float" office:value="0.850567" calcext:value-type="float">
            <text:p>0.85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6109" calcext:value-type="float">
            <text:p>0.866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916634" calcext:value-type="float">
            <text:p>0.917</text:p>
          </table:table-cell>
          <table:table-cell office:value-type="float" office:value="0.851598" calcext:value-type="float">
            <text:p>0.85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0.867425" calcext:value-type="float">
            <text:p>0.867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6831" calcext:value-type="float">
            <text:p>0.917</text:p>
          </table:table-cell>
          <table:table-cell office:value-type="float" office:value="0.847211" calcext:value-type="float">
            <text:p>0.84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55361" calcext:value-type="float">
            <text:p>0.855</text:p>
          </table:table-cell>
          <table:table-cell office:value-type="float" office:value="0.846154" calcext:value-type="float">
            <text:p>0.846</text:p>
          </table:table-cell>
          <table:table-cell office:value-type="float" office:value="0.914464" calcext:value-type="float">
            <text:p>0.914</text:p>
          </table:table-cell>
          <table:table-cell office:value-type="float" office:value="0.844974" calcext:value-type="float">
            <text:p>0.845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float" office:value="0.861928" calcext:value-type="float">
            <text:p>0.862</text:p>
          </table:table-cell>
          <table:table-cell office:value-type="float" office:value="0.841026" calcext:value-type="float">
            <text:p>0.841</text:p>
          </table:table-cell>
          <table:table-cell office:value-type="float" office:value="0.914793" calcext:value-type="float">
            <text:p>0.915</text:p>
          </table:table-cell>
          <table:table-cell office:value-type="float" office:value="0.839159" calcext:value-type="float">
            <text:p>0.83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2585" calcext:value-type="float">
            <text:p>0.863</text:p>
          </table:table-cell>
          <table:table-cell office:value-type="float" office:value="0.841026" calcext:value-type="float">
            <text:p>0.841</text:p>
          </table:table-cell>
          <table:table-cell office:value-type="float" office:value="0.911308" calcext:value-type="float">
            <text:p>0.911</text:p>
          </table:table-cell>
          <table:table-cell office:value-type="float" office:value="0.840244" calcext:value-type="float">
            <text:p>0.840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0.861034" calcext:value-type="float">
            <text:p>0.861</text:p>
          </table:table-cell>
          <table:table-cell office:value-type="float" office:value="0.84359" calcext:value-type="float">
            <text:p>0.844</text:p>
          </table:table-cell>
          <table:table-cell office:value-type="float" office:value="0.913478" calcext:value-type="float">
            <text:p>0.913</text:p>
          </table:table-cell>
          <table:table-cell office:value-type="float" office:value="0.842344" calcext:value-type="float">
            <text:p>0.842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float" office:value="0.869624" calcext:value-type="float">
            <text:p>0.870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6831" calcext:value-type="float">
            <text:p>0.917</text:p>
          </table:table-cell>
          <table:table-cell office:value-type="float" office:value="0.848969" calcext:value-type="float">
            <text:p>0.849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n</text:p>
          </table:table-cell>
          <table:table-cell office:value-type="float" office:value="0.848718" calcext:value-type="float">
            <text:p>0.849</text:p>
          </table:table-cell>
          <table:table-cell office:value-type="float" office:value="0.918146" calcext:value-type="float">
            <text:p>0.91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98" calcext:value-type="float">
            <text:p>0.842</text:p>
          </table:table-cell>
          <table:table-cell office:value-type="float" office:value="0.828205" calcext:value-type="float">
            <text:p>0.828</text:p>
          </table:table-cell>
          <table:table-cell office:value-type="float" office:value="0.904668" calcext:value-type="float">
            <text:p>0.905</text:p>
          </table:table-cell>
          <table:table-cell office:value-type="float" office:value="0.827358" calcext:value-type="float">
            <text:p>0.827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float" office:value="0.841255" calcext:value-type="float">
            <text:p>0.841</text:p>
          </table:table-cell>
          <table:table-cell office:value-type="float" office:value="0.823077" calcext:value-type="float">
            <text:p>0.823</text:p>
          </table:table-cell>
          <table:table-cell office:value-type="float" office:value="0.902367" calcext:value-type="float">
            <text:p>0.902</text:p>
          </table:table-cell>
          <table:table-cell office:value-type="float" office:value="0.823357" calcext:value-type="float">
            <text:p>0.823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5236" calcext:value-type="float">
            <text:p>0.835</text:p>
          </table:table-cell>
          <table:table-cell office:value-type="float" office:value="0.820513" calcext:value-type="float">
            <text:p>0.821</text:p>
          </table:table-cell>
          <table:table-cell office:value-type="float" office:value="0.901249" calcext:value-type="float">
            <text:p>0.901</text:p>
          </table:table-cell>
          <table:table-cell office:value-type="float" office:value="0.820054" calcext:value-type="float">
            <text:p>0.820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0.839458" calcext:value-type="float">
            <text:p>0.839</text:p>
          </table:table-cell>
          <table:table-cell office:value-type="float" office:value="0.815385" calcext:value-type="float">
            <text:p>0.815</text:p>
          </table:table-cell>
          <table:table-cell office:value-type="float" office:value="0.899671" calcext:value-type="float">
            <text:p>0.900</text:p>
          </table:table-cell>
          <table:table-cell office:value-type="float" office:value="0.813938" calcext:value-type="float">
            <text:p>0.814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30869" calcext:value-type="float">
            <text:p>0.831</text:p>
          </table:table-cell>
          <table:table-cell office:value-type="float" office:value="0.810256" calcext:value-type="float">
            <text:p>0.810</text:p>
          </table:table-cell>
          <table:table-cell office:value-type="float" office:value="0.897239" calcext:value-type="float">
            <text:p>0.897</text:p>
          </table:table-cell>
          <table:table-cell office:value-type="float" office:value="0.810562" calcext:value-type="float">
            <text:p>0.811</text:p>
          </table:table-cell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float" office:value="0.84318" calcext:value-type="float">
            <text:p>0.843</text:p>
          </table:table-cell>
          <table:table-cell office:value-type="float" office:value="0.823077" calcext:value-type="float">
            <text:p>0.823</text:p>
          </table:table-cell>
          <table:table-cell office:value-type="float" office:value="0.90217" calcext:value-type="float">
            <text:p>0.902</text:p>
          </table:table-cell>
          <table:table-cell office:value-type="float" office:value="0.820825" calcext:value-type="float">
            <text:p>0.821</text:p>
          </table:table-cell>
        </table:table-row>
      </table:table>
      <table:table table:name="cross" table:style-name="ta1">
        <table:shapes>
          <draw:frame draw:z-index="0" draw:style-name="gr1" draw:text-style-name="P1" svg:width="817pt" svg:height="459.55pt" svg:x="620.7pt" svg:y="0pt">
            <loext:p draw:notify-on-update-of-ranges="cross.A1:cross.D1 cross.A2:cross.E7 cross.F1:cross.F1 cross.F2:cross.F7 cross.G1:cross.G1 cross.G2:cross.G7 cross.H1:cross.H1 cross.H2:cross.H7 cross.I1:cross.I1 cross.I2:cross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IZE</text:p>
          </table:table-cell>
          <table:table-cell table:style-name="ce6" office:value-type="string" calcext:value-type="string">
            <text:p>PREC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FSCORE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0.866109" calcext:value-type="float">
            <text:p>0.866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6634" calcext:value-type="float">
            <text:p>0.917</text:p>
          </table:table-cell>
          <table:table-cell table:style-name="ce5" office:value-type="float" office:value="0.851598" calcext:value-type="float">
            <text:p>0.852</text:p>
          </table:table-cell>
        </table:table-row>
        <table:table-row table:style-name="ro1">
          <table:table-cell table:style-name="ce1" office:value-type="string" calcext:value-type="string">
            <text:p>ukm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float" office:value="0.865185" calcext:value-type="float">
            <text:p>0.865</text:p>
          </table:table-cell>
          <table:table-cell table:style-name="ce5" office:value-type="float" office:value="0.85" calcext:value-type="float">
            <text:p>0.850</text:p>
          </table:table-cell>
          <table:table-cell table:style-name="ce5" office:value-type="float" office:value="0.914438" calcext:value-type="float">
            <text:p>0.914</text:p>
          </table:table-cell>
          <table:table-cell table:style-name="ce5" office:value-type="float" office:value="0.8502" calcext:value-type="float">
            <text:p>0.850</text:p>
          </table:table-cell>
        </table:table-row>
        <table:table-row table:style-name="ro1"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945415" calcext:value-type="float">
            <text:p>0.945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ecoli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51515" calcext:value-type="float">
            <text:p>0.852</text:p>
          </table:table-cell>
          <table:table-cell table:style-name="ce5" office:value-type="float" office:value="0.94472" calcext:value-type="float">
            <text:p>0.945</text:p>
          </table:table-cell>
          <table:table-cell table:style-name="ce5" office:value-type="string" calcext:value-type="string">
            <text:p>nan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tratified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w</text:p>
          </table:table-cell>
          <table:table-cell table:style-name="ce1" office:value-type="float" office:value="14" calcext:value-type="float">
            <text:p>14</text:p>
          </table:table-cell>
          <table:table-cell table:style-name="ce5" office:value-type="float" office:value="0.900409" calcext:value-type="float">
            <text:p>0.900</text:p>
          </table:table-cell>
          <table:table-cell table:style-name="ce5" office:value-type="float" office:value="0.890476" calcext:value-type="float">
            <text:p>0.890</text:p>
          </table:table-cell>
          <table:table-cell table:style-name="ce5" office:value-type="float" office:value="0.925397" calcext:value-type="float">
            <text:p>0.925</text:p>
          </table:table-cell>
          <table:table-cell table:style-name="ce5" office:value-type="float" office:value="0.889918" calcext:value-type="float">
            <text:p>0.890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6"/>
          <table:table-cell table:number-columns-repeated="7"/>
        </table:table-row>
      </table:table>
      <table:table table:name="stats" table:style-name="ta1">
        <table:shapes>
          <draw:frame draw:z-index="0" draw:style-name="gr1" draw:text-style-name="P1" svg:width="810.71pt" svg:height="456.01pt" svg:x="569.76pt" svg:y="1.33pt">
            <loext:p draw:notify-on-update-of-ranges="stats.A1:stats.D1 stats.A2:stats.E10 stats.F1:stats.F1 stats.F2:stats.F10 stats.G1:stats.G1 stats.G2:stats.G10 stats.H1:stats.H1 stats.H2:stats.H10 stats.I1:stats.I1 stats.I2:stats.I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PREC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F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36378" calcext:value-type="float">
            <text:p>0.936</text:p>
          </table:table-cell>
          <table:table-cell table:style-name="ce5" office:value-type="float" office:value="0.964975" calcext:value-type="float">
            <text:p>0.96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49606" calcext:value-type="float">
            <text:p>0.9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523929" calcext:value-type="float">
            <text:p>0.524</text:p>
          </table:table-cell>
          <table:table-cell table:style-name="ce5" office:value-type="float" office:value="0.952206" calcext:value-type="float">
            <text:p>0.952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945415" calcext:value-type="float">
            <text:p>0.945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848276" calcext:value-type="float">
            <text:p>0.848</text:p>
          </table:table-cell>
          <table:table-cell table:style-name="ce5" office:value-type="float" office:value="0.944383" calcext:value-type="float">
            <text:p>0.944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893039" calcext:value-type="float">
            <text:p>0.8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878237" calcext:value-type="float">
            <text:p>0.878</text:p>
          </table:table-cell>
          <table:table-cell table:style-name="ce5" office:value-type="float" office:value="0.84625" calcext:value-type="float">
            <text:p>0.846</text:p>
          </table:table-cell>
          <table:table-cell table:style-name="ce5" office:value-type="float" office:value="0.925641" calcext:value-type="float">
            <text:p>0.926</text:p>
          </table:table-cell>
          <table:table-cell table:style-name="ce5" office:value-type="float" office:value="0.854747" calcext:value-type="float">
            <text:p>0.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866109" calcext:value-type="float">
            <text:p>0.866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6634" calcext:value-type="float">
            <text:p>0.917</text:p>
          </table:table-cell>
          <table:table-cell table:style-name="ce5" office:value-type="float" office:value="0.851598" calcext:value-type="float">
            <text:p>0.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919701" calcext:value-type="float">
            <text:p>0.920</text:p>
          </table:table-cell>
          <table:table-cell table:style-name="ce5" office:value-type="float" office:value="0.919635" calcext:value-type="float">
            <text:p>0.920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9022" calcext:value-type="float">
            <text:p>0.919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" table:style-name="ta1">
        <table:shapes>
          <draw:frame draw:z-index="0" draw:style-name="gr1" draw:text-style-name="P1" svg:width="952.98pt" svg:height="410.71pt" svg:x="538.53pt" svg:y="23.19pt">
            <loext:p draw:notify-on-update-of-ranges="norm.A1:norm.D1 norm.A2:norm.E7 norm.F1:norm.F1 norm.F2:norm.F7 norm.G1:norm.G1 norm.G2:norm.G7 norm.H1:norm.H1 norm.H2:norm.H7 norm.I1:norm.I1 norm.I2:norm.I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7" table:visibility="collapse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PREC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F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914749" calcext:value-type="float">
            <text:p>0.915</text:p>
          </table:table-cell>
          <table:table-cell table:style-name="ce5" office:value-type="float" office:value="0.904762" calcext:value-type="float">
            <text:p>0.905</text:p>
          </table:table-cell>
          <table:table-cell table:style-name="ce5" office:value-type="float" office:value="0.936508" calcext:value-type="float">
            <text:p>0.937</text:p>
          </table:table-cell>
          <table:table-cell table:style-name="ce5" office:value-type="float" office:value="0.903987" calcext:value-type="float">
            <text:p>0.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5" office:value-type="float" office:value="0.90212" calcext:value-type="float">
            <text:p>0.902</text:p>
          </table:table-cell>
          <table:table-cell table:style-name="ce5" office:value-type="float" office:value="0.87619" calcext:value-type="float">
            <text:p>0.876</text:p>
          </table:table-cell>
          <table:table-cell table:style-name="ce5" office:value-type="float" office:value="0.91746" calcext:value-type="float">
            <text:p>0.917</text:p>
          </table:table-cell>
          <table:table-cell table:style-name="ce5" office:value-type="float" office:value="0.876763" calcext:value-type="float">
            <text:p>0.8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808824" calcext:value-type="float">
            <text:p>0.809</text:p>
          </table:table-cell>
          <table:table-cell table:style-name="ce5" office:value-type="float" office:value="0.945415" calcext:value-type="float">
            <text:p>0.945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411765" calcext:value-type="float">
            <text:p>0.412</text:p>
          </table:table-cell>
          <table:table-cell table:style-name="ce5" office:value-type="float" office:value="0.679931" calcext:value-type="float">
            <text:p>0.680</text:p>
          </table:table-cell>
          <table:table-cell table:style-name="ce5" office:value-type="string" calcext:value-type="string">
            <text:p>n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866109" calcext:value-type="float">
            <text:p>0.866</text:p>
          </table:table-cell>
          <table:table-cell table:style-name="ce5" office:value-type="float" office:value="0.851282" calcext:value-type="float">
            <text:p>0.851</text:p>
          </table:table-cell>
          <table:table-cell table:style-name="ce5" office:value-type="float" office:value="0.916634" calcext:value-type="float">
            <text:p>0.917</text:p>
          </table:table-cell>
          <table:table-cell table:style-name="ce5" office:value-type="float" office:value="0.851598" calcext:value-type="float">
            <text:p>0.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m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style-name="ce5" office:value-type="float" office:value="0.88021" calcext:value-type="float">
            <text:p>0.880</text:p>
          </table:table-cell>
          <table:table-cell table:style-name="ce5" office:value-type="float" office:value="0.864103" calcext:value-type="float">
            <text:p>0.864</text:p>
          </table:table-cell>
          <table:table-cell table:style-name="ce5" office:value-type="float" office:value="0.924063" calcext:value-type="float">
            <text:p>0.924</text:p>
          </table:table-cell>
          <table:table-cell table:style-name="ce5" office:value-type="float" office:value="0.863617" calcext:value-type="float">
            <text:p>0.864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ut.A1:out.I703" table:display-filter-buttons="true">
          <table:filter>
            <table:filter-and>
              <table:filter-condition table:field-number="4" table:value="-1" table:operator="=">
                <table:filter-set-item table:value="-1"/>
                <table:filter-set-item table:value="10"/>
                <table:filter-set-item table:value="12"/>
                <table:filter-set-item table:value="14"/>
                <table:filter-set-item table:value="16"/>
                <table:filter-set-item table:value="18"/>
                <table:filter-set-item table:value="2"/>
                <table:filter-set-item table:value="20"/>
                <table:filter-set-item table:value="4"/>
                <table:filter-set-item table:value="6"/>
                <table:filter-set-item table:value="8"/>
              </table:filter-condition>
              <table:filter-condition table:field-number="0" table:value="data/ecoli.data" table:operator="=">
                <table:filter-set-item table:value="data/ecoli.data"/>
                <table:filter-set-item table:value="data/seeds.data"/>
              </table:filter-condition>
              <table:filter-condition table:field-number="1" table:value="norm" table:operator="="/>
              <table:filter-condition table:field-number="2" table:value="stratified" table:operator="="/>
              <table:filter-condition table:field-number="3" table:value="w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20:35:15.334434306</dc:date>
    <meta:editing-duration>PT58M52S</meta:editing-duration>
    <meta:editing-cycles>7</meta:editing-cycles>
    <meta:generator>LibreOffice/5.4.0.3$Linux_X86_64 LibreOffice_project/40m0$Build-3</meta:generator>
    <meta:document-statistic meta:table-count="7" meta:cell-count="71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85cm" svg:height="16.754cm" xlink:href=".." xlink:type="simple" chart:class="chart:bar" chart:style-name="ch1">
        <chart:legend chart:legend-position="end" svg:x="27.125cm" svg:y="7.437cm" style:legend-expansion="high" chart:style-name="ch2"/>
        <chart:plot-area chart:style-name="ch3" table:cell-range-address="disc_ecoli.B1:disc_ecoli.I21" chart:data-source-has-labels="both" svg:x="0.595cm" svg:y="0.335cm" svg:width="25.935cm" svg:height="16.084cm">
          <chartooo:coordinate-region svg:x="1.693cm" svg:y="0.335cm" svg:width="24.837cm" svg:height="13.809cm"/>
          <chart:axis chart:dimension="x" chart:name="primary-x" chart:style-name="ch4" chartooo:axis-type="auto">
            <chartooo:date-scale/>
            <chart:categories table:cell-range-address="disc_ecoli.B2:disc_ecoli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ecoli.F2:disc_ecoli.F21" chart:label-cell-address="disc_ecoli.F1:disc_ecoli.F1" chart:class="chart:bar">
            <chart:data-point chart:style-name="ch8"/>
            <chart:data-point chart:repeated="19"/>
          </chart:series>
          <chart:series chart:style-name="ch9" chart:values-cell-range-address="disc_ecoli.G2:disc_ecoli.G21" chart:label-cell-address="disc_ecoli.G1:disc_ecoli.G1" chart:class="chart:bar">
            <chart:data-point chart:repeated="20"/>
          </chart:series>
          <chart:series chart:style-name="ch10" chart:values-cell-range-address="disc_ecoli.H2:disc_ecoli.H21" chart:label-cell-address="disc_ecoli.H1:disc_ecoli.H1" chart:class="chart:bar">
            <chart:data-point chart:repeated="20"/>
          </chart:series>
          <chart:series chart:style-name="ch11" chart:values-cell-range-address="disc_ecoli.I2:disc_ecoli.I21" chart:label-cell-address="disc_ecoli.I1:disc_ecoli.I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ecoli.F1:disc_ecoli.F1</svg:desc>
                </draw:g>
              </table:table-cell>
              <table:table-cell office:value-type="string">
                <text:p>RECALL</text:p>
                <draw:g>
                  <svg:desc>disc_ecoli.G1:disc_ecoli.G1</svg:desc>
                </draw:g>
              </table:table-cell>
              <table:table-cell office:value-type="string">
                <text:p>ACCURACY</text:p>
                <draw:g>
                  <svg:desc>disc_ecoli.H1:disc_ecoli.H1</svg:desc>
                </draw:g>
              </table:table-cell>
              <table:table-cell office:value-type="string">
                <text:p>FSCORE</text:p>
                <draw:g>
                  <svg:desc>disc_ecoli.I1:disc_ecoli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stratified w 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ecoli.B2:disc_ecoli.E21</svg:desc>
                </draw:g>
              </table:table-cell>
              <table:table-cell office:value-type="float" office:value="NaN">
                <text:p>NaN</text:p>
                <draw:g>
                  <svg:desc>disc_ecoli.F2:disc_ecoli.F21</svg:desc>
                </draw:g>
              </table:table-cell>
              <table:table-cell office:value-type="float" office:value="0.720588">
                <text:p>0.720588</text:p>
                <draw:g>
                  <svg:desc>disc_ecoli.G2:disc_ecoli.G21</svg:desc>
                </draw:g>
              </table:table-cell>
              <table:table-cell office:value-type="float" office:value="0.91263">
                <text:p>0.91263</text:p>
                <draw:g>
                  <svg:desc>disc_ecoli.H2:disc_ecoli.H21</svg:desc>
                </draw:g>
              </table:table-cell>
              <table:table-cell office:value-type="float" office:value="NaN">
                <text:p>NaN</text:p>
                <draw:g>
                  <svg:desc>disc_ecoli.I2:disc_ecoli.I21</svg:desc>
                </draw:g>
              </table:table-cell>
            </table:table-row>
            <table:table-row>
              <table:table-cell office:value-type="string">
                <text:p>interval stratified w 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11765">
                <text:p>0.711765</text:p>
              </table:table-cell>
              <table:table-cell office:value-type="float" office:value="0.910813">
                <text:p>0.910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7647">
                <text:p>0.767647</text:p>
              </table:table-cell>
              <table:table-cell office:value-type="float" office:value="0.927076">
                <text:p>0.92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2941">
                <text:p>0.802941</text:p>
              </table:table-cell>
              <table:table-cell office:value-type="float" office:value="0.940657">
                <text:p>0.940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14706">
                <text:p>0.814706</text:p>
              </table:table-cell>
              <table:table-cell office:value-type="float" office:value="0.945156">
                <text:p>0.94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94118">
                <text:p>0.794118</text:p>
              </table:table-cell>
              <table:table-cell office:value-type="float" office:value="0.942388">
                <text:p>0.94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82353">
                <text:p>0.782353</text:p>
              </table:table-cell>
              <table:table-cell office:value-type="float" office:value="0.940398">
                <text:p>0.94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3529">
                <text:p>0.773529</text:p>
              </table:table-cell>
              <table:table-cell office:value-type="float" office:value="0.934343">
                <text:p>0.934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4706">
                <text:p>0.764706</text:p>
              </table:table-cell>
              <table:table-cell office:value-type="float" office:value="0.933564">
                <text:p>0.93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0588">
                <text:p>0.770588</text:p>
              </table:table-cell>
              <table:table-cell office:value-type="float" office:value="0.935467">
                <text:p>0.93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79412">
                <text:p>0.779412</text:p>
              </table:table-cell>
              <table:table-cell office:value-type="float" office:value="0.938495">
                <text:p>0.9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61765">
                <text:p>0.761765</text:p>
              </table:table-cell>
              <table:table-cell office:value-type="float" office:value="0.933131">
                <text:p>0.93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1834">
                <text:p>0.93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6211">
                <text:p>0.92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30536">
                <text:p>0.93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2941">
                <text:p>0.752941</text:p>
              </table:table-cell>
              <table:table-cell office:value-type="float" office:value="0.926038">
                <text:p>0.92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1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44118">
                <text:p>0.744118</text:p>
              </table:table-cell>
              <table:table-cell office:value-type="float" office:value="0.923529">
                <text:p>0.9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2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32353">
                <text:p>0.732353</text:p>
              </table:table-cell>
              <table:table-cell office:value-type="float" office:value="0.919464">
                <text:p>0.91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val stratified w 2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755882">
                <text:p>0.755882</text:p>
              </table:table-cell>
              <table:table-cell office:value-type="float" office:value="0.926384">
                <text:p>0.9263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91cm" svg:height="17.882cm" xlink:href=".." xlink:type="simple" chart:class="chart:bar" chart:column-mapping="1 2 3 4" chart:style-name="ch1">
        <chart:legend chart:legend-position="end" svg:x="29.131cm" svg:y="8.001cm" style:legend-expansion="high" chart:style-name="ch2"/>
        <chart:plot-area chart:style-name="ch3" table:cell-range-address="disc_seeds.B1:disc_seeds.I21" chart:data-source-has-labels="both" svg:x="0.635cm" svg:y="0.357cm" svg:width="27.861cm" svg:height="17.168cm">
          <chartooo:coordinate-region svg:x="1.733cm" svg:y="0.357cm" svg:width="26.763cm" svg:height="14.892cm"/>
          <chart:axis chart:dimension="x" chart:name="primary-x" chart:style-name="ch4" chartooo:axis-type="auto">
            <chartooo:date-scale/>
            <chart:categories table:cell-range-address="disc_seeds.B2:disc_seeds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seeds.F2:disc_seeds.F21" chart:label-cell-address="disc_seeds.F1:disc_seeds.F1" chart:class="chart:bar">
            <chart:data-point chart:repeated="20"/>
          </chart:series>
          <chart:series chart:style-name="ch8" chart:values-cell-range-address="disc_seeds.G2:disc_seeds.G21" chart:label-cell-address="disc_seeds.G1:disc_seeds.G1" chart:class="chart:bar">
            <chart:data-point chart:repeated="20"/>
          </chart:series>
          <chart:series chart:style-name="ch9" chart:values-cell-range-address="disc_seeds.H2:disc_seeds.H21" chart:label-cell-address="disc_seeds.H1:disc_seeds.H1" chart:class="chart:bar">
            <chart:data-point chart:repeated="20"/>
          </chart:series>
          <chart:series chart:style-name="ch10" chart:values-cell-range-address="disc_seeds.I2:disc_seeds.I21" chart:label-cell-address="disc_seeds.I1:disc_seeds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disc_seeds.F1:disc_seeds.F1</svg:desc>
                </draw:g>
              </table:table-cell>
              <table:table-cell office:value-type="string">
                <text:p>RECALL</text:p>
                <draw:g>
                  <svg:desc>disc_seeds.G1:disc_seeds.G1</svg:desc>
                </draw:g>
              </table:table-cell>
              <table:table-cell office:value-type="string">
                <text:p>ACCURACY</text:p>
                <draw:g>
                  <svg:desc>disc_seeds.H1:disc_seeds.H1</svg:desc>
                </draw:g>
              </table:table-cell>
              <table:table-cell office:value-type="string">
                <text:p>FSCORE</text:p>
                <draw:g>
                  <svg:desc>disc_seeds.I1:disc_seed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stratified w 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seeds.B2:disc_seeds.E21</svg:desc>
                </draw:g>
              </table:table-cell>
              <table:table-cell office:value-type="float" office:value="0.861693">
                <text:p>0.861693</text:p>
                <draw:g>
                  <svg:desc>disc_seeds.F2:disc_seeds.F21</svg:desc>
                </draw:g>
              </table:table-cell>
              <table:table-cell office:value-type="float" office:value="0.847619">
                <text:p>0.847619</text:p>
                <draw:g>
                  <svg:desc>disc_seeds.G2:disc_seeds.G21</svg:desc>
                </draw:g>
              </table:table-cell>
              <table:table-cell office:value-type="float" office:value="0.898413">
                <text:p>0.898413</text:p>
                <draw:g>
                  <svg:desc>disc_seeds.H2:disc_seeds.H21</svg:desc>
                </draw:g>
              </table:table-cell>
              <table:table-cell office:value-type="float" office:value="0.835787">
                <text:p>0.835787</text:p>
                <draw:g>
                  <svg:desc>disc_seeds.I2:disc_seeds.I21</svg:desc>
                </draw:g>
              </table:table-cell>
            </table:table-row>
            <table:table-row>
              <table:table-cell office:value-type="string">
                <text:p>interval stratified w 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86005">
                <text:p>0.886005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0479">
                <text:p>0.870479</text:p>
              </table:table-cell>
            </table:table-row>
            <table:table-row>
              <table:table-cell office:value-type="string">
                <text:p>frequency stratified w 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802">
                <text:p>0.89980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39">
                <text:p>0.88539</text:p>
              </table:table-cell>
            </table:table-row>
            <table:table-row>
              <table:table-cell office:value-type="string">
                <text:p>interval stratified w 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2659">
                <text:p>0.90265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8269">
                <text:p>0.888269</text:p>
              </table:table-cell>
            </table:table-row>
            <table:table-row>
              <table:table-cell office:value-type="string">
                <text:p>frequency stratified w 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5172">
                <text:p>0.895172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229">
                <text:p>0.885229</text:p>
              </table:table-cell>
            </table:table-row>
            <table:table-row>
              <table:table-cell office:value-type="string">
                <text:p>interval stratified w 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537">
                <text:p>0.899537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107">
                <text:p>0.890107</text:p>
              </table:table-cell>
            </table:table-row>
            <table:table-row>
              <table:table-cell office:value-type="string">
                <text:p>frequency stratified w 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323">
                <text:p>0.901323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375">
                <text:p>0.890375</text:p>
              </table:table-cell>
            </table:table-row>
            <table:table-row>
              <table:table-cell office:value-type="string">
                <text:p>interval stratified w 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1852">
                <text:p>0.90185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256">
                <text:p>0.890256</text:p>
              </table:table-cell>
            </table:table-row>
            <table:table-row>
              <table:table-cell office:value-type="string">
                <text:p>frequency stratified w 1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8942">
                <text:p>0.8989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447">
                <text:p>0.889447</text:p>
              </table:table-cell>
            </table:table-row>
            <table:table-row>
              <table:table-cell office:value-type="string">
                <text:p>interval stratified w 1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556">
                <text:p>0.905556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765">
                <text:p>0.894765</text:p>
              </table:table-cell>
            </table:table-row>
            <table:table-row>
              <table:table-cell office:value-type="string">
                <text:p>frequency stratified w 1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9934">
                <text:p>0.899934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885504">
                <text:p>0.885504</text:p>
              </table:table-cell>
            </table:table-row>
            <table:table-row>
              <table:table-cell office:value-type="string">
                <text:p>interval stratified w 1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91005">
                <text:p>0.891005</text:p>
              </table:table-cell>
              <table:table-cell office:value-type="float" office:value="0.880952">
                <text:p>0.880952</text:p>
              </table:table-cell>
              <table:table-cell office:value-type="float" office:value="0.920635">
                <text:p>0.920635</text:p>
              </table:table-cell>
              <table:table-cell office:value-type="float" office:value="0.880485">
                <text:p>0.880485</text:p>
              </table:table-cell>
            </table:table-row>
            <table:table-row>
              <table:table-cell office:value-type="string">
                <text:p>frequency stratified w 1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interval stratified w 1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042">
                <text:p>0.903042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89353">
                <text:p>0.889353</text:p>
              </table:table-cell>
            </table:table-row>
            <table:table-row>
              <table:table-cell office:value-type="string">
                <text:p>frequency stratified w 1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3228">
                <text:p>0.913228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151">
                <text:p>0.899151</text:p>
              </table:table-cell>
            </table:table-row>
            <table:table-row>
              <table:table-cell office:value-type="string">
                <text:p>interval stratified w 1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3241">
                <text:p>0.903241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658">
                <text:p>0.894658</text:p>
              </table:table-cell>
            </table:table-row>
            <table:table-row>
              <table:table-cell office:value-type="string">
                <text:p>frequency stratified w 1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4299">
                <text:p>0.904299</text:p>
              </table:table-cell>
              <table:table-cell office:value-type="float" office:value="0.895238">
                <text:p>0.895238</text:p>
              </table:table-cell>
              <table:table-cell office:value-type="float" office:value="0.930159">
                <text:p>0.930159</text:p>
              </table:table-cell>
              <table:table-cell office:value-type="float" office:value="0.894527">
                <text:p>0.894527</text:p>
              </table:table-cell>
            </table:table-row>
            <table:table-row>
              <table:table-cell office:value-type="string">
                <text:p>interval stratified w 1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7275">
                <text:p>0.907275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447">
                <text:p>0.899447</text:p>
              </table:table-cell>
            </table:table-row>
            <table:table-row>
              <table:table-cell office:value-type="string">
                <text:p>frequency stratified w 2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541">
                <text:p>0.90541</text:p>
              </table:table-cell>
              <table:table-cell office:value-type="float" office:value="0.890476">
                <text:p>0.890476</text:p>
              </table:table-cell>
              <table:table-cell office:value-type="float" office:value="0.926984">
                <text:p>0.926984</text:p>
              </table:table-cell>
              <table:table-cell office:value-type="float" office:value="0.890867">
                <text:p>0.890867</text:p>
              </table:table-cell>
            </table:table-row>
            <table:table-row>
              <table:table-cell office:value-type="string">
                <text:p>interval stratified w 2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8664">
                <text:p>0.908664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00003">
                <text:p>0.9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06cm" svg:height="16.428cm" xlink:href=".." xlink:type="simple" chart:class="chart:bar" chart:style-name="ch1">
        <chart:legend chart:legend-position="end" svg:x="26.546cm" svg:y="7.274cm" style:legend-expansion="high" chart:style-name="ch2"/>
        <chart:plot-area chart:style-name="ch3" table:cell-range-address="disc_ukm.B1:disc_ukm.D1 disc_ukm.B2:disc_ukm.I21 disc_ukm.F1:disc_ukm.I1" chart:data-source-has-labels="both" svg:x="0.584cm" svg:y="0.328cm" svg:width="25.378cm" svg:height="15.772cm">
          <chartooo:coordinate-region svg:x="1.682cm" svg:y="0.328cm" svg:width="24.28cm" svg:height="13.496cm"/>
          <chart:axis chart:dimension="x" chart:name="primary-x" chart:style-name="ch4" chartooo:axis-type="auto">
            <chartooo:date-scale/>
            <chart:categories table:cell-range-address="disc_ukm.B2:disc_ukm.E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c_ukm.F2:disc_ukm.F21" chart:label-cell-address="disc_ukm.F1:disc_ukm.F1" chart:class="chart:bar">
            <chart:data-point chart:repeated="20"/>
          </chart:series>
          <chart:series chart:style-name="ch8" chart:values-cell-range-address="disc_ukm.G2:disc_ukm.G21" chart:label-cell-address="disc_ukm.G1:disc_ukm.G1" chart:class="chart:bar">
            <chart:data-point chart:repeated="20"/>
          </chart:series>
          <chart:series chart:style-name="ch9" chart:values-cell-range-address="disc_ukm.H2:disc_ukm.H21" chart:label-cell-address="disc_ukm.H1:disc_ukm.H1" chart:class="chart:bar">
            <chart:data-point chart:repeated="20"/>
          </chart:series>
          <chart:series chart:style-name="ch10" chart:values-cell-range-address="disc_ukm.I2:disc_ukm.I21" chart:label-cell-address="disc_ukm.I1:disc_ukm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disc_ukm.F1:disc_ukm.F1</svg:desc>
                </draw:g>
              </table:table-cell>
              <table:table-cell office:value-type="string">
                <text:p>RECALL</text:p>
                <draw:g>
                  <svg:desc>disc_ukm.G1:disc_ukm.G1</svg:desc>
                </draw:g>
              </table:table-cell>
              <table:table-cell office:value-type="string">
                <text:p>ACCURACY</text:p>
                <draw:g>
                  <svg:desc>disc_ukm.H1:disc_ukm.H1</svg:desc>
                </draw:g>
              </table:table-cell>
              <table:table-cell office:value-type="string">
                <text:p>FSCORE</text:p>
                <draw:g>
                  <svg:desc>disc_ukm.I1:disc_uk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uency stratified w 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disc_ukm.B2:disc_ukm.E21</svg:desc>
                </draw:g>
              </table:table-cell>
              <table:table-cell office:value-type="float" office:value="NaN">
                <text:p>NaN</text:p>
                <draw:g>
                  <svg:desc>disc_ukm.F2:disc_ukm.F21</svg:desc>
                </draw:g>
              </table:table-cell>
              <table:table-cell office:value-type="float" office:value="0.574359">
                <text:p>0.574359</text:p>
                <draw:g>
                  <svg:desc>disc_ukm.G2:disc_ukm.G21</svg:desc>
                </draw:g>
              </table:table-cell>
              <table:table-cell office:value-type="float" office:value="0.772781">
                <text:p>0.772781</text:p>
                <draw:g>
                  <svg:desc>disc_ukm.H2:disc_ukm.H21</svg:desc>
                </draw:g>
              </table:table-cell>
              <table:table-cell office:value-type="float" office:value="NaN">
                <text:p>NaN</text:p>
                <draw:g>
                  <svg:desc>disc_ukm.I2:disc_ukm.I21</svg:desc>
                </draw:g>
              </table:table-cell>
            </table:table-row>
            <table:table-row>
              <table:table-cell office:value-type="string">
                <text:p>interval stratified w 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623077">
                <text:p>0.62307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788185">
                <text:p>0.788185</text:p>
              </table:table-cell>
              <table:table-cell office:value-type="float" office:value="0.746154">
                <text:p>0.746154</text:p>
              </table:table-cell>
              <table:table-cell office:value-type="float" office:value="0.857331">
                <text:p>0.857331</text:p>
              </table:table-cell>
              <table:table-cell office:value-type="float" office:value="0.743974">
                <text:p>0.743974</text:p>
              </table:table-cell>
            </table:table-row>
            <table:table-row>
              <table:table-cell office:value-type="string">
                <text:p>interval stratified w 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5409">
                <text:p>0.845409</text:p>
              </table:table-cell>
              <table:table-cell office:value-type="float" office:value="0.825641">
                <text:p>0.825641</text:p>
              </table:table-cell>
              <table:table-cell office:value-type="float" office:value="0.904602">
                <text:p>0.904602</text:p>
              </table:table-cell>
              <table:table-cell office:value-type="float" office:value="0.823786">
                <text:p>0.823786</text:p>
              </table:table-cell>
            </table:table-row>
            <table:table-row>
              <table:table-cell office:value-type="string">
                <text:p>frequency stratified w 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2292">
                <text:p>0.82292</text:p>
              </table:table-cell>
              <table:table-cell office:value-type="float" office:value="0.802564">
                <text:p>0.802564</text:p>
              </table:table-cell>
              <table:table-cell office:value-type="float" office:value="0.890533">
                <text:p>0.890533</text:p>
              </table:table-cell>
              <table:table-cell office:value-type="float" office:value="0.801108">
                <text:p>0.801108</text:p>
              </table:table-cell>
            </table:table-row>
            <table:table-row>
              <table:table-cell office:value-type="string">
                <text:p>interval stratified w 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3805">
                <text:p>0.86380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7291">
                <text:p>0.917291</text:p>
              </table:table-cell>
              <table:table-cell office:value-type="float" office:value="0.850567">
                <text:p>0.850567</text:p>
              </table:table-cell>
            </table:table-row>
            <table:table-row>
              <table:table-cell office:value-type="string">
                <text:p>frequency stratified w 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interval stratified w 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7425">
                <text:p>0.867425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7211">
                <text:p>0.847211</text:p>
              </table:table-cell>
            </table:table-row>
            <table:table-row>
              <table:table-cell office:value-type="string">
                <text:p>frequency stratified w 1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55361">
                <text:p>0.855361</text:p>
              </table:table-cell>
              <table:table-cell office:value-type="float" office:value="0.846154">
                <text:p>0.846154</text:p>
              </table:table-cell>
              <table:table-cell office:value-type="float" office:value="0.914464">
                <text:p>0.914464</text:p>
              </table:table-cell>
              <table:table-cell office:value-type="float" office:value="0.844974">
                <text:p>0.844974</text:p>
              </table:table-cell>
            </table:table-row>
            <table:table-row>
              <table:table-cell office:value-type="string">
                <text:p>interval stratified w 1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928">
                <text:p>0.861928</text:p>
              </table:table-cell>
              <table:table-cell office:value-type="float" office:value="0.841026">
                <text:p>0.841026</text:p>
              </table:table-cell>
              <table:table-cell office:value-type="float" office:value="0.914793">
                <text:p>0.914793</text:p>
              </table:table-cell>
              <table:table-cell office:value-type="float" office:value="0.839159">
                <text:p>0.839159</text:p>
              </table:table-cell>
            </table:table-row>
            <table:table-row>
              <table:table-cell office:value-type="string">
                <text:p>frequency stratified w 12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2585">
                <text:p>0.862585</text:p>
              </table:table-cell>
              <table:table-cell office:value-type="float" office:value="0.841026">
                <text:p>0.841026</text:p>
              </table:table-cell>
              <table:table-cell office:value-type="float" office:value="0.911308">
                <text:p>0.911308</text:p>
              </table:table-cell>
              <table:table-cell office:value-type="float" office:value="0.840244">
                <text:p>0.840244</text:p>
              </table:table-cell>
            </table:table-row>
            <table:table-row>
              <table:table-cell office:value-type="string">
                <text:p>interval stratified w 12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1034">
                <text:p>0.861034</text:p>
              </table:table-cell>
              <table:table-cell office:value-type="float" office:value="0.84359">
                <text:p>0.84359</text:p>
              </table:table-cell>
              <table:table-cell office:value-type="float" office:value="0.913478">
                <text:p>0.913478</text:p>
              </table:table-cell>
              <table:table-cell office:value-type="float" office:value="0.842344">
                <text:p>0.842344</text:p>
              </table:table-cell>
            </table:table-row>
            <table:table-row>
              <table:table-cell office:value-type="string">
                <text:p>frequency stratified w 14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9624">
                <text:p>0.869624</text:p>
              </table:table-cell>
              <table:table-cell office:value-type="float" office:value="0.848718">
                <text:p>0.848718</text:p>
              </table:table-cell>
              <table:table-cell office:value-type="float" office:value="0.916831">
                <text:p>0.916831</text:p>
              </table:table-cell>
              <table:table-cell office:value-type="float" office:value="0.848969">
                <text:p>0.848969</text:p>
              </table:table-cell>
            </table:table-row>
            <table:table-row>
              <table:table-cell office:value-type="string">
                <text:p>interval stratified w 14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48718">
                <text:p>0.848718</text:p>
              </table:table-cell>
              <table:table-cell office:value-type="float" office:value="0.918146">
                <text:p>0.91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equency stratified w 16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98">
                <text:p>0.84198</text:p>
              </table:table-cell>
              <table:table-cell office:value-type="float" office:value="0.828205">
                <text:p>0.828205</text:p>
              </table:table-cell>
              <table:table-cell office:value-type="float" office:value="0.904668">
                <text:p>0.904668</text:p>
              </table:table-cell>
              <table:table-cell office:value-type="float" office:value="0.827358">
                <text:p>0.827358</text:p>
              </table:table-cell>
            </table:table-row>
            <table:table-row>
              <table:table-cell office:value-type="string">
                <text:p>interval stratified w 16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1255">
                <text:p>0.841255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367">
                <text:p>0.902367</text:p>
              </table:table-cell>
              <table:table-cell office:value-type="float" office:value="0.823357">
                <text:p>0.823357</text:p>
              </table:table-cell>
            </table:table-row>
            <table:table-row>
              <table:table-cell office:value-type="string">
                <text:p>frequency stratified w 18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5236">
                <text:p>0.835236</text:p>
              </table:table-cell>
              <table:table-cell office:value-type="float" office:value="0.820513">
                <text:p>0.820513</text:p>
              </table:table-cell>
              <table:table-cell office:value-type="float" office:value="0.901249">
                <text:p>0.901249</text:p>
              </table:table-cell>
              <table:table-cell office:value-type="float" office:value="0.820054">
                <text:p>0.820054</text:p>
              </table:table-cell>
            </table:table-row>
            <table:table-row>
              <table:table-cell office:value-type="string">
                <text:p>interval stratified w 18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9458">
                <text:p>0.839458</text:p>
              </table:table-cell>
              <table:table-cell office:value-type="float" office:value="0.815385">
                <text:p>0.815385</text:p>
              </table:table-cell>
              <table:table-cell office:value-type="float" office:value="0.899671">
                <text:p>0.899671</text:p>
              </table:table-cell>
              <table:table-cell office:value-type="float" office:value="0.813938">
                <text:p>0.813938</text:p>
              </table:table-cell>
            </table:table-row>
            <table:table-row>
              <table:table-cell office:value-type="string">
                <text:p>frequency stratified w 20</text:p>
                <text:list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30869">
                <text:p>0.830869</text:p>
              </table:table-cell>
              <table:table-cell office:value-type="float" office:value="0.810256">
                <text:p>0.810256</text:p>
              </table:table-cell>
              <table:table-cell office:value-type="float" office:value="0.897239">
                <text:p>0.897239</text:p>
              </table:table-cell>
              <table:table-cell office:value-type="float" office:value="0.810562">
                <text:p>0.810562</text:p>
              </table:table-cell>
            </table:table-row>
            <table:table-row>
              <table:table-cell office:value-type="string">
                <text:p>interval stratified w 20</text:p>
                <text:list>
                  <text:list-item>
                    <text:p>interval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318">
                <text:p>0.84318</text:p>
              </table:table-cell>
              <table:table-cell office:value-type="float" office:value="0.823077">
                <text:p>0.823077</text:p>
              </table:table-cell>
              <table:table-cell office:value-type="float" office:value="0.90217">
                <text:p>0.90217</text:p>
              </table:table-cell>
              <table:table-cell office:value-type="float" office:value="0.820825">
                <text:p>0.8208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823cm" svg:height="16.213cm" xlink:href=".." xlink:type="simple" chart:class="chart:bar" chart:style-name="ch1">
        <chart:legend chart:legend-position="end" svg:x="26.163cm" svg:y="7.166cm" style:legend-expansion="high" chart:style-name="ch2"/>
        <chart:plot-area chart:style-name="ch3" table:cell-range-address="cross.A1:cross.D1 cross.A2:cross.I7 cross.F1:cross.I1" chart:data-source-has-labels="both" svg:x="0.576cm" svg:y="0.324cm" svg:width="25.011cm" svg:height="15.565cm">
          <chartooo:coordinate-region svg:x="1.674cm" svg:y="0.497cm" svg:width="23.913cm" svg:height="13.418cm"/>
          <chart:axis chart:dimension="x" chart:name="primary-x" chart:style-name="ch4" chartooo:axis-type="auto">
            <chartooo:date-scale/>
            <chart:categories table:cell-range-address="cross.A2:cross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ross.F2:cross.F7" chart:label-cell-address="cross.F1:cross.F1" chart:class="chart:bar">
            <chart:data-point chart:repeated="6"/>
          </chart:series>
          <chart:series chart:style-name="ch8" chart:values-cell-range-address="cross.G2:cross.G7" chart:label-cell-address="cross.G1:cross.G1" chart:class="chart:bar">
            <chart:data-point chart:repeated="6"/>
          </chart:series>
          <chart:series chart:style-name="ch9" chart:values-cell-range-address="cross.H2:cross.H7" chart:label-cell-address="cross.H1:cross.H1" chart:class="chart:bar">
            <chart:data-point chart:repeated="6"/>
          </chart:series>
          <chart:series chart:style-name="ch10" chart:values-cell-range-address="cross.I2:cross.I7" chart:label-cell-address="cross.I1:cross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cross.F1:cross.F1</svg:desc>
                </draw:g>
              </table:table-cell>
              <table:table-cell office:value-type="string">
                <text:p>RECALL</text:p>
                <draw:g>
                  <svg:desc>cross.G1:cross.G1</svg:desc>
                </draw:g>
              </table:table-cell>
              <table:table-cell office:value-type="string">
                <text:p>ACCURACY</text:p>
                <draw:g>
                  <svg:desc>cross.H1:cross.H1</svg:desc>
                </draw:g>
              </table:table-cell>
              <table:table-cell office:value-type="string">
                <text:p>FSCORE</text:p>
                <draw:g>
                  <svg:desc>cross.I1:cros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km frequency stratified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cross.A2:cross.E7</svg:desc>
                </draw:g>
              </table:table-cell>
              <table:table-cell office:value-type="float" office:value="0.866109">
                <text:p>0.866109</text:p>
                <draw:g>
                  <svg:desc>cross.F2:cross.F7</svg:desc>
                </draw:g>
              </table:table-cell>
              <table:table-cell office:value-type="float" office:value="0.851282">
                <text:p>0.851282</text:p>
                <draw:g>
                  <svg:desc>cross.G2:cross.G7</svg:desc>
                </draw:g>
              </table:table-cell>
              <table:table-cell office:value-type="float" office:value="0.916634">
                <text:p>0.916634</text:p>
                <draw:g>
                  <svg:desc>cross.H2:cross.H7</svg:desc>
                </draw:g>
              </table:table-cell>
              <table:table-cell office:value-type="float" office:value="0.851598">
                <text:p>0.851598</text:p>
                <draw:g>
                  <svg:desc>cross.I2:cross.I7</svg:desc>
                </draw:g>
              </table:table-cell>
            </table:table-row>
            <table:table-row>
              <table:table-cell office:value-type="string">
                <text:p>ukm frequency cross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5185">
                <text:p>0.865185</text:p>
              </table:table-cell>
              <table:table-cell office:value-type="float" office:value="0.85">
                <text:p>0.85</text:p>
              </table:table-cell>
              <table:table-cell office:value-type="float" office:value="0.914438">
                <text:p>0.914438</text:p>
              </table:table-cell>
              <table:table-cell office:value-type="float" office:value="0.8502">
                <text:p>0.8502</text:p>
              </table:table-cell>
            </table:table-row>
            <table:table-row>
              <table:table-cell office:value-type="string">
                <text:p>ecoli frequency stratified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cross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51515">
                <text:p>0.851515</text:p>
              </table:table-cell>
              <table:table-cell office:value-type="float" office:value="0.94472">
                <text:p>0.9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ds frequency stratified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frequency cross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cross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00409">
                <text:p>0.900409</text:p>
              </table:table-cell>
              <table:table-cell office:value-type="float" office:value="0.890476">
                <text:p>0.890476</text:p>
              </table:table-cell>
              <table:table-cell office:value-type="float" office:value="0.925397">
                <text:p>0.925397</text:p>
              </table:table-cell>
              <table:table-cell office:value-type="float" office:value="0.889918">
                <text:p>0.8899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01cm" svg:height="16.088cm" xlink:href=".." xlink:type="simple" chart:class="chart:bar" chart:style-name="ch1">
        <chart:legend chart:legend-position="end" svg:x="25.941cm" svg:y="7.104cm" style:legend-expansion="high" chart:style-name="ch2"/>
        <chart:plot-area chart:style-name="ch3" table:cell-range-address="stats.A1:stats.D1 stats.A2:stats.I10 stats.F1:stats.I1" chart:data-source-has-labels="both" svg:x="0.572cm" svg:y="0.321cm" svg:width="24.797cm" svg:height="15.446cm">
          <chartooo:coordinate-region svg:x="1.67cm" svg:y="0.494cm" svg:width="23.699cm" svg:height="13.299cm"/>
          <chart:axis chart:dimension="x" chart:name="primary-x" chart:style-name="ch4" chartooo:axis-type="auto">
            <chartooo:date-scale/>
            <chart:categories table:cell-range-address="stats.A2:stats.E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ats.F2:stats.F10" chart:label-cell-address="stats.F1:stats.F1" chart:class="chart:bar">
            <chart:data-point chart:repeated="9"/>
          </chart:series>
          <chart:series chart:style-name="ch8" chart:values-cell-range-address="stats.G2:stats.G10" chart:label-cell-address="stats.G1:stats.G1" chart:class="chart:bar">
            <chart:data-point chart:repeated="9"/>
          </chart:series>
          <chart:series chart:style-name="ch9" chart:values-cell-range-address="stats.H2:stats.H10" chart:label-cell-address="stats.H1:stats.H1" chart:class="chart:bar">
            <chart:data-point chart:repeated="9"/>
          </chart:series>
          <chart:series chart:style-name="ch10" chart:values-cell-range-address="stats.I2:stats.I10" chart:label-cell-address="stats.I1:stats.I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stats.F1:stats.F1</svg:desc>
                </draw:g>
              </table:table-cell>
              <table:table-cell office:value-type="string">
                <text:p>RECALL</text:p>
                <draw:g>
                  <svg:desc>stats.G1:stats.G1</svg:desc>
                </draw:g>
              </table:table-cell>
              <table:table-cell office:value-type="string">
                <text:p>ACCURACY</text:p>
                <draw:g>
                  <svg:desc>stats.H1:stats.H1</svg:desc>
                </draw:g>
              </table:table-cell>
              <table:table-cell office:value-type="string">
                <text:p>FSCORE</text:p>
                <draw:g>
                  <svg:desc>stats.I1:sta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frequency stratified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stats.A2:stats.E10</svg:desc>
                </draw:g>
              </table:table-cell>
              <table:table-cell office:value-type="float" office:value="0.914749">
                <text:p>0.914749</text:p>
                <draw:g>
                  <svg:desc>stats.F2:stats.F10</svg:desc>
                </draw:g>
              </table:table-cell>
              <table:table-cell office:value-type="float" office:value="0.904762">
                <text:p>0.904762</text:p>
                <draw:g>
                  <svg:desc>stats.G2:stats.G10</svg:desc>
                </draw:g>
              </table:table-cell>
              <table:table-cell office:value-type="float" office:value="0.936508">
                <text:p>0.936508</text:p>
                <draw:g>
                  <svg:desc>stats.H2:stats.H10</svg:desc>
                </draw:g>
              </table:table-cell>
              <table:table-cell office:value-type="float" office:value="0.903987">
                <text:p>0.903987</text:p>
                <draw:g>
                  <svg:desc>stats.I2:stats.I10</svg:desc>
                </draw:g>
              </table:table-cell>
            </table:table-row>
            <table:table-row>
              <table:table-cell office:value-type="string">
                <text:p>seeds frequency stratified u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4749">
                <text:p>0.914749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508">
                <text:p>0.936508</text:p>
              </table:table-cell>
              <table:table-cell office:value-type="float" office:value="0.903987">
                <text:p>0.903987</text:p>
              </table:table-cell>
            </table:table-row>
            <table:table-row>
              <table:table-cell office:value-type="string">
                <text:p>seeds frequency stratified g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36378">
                <text:p>0.936378</text:p>
              </table:table-cell>
              <table:table-cell office:value-type="float" office:value="0.964975">
                <text:p>0.964975</text:p>
              </table:table-cell>
              <table:table-cell office:value-type="float" office:value="0.904762">
                <text:p>0.904762</text:p>
              </table:table-cell>
              <table:table-cell office:value-type="float" office:value="0.949606">
                <text:p>0.949606</text:p>
              </table:table-cell>
            </table:table-row>
            <table:table-row>
              <table:table-cell office:value-type="string">
                <text:p>ecoli frequency stratified u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523929">
                <text:p>0.523929</text:p>
              </table:table-cell>
              <table:table-cell office:value-type="float" office:value="0.952206">
                <text:p>0.95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frequency stratified g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48276">
                <text:p>0.848276</text:p>
              </table:table-cell>
              <table:table-cell office:value-type="float" office:value="0.944383">
                <text:p>0.944383</text:p>
              </table:table-cell>
              <table:table-cell office:value-type="float" office:value="0.808824">
                <text:p>0.808824</text:p>
              </table:table-cell>
              <table:table-cell office:value-type="float" office:value="0.893039">
                <text:p>0.893039</text:p>
              </table:table-cell>
            </table:table-row>
            <table:table-row>
              <table:table-cell office:value-type="string">
                <text:p>ukm frequency stratified u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u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78237">
                <text:p>0.878237</text:p>
              </table:table-cell>
              <table:table-cell office:value-type="float" office:value="0.84625">
                <text:p>0.84625</text:p>
              </table:table-cell>
              <table:table-cell office:value-type="float" office:value="0.925641">
                <text:p>0.925641</text:p>
              </table:table-cell>
              <table:table-cell office:value-type="float" office:value="0.854747">
                <text:p>0.854747</text:p>
              </table:table-cell>
            </table:table-row>
            <table:table-row>
              <table:table-cell office:value-type="string">
                <text:p>ukm frequency stratified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ukm frequency stratified g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stratified</text:p>
                  </text:list-item>
                  <text:list-item>
                    <text:p>g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19701">
                <text:p>0.919701</text:p>
              </table:table-cell>
              <table:table-cell office:value-type="float" office:value="0.919635">
                <text:p>0.919635</text:p>
              </table:table-cell>
              <table:table-cell office:value-type="float" office:value="0.851282">
                <text:p>0.851282</text:p>
              </table:table-cell>
              <table:table-cell office:value-type="float" office:value="0.919022">
                <text:p>0.919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2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62cm" svg:height="14.49cm" xlink:href=".." xlink:type="simple" chart:class="chart:bar" chart:style-name="ch1">
        <chart:legend chart:legend-position="end" svg:x="30.96cm" svg:y="6.305cm" style:legend-expansion="high" chart:style-name="ch2"/>
        <chart:plot-area chart:style-name="ch3" table:cell-range-address="norm.A1:norm.D1 norm.A2:norm.I7 norm.F1:norm.I1" chart:data-source-has-labels="both" svg:x="0.672cm" svg:y="0.289cm" svg:width="29.616cm" svg:height="13.912cm">
          <chartooo:coordinate-region svg:x="1.77cm" svg:y="0.462cm" svg:width="28.518cm" svg:height="12.11cm"/>
          <chart:axis chart:dimension="x" chart:name="primary-x" chart:style-name="ch4" chartooo:axis-type="auto">
            <chartooo:date-scale/>
            <chart:categories table:cell-range-address="norm.A2:norm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F2:norm.F7" chart:label-cell-address="norm.F1:norm.F1" chart:class="chart:bar">
            <chart:data-point chart:repeated="6"/>
          </chart:series>
          <chart:series chart:style-name="ch8" chart:values-cell-range-address="norm.G2:norm.G7" chart:label-cell-address="norm.G1:norm.G1" chart:class="chart:bar">
            <chart:data-point chart:repeated="6"/>
          </chart:series>
          <chart:series chart:style-name="ch9" chart:values-cell-range-address="norm.H2:norm.H7" chart:label-cell-address="norm.H1:norm.H1" chart:class="chart:bar">
            <chart:data-point chart:repeated="6"/>
          </chart:series>
          <chart:series chart:style-name="ch10" chart:values-cell-range-address="norm.I2:norm.I7" chart:label-cell-address="norm.I1:norm.I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</text:p>
                <draw:g>
                  <svg:desc>norm.F1:norm.F1</svg:desc>
                </draw:g>
              </table:table-cell>
              <table:table-cell office:value-type="string">
                <text:p>RECALL</text:p>
                <draw:g>
                  <svg:desc>norm.G1:norm.G1</svg:desc>
                </draw:g>
              </table:table-cell>
              <table:table-cell office:value-type="string">
                <text:p>ACCURACY</text:p>
                <draw:g>
                  <svg:desc>norm.H1:norm.H1</svg:desc>
                </draw:g>
              </table:table-cell>
              <table:table-cell office:value-type="string">
                <text:p>FSCORE</text:p>
                <draw:g>
                  <svg:desc>norm.I1:norm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eds frequency w 14</text:p>
                <text:list>
                  <text:list-item>
                    <text:p>seeds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  <draw:g>
                  <svg:desc>norm.A2:norm.E7</svg:desc>
                </draw:g>
              </table:table-cell>
              <table:table-cell office:value-type="float" office:value="0.914749">
                <text:p>0.914749</text:p>
                <draw:g>
                  <svg:desc>norm.F2:norm.F7</svg:desc>
                </draw:g>
              </table:table-cell>
              <table:table-cell office:value-type="float" office:value="0.904762">
                <text:p>0.904762</text:p>
                <draw:g>
                  <svg:desc>norm.G2:norm.G7</svg:desc>
                </draw:g>
              </table:table-cell>
              <table:table-cell office:value-type="float" office:value="0.936508">
                <text:p>0.936508</text:p>
                <draw:g>
                  <svg:desc>norm.H2:norm.H7</svg:desc>
                </draw:g>
              </table:table-cell>
              <table:table-cell office:value-type="float" office:value="0.903987">
                <text:p>0.903987</text:p>
                <draw:g>
                  <svg:desc>norm.I2:norm.I7</svg:desc>
                </draw:g>
              </table:table-cell>
            </table:table-row>
            <table:table-row>
              <table:table-cell office:value-type="string">
                <text:p>seeds norm w -</text:p>
                <text:list>
                  <text:list-item>
                    <text:p>seeds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0.90212">
                <text:p>0.90212</text:p>
              </table:table-cell>
              <table:table-cell office:value-type="float" office:value="0.87619">
                <text:p>0.87619</text:p>
              </table:table-cell>
              <table:table-cell office:value-type="float" office:value="0.91746">
                <text:p>0.91746</text:p>
              </table:table-cell>
              <table:table-cell office:value-type="float" office:value="0.876763">
                <text:p>0.876763</text:p>
              </table:table-cell>
            </table:table-row>
            <table:table-row>
              <table:table-cell office:value-type="string">
                <text:p>ecoli frequency w 6</text:p>
                <text:list>
                  <text:list-item>
                    <text:p>ecoli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808824">
                <text:p>0.808824</text:p>
              </table:table-cell>
              <table:table-cell office:value-type="float" office:value="0.945415">
                <text:p>0.945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oli norm w -</text:p>
                <text:list>
                  <text:list-item>
                    <text:p>ecoli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411765">
                <text:p>0.411765</text:p>
              </table:table-cell>
              <table:table-cell office:value-type="float" office:value="0.679931">
                <text:p>0.67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km frequency w 8</text:p>
                <text:list>
                  <text:list-item>
                    <text:p>ukm</text:p>
                  </text:list-item>
                  <text:list-item>
                    <text:p>frequency</text:p>
                  </text:list-item>
                  <text:list-item>
                    <text:p>w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866109">
                <text:p>0.866109</text:p>
              </table:table-cell>
              <table:table-cell office:value-type="float" office:value="0.851282">
                <text:p>0.851282</text:p>
              </table:table-cell>
              <table:table-cell office:value-type="float" office:value="0.916634">
                <text:p>0.916634</text:p>
              </table:table-cell>
              <table:table-cell office:value-type="float" office:value="0.851598">
                <text:p>0.851598</text:p>
              </table:table-cell>
            </table:table-row>
            <table:table-row>
              <table:table-cell office:value-type="string">
                <text:p>ukm norm w -</text:p>
                <text:list>
                  <text:list-item>
                    <text:p>ukm</text:p>
                  </text:list-item>
                  <text:list-item>
                    <text:p>norm</text:p>
                  </text:list-item>
                  <text:list-item>
                    <text:p>w</text:p>
                  </text:list-item>
                  <text:list-item>
                    <text:p>-</text:p>
                  </text:list-item>
                </text:list>
              </table:table-cell>
              <table:table-cell office:value-type="float" office:value="0.88021">
                <text:p>0.88021</text:p>
              </table:table-cell>
              <table:table-cell office:value-type="float" office:value="0.864103">
                <text:p>0.864103</text:p>
              </table:table-cell>
              <table:table-cell office:value-type="float" office:value="0.924063">
                <text:p>0.924063</text:p>
              </table:table-cell>
              <table:table-cell office:value-type="float" office:value="0.863617">
                <text:p>0.863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